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urier New" svg:font-family="'Courier New', monospace"/>
    <style:font-face style:name="Helvetica Neue" svg:font-family="'Helvetica Neue',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Fira Code" svg:font-family="'Fira Code'" style:font-pitch="variable"/>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2681in" table:align="left" fo:background-color="#ffffff" style:may-break-between-rows="true" table:border-model="collapsing">
        <style:background-image/>
      </style:table-properties>
    </style:style>
    <style:style style:name="Table1.A" style:family="table-column">
      <style:table-column-properties style:column-width="0.7708in"/>
    </style:style>
    <style:style style:name="Table1.B" style:family="table-column">
      <style:table-column-properties style:column-width="4.909in"/>
    </style:style>
    <style:style style:name="Table1.C" style:family="table-column">
      <style:table-column-properties style:column-width="1.5882in"/>
    </style:style>
    <style:style style:name="Table1.1" style:family="table-row">
      <style:table-row-properties fo:keep-together="auto"/>
    </style:style>
    <style:style style:name="Table1.A1" style:family="table-cell">
      <style:table-cell-properties style:vertical-align="middle" fo:background-color="#dee7e5" fo:padding="0.0597in" fo:border-left="0.05pt solid #168253" fo:border-right="none" fo:border-top="0.05pt solid #168253" fo:border-bottom="0.05pt solid #168253" style:writing-mode="page">
        <style:background-image/>
      </style:table-cell-properties>
    </style:style>
    <style:style style:name="Table1.B1" style:family="table-cell">
      <style:table-cell-properties style:vertical-align="middle" fo:background-color="#dee7e5" fo:padding="0.0597in" fo:border-left="none" fo:border-right="0.05pt solid #168253" fo:border-top="0.05pt solid #168253" fo:border-bottom="0.05pt solid #168253" style:writing-mode="page">
        <style:background-image/>
      </style:table-cell-properties>
    </style:style>
    <style:style style:name="Table1.A2" style:family="table-cell">
      <style:table-cell-properties style:vertical-align="middle" fo:background-color="transparent" fo:padding="0.0597in" fo:border-left="0.05pt solid #168253" fo:border-right="none" fo:border-top="none" fo:border-bottom="0.05pt solid #168253" style:writing-mode="page">
        <style:background-image/>
      </style:table-cell-properties>
    </style:style>
    <style:style style:name="Table1.B2" style:family="table-cell">
      <style:table-cell-properties style:vertical-align="middle" fo:background-color="transparent" fo:padding="0.0597in" fo:border-left="none" fo:border-right="0.05pt solid #168253" fo:border-top="none" fo:border-bottom="0.05pt solid #168253" style:writing-mode="page">
        <style:background-image/>
      </style:table-cell-properties>
    </style:style>
    <style:style style:name="Table2" style:family="table">
      <style:table-properties style:width="7.2681in" table:align="left" fo:background-color="#ffffff" style:may-break-between-rows="true" table:border-model="collapsing">
        <style:background-image/>
      </style:table-properties>
    </style:style>
    <style:style style:name="Table2.A" style:family="table-column">
      <style:table-column-properties style:column-width="1.3771in"/>
    </style:style>
    <style:style style:name="Table2.B" style:family="table-column">
      <style:table-column-properties style:column-width="5.891in"/>
    </style:style>
    <style:style style:name="Table2.1" style:family="table-row">
      <style:table-row-properties fo:keep-together="auto"/>
    </style:style>
    <style:style style:name="Table2.A1" style:family="table-cell">
      <style:table-cell-properties style:vertical-align="middle" fo:background-color="#dee7e5" fo:padding="0.0597in" fo:border-left="0.05pt solid #168253" fo:border-right="none" fo:border-top="0.05pt solid #168253" fo:border-bottom="0.05pt solid #168253" style:writing-mode="page">
        <style:background-image/>
      </style:table-cell-properties>
    </style:style>
    <style:style style:name="Table2.B1" style:family="table-cell">
      <style:table-cell-properties style:vertical-align="middle" fo:background-color="#dee7e5" fo:padding="0.0597in" fo:border-left="none" fo:border-right="0.05pt solid #168253" fo:border-top="0.05pt solid #168253" fo:border-bottom="0.05pt solid #168253" style:writing-mode="page">
        <style:background-image/>
      </style:table-cell-properties>
    </style:style>
    <style:style style:name="Table2.A2" style:family="table-cell">
      <style:table-cell-properties style:vertical-align="middle" fo:background-color="transparent" fo:padding="0.0597in" fo:border-left="0.05pt solid #168253" fo:border-right="none" fo:border-top="none" fo:border-bottom="0.05pt solid #168253" style:writing-mode="page">
        <style:background-image/>
      </style:table-cell-properties>
    </style:style>
    <style:style style:name="Table2.B2" style:family="table-cell">
      <style:table-cell-properties style:vertical-align="middle" fo:background-color="transparent" fo:padding="0.0597in" fo:border-left="none" fo:border-right="0.05pt solid #168253" fo:border-top="none" fo:border-bottom="0.05pt solid #168253" style:writing-mode="page">
        <style:background-image/>
      </style:table-cell-properties>
    </style:style>
    <style:style style:name="Table3" style:family="table">
      <style:table-properties style:width="7.2681in" table:align="left" fo:background-color="#ffffff" style:may-break-between-rows="true" table:border-model="collapsing">
        <style:background-image/>
      </style:table-properties>
    </style:style>
    <style:style style:name="Table3.A" style:family="table-column">
      <style:table-column-properties style:column-width="0.9951in"/>
    </style:style>
    <style:style style:name="Table3.B" style:family="table-column">
      <style:table-column-properties style:column-width="4.375in"/>
    </style:style>
    <style:style style:name="Table3.C" style:family="table-column">
      <style:table-column-properties style:column-width="1.8979in"/>
    </style:style>
    <style:style style:name="Table3.1" style:family="table-row">
      <style:table-row-properties fo:keep-together="auto"/>
    </style:style>
    <style:style style:name="Table3.A1" style:family="table-cell">
      <style:table-cell-properties style:vertical-align="middle" fo:background-color="#dee7e5" fo:padding="0.0597in" fo:border-left="0.05pt solid #168253" fo:border-right="none" fo:border-top="0.05pt solid #168253" fo:border-bottom="0.05pt solid #168253" style:writing-mode="page">
        <style:background-image/>
      </style:table-cell-properties>
    </style:style>
    <style:style style:name="Table3.B1" style:family="table-cell">
      <style:table-cell-properties style:vertical-align="middle" fo:background-color="#dee7e5" fo:padding="0.0597in" fo:border-left="none" fo:border-right="0.05pt solid #168253" fo:border-top="0.05pt solid #168253" fo:border-bottom="0.05pt solid #168253" style:writing-mode="page">
        <style:background-image/>
      </style:table-cell-properties>
    </style:style>
    <style:style style:name="Table3.A2" style:family="table-cell">
      <style:table-cell-properties style:vertical-align="middle" fo:background-color="transparent" fo:padding="0.0597in" fo:border-left="0.05pt solid #168253" fo:border-right="none" fo:border-top="none" fo:border-bottom="0.05pt solid #168253" style:writing-mode="page">
        <style:background-image/>
      </style:table-cell-properties>
    </style:style>
    <style:style style:name="Table3.B2" style:family="table-cell">
      <style:table-cell-properties style:vertical-align="middle" fo:background-color="transparent" fo:padding="0.0597in" fo:border-left="none" fo:border-right="0.05pt solid #168253" fo:border-top="none" fo:border-bottom="0.05pt solid #168253" style:writing-mode="page">
        <style:background-image/>
      </style:table-cell-properties>
    </style:style>
    <style:style style:name="Table4" style:family="table">
      <style:table-properties style:width="7.2681in" table:align="left" fo:background-color="#ffffff" style:may-break-between-rows="true" table:border-model="collapsing">
        <style:background-image/>
      </style:table-properties>
    </style:style>
    <style:style style:name="Table4.A" style:family="table-column">
      <style:table-column-properties style:column-width="1.8174in"/>
    </style:style>
    <style:style style:name="Table4.B" style:family="table-column">
      <style:table-column-properties style:column-width="5.4507in"/>
    </style:style>
    <style:style style:name="Table4.1" style:family="table-row">
      <style:table-row-properties fo:keep-together="auto"/>
    </style:style>
    <style:style style:name="Table4.A1" style:family="table-cell">
      <style:table-cell-properties style:vertical-align="middle" fo:background-color="#dee7e5" fo:padding="0.0597in" fo:border-left="0.05pt solid #168253" fo:border-right="none" fo:border-top="0.05pt solid #168253" fo:border-bottom="0.05pt solid #168253" style:writing-mode="page">
        <style:background-image/>
      </style:table-cell-properties>
    </style:style>
    <style:style style:name="Table4.B1" style:family="table-cell">
      <style:table-cell-properties style:vertical-align="middle" fo:background-color="#dee7e5" fo:padding="0.0597in" fo:border-left="none" fo:border-right="0.05pt solid #168253" fo:border-top="0.05pt solid #168253" fo:border-bottom="0.05pt solid #168253" style:writing-mode="page">
        <style:background-image/>
      </style:table-cell-properties>
    </style:style>
    <style:style style:name="Table4.A2" style:family="table-cell">
      <style:table-cell-properties style:vertical-align="middle" fo:background-color="transparent" fo:padding="0.0597in" fo:border-left="0.05pt solid #168253" fo:border-right="none" fo:border-top="none" fo:border-bottom="0.05pt solid #168253" style:writing-mode="page">
        <style:background-image/>
      </style:table-cell-properties>
    </style:style>
    <style:style style:name="Table4.B2" style:family="table-cell">
      <style:table-cell-properties style:vertical-align="middle" fo:background-color="transparent" fo:padding="0.0597in" fo:border-left="none" fo:border-right="0.05pt solid #168253" fo:border-top="none" fo:border-bottom="0.05pt solid #168253" style:writing-mode="page">
        <style:background-image/>
      </style:table-cell-properties>
    </style:style>
    <style:style style:name="P1"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style:text-blinking="false" fo:background-color="transparent" loext:padding="0in" loext:border="none"/>
    </style:style>
    <style:style style:name="P2"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none" fo:font-weight="normal" officeooo:paragraph-rsid="00050074" style:text-blinking="false" fo:background-color="transparent" loext:padding="0in" loext:border="none"/>
    </style:style>
    <style:style style:name="P3" style:family="paragraph" style:parent-style-name="Standard">
      <style:paragraph-properties fo:margin-left="0in" fo:margin-right="0in" style:line-height-at-least="0.2083in" fo:orphans="2" fo:widows="2" fo:text-indent="0in" style:auto-text-indent="false"/>
      <style:text-properties fo:font-variant="normal" fo:text-transform="none" fo:color="#333333" style:text-line-through-style="none" style:text-line-through-type="none" style:font-name="Lato" fo:font-size="13pt" fo:letter-spacing="normal" fo:language="zxx" fo:country="none" fo:font-style="normal" style:text-underline-style="solid" style:text-underline-width="auto" style:text-underline-color="font-color" fo:font-weight="normal" officeooo:paragraph-rsid="00050074" style:text-blinking="false" fo:background-color="transparent" style:font-name-asian="Noto Sans CJK SC" style:font-size-asian="13pt" style:language-asian="zxx" style:country-asian="none" style:font-weight-asian="bold" style:font-name-complex="Lohit Devanagari" style:font-size-complex="13pt" style:language-complex="zxx" style:country-complex="none" style:font-weight-complex="bold" loext:padding="0in" loext:border="none"/>
    </style:style>
    <style:style style:name="P4" style:family="paragraph" style:parent-style-name="Standard">
      <style:paragraph-properties fo:margin-left="0in" fo:margin-right="0in" style:line-height-at-least="0.2083in" fo:orphans="2" fo:widows="2" fo:text-indent="0in" style:auto-text-indent="false"/>
      <style:text-properties officeooo:paragraph-rsid="0019e536"/>
    </style:style>
    <style:style style:name="P5"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Lato" fo:font-size="13pt" fo:letter-spacing="normal" fo:font-style="normal" fo:font-weight="normal" style:font-size-asian="13pt" style:font-size-complex="13pt"/>
    </style:style>
    <style:style style:name="P6"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7"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Helvetica Neue" fo:font-size="10.5pt" fo:letter-spacing="normal" fo:font-style="normal" fo:font-weight="normal"/>
    </style:style>
    <style:style style:name="P8"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Helvetica Neue" fo:font-size="6pt" fo:letter-spacing="normal" fo:font-style="normal" fo:font-weight="normal" style:font-size-asian="6pt" style:font-size-complex="6pt"/>
    </style:style>
    <style:style style:name="P9" style:family="paragraph" style:parent-style-name="Text_20_body">
      <style:paragraph-properties fo:margin-left="0in" fo:margin-right="0in" fo:margin-top="0in" fo:margin-bottom="0.1043in" loext:contextual-spacing="false" fo:orphans="2" fo:widows="2" fo:text-indent="0in" style:auto-text-indent="false"/>
    </style:style>
    <style:style style:name="P10" style:family="paragraph" style:parent-style-name="Text_20_body">
      <style:paragraph-properties fo:margin-left="0in" fo:margin-right="0in" fo:margin-top="0in" fo:margin-bottom="0.1043in" loext:contextual-spacing="false" style:line-height-at-least="0.2083in" fo:orphans="2" fo:widows="2" fo:text-indent="0in" style:auto-text-indent="false"/>
      <style:text-properties officeooo:paragraph-rsid="00050074"/>
    </style:style>
    <style:style style:name="P11" style:family="paragraph" style:parent-style-name="Heading_20_2">
      <style:paragraph-properties fo:margin-left="0in" fo:margin-right="0in" fo:line-height="142%" fo:orphans="2" fo:widows="2" fo:text-indent="0in" style:auto-text-indent="false"/>
      <style:text-properties fo:font-variant="normal" fo:text-transform="none" fo:color="#333333" style:text-line-through-style="none" style:text-line-through-type="none" style:font-name="Lato" fo:font-size="22pt" fo:letter-spacing="normal" fo:font-style="normal" style:text-underline-style="none" fo:font-weight="normal" style:text-blinking="false" fo:background-color="transparent" style:font-name-asian="Noto Sans CJK SC" style:font-size-asian="22pt" style:font-weight-asian="bold" style:font-name-complex="Lohit Devanagari" style:font-size-complex="22pt" style:font-weight-complex="bold"/>
    </style:style>
    <style:style style:name="P12" style:family="paragraph" style:parent-style-name="Heading_20_2">
      <style:paragraph-properties fo:margin-left="0in" fo:margin-right="0in" fo:line-height="142%" fo:orphans="2" fo:widows="2" fo:text-indent="0in" style:auto-text-indent="false"/>
      <style:text-properties fo:font-variant="normal" fo:text-transform="none" fo:color="#333333" style:font-name="Lato" fo:font-size="13pt" fo:letter-spacing="normal" fo:font-style="normal" fo:font-weight="normal" style:font-size-asian="13pt" style:font-size-complex="13pt"/>
    </style:style>
    <style:style style:name="P13" style:family="paragraph" style:parent-style-name="Text_20_body">
      <style:paragraph-properties fo:margin-left="0in" fo:margin-right="0in" fo:line-height="142%" fo:orphans="2" fo:widows="2" fo:text-indent="0in" style:auto-text-indent="false"/>
      <style:text-properties fo:font-variant="normal" fo:text-transform="none" fo:color="#333333" style:text-line-through-style="none" style:text-line-through-type="none" style:font-name="Lato" fo:font-size="13pt" fo:letter-spacing="normal" fo:font-style="normal" style:text-underline-style="none" fo:font-weight="normal" style:text-blinking="false" fo:background-color="transparent" style:font-name-asian="Noto Sans CJK SC" style:font-size-asian="13pt" style:font-weight-asian="bold" style:font-name-complex="Lohit Devanagari" style:font-size-complex="13pt" style:font-weight-complex="bold"/>
    </style:style>
    <style:style style:name="P14" style:family="paragraph" style:parent-style-name="Text_20_body">
      <style:paragraph-properties fo:margin-left="0in" fo:margin-right="0in" fo:line-height="142%" fo:orphans="2" fo:widows="2" fo:text-indent="0in" style:auto-text-indent="false"/>
      <style:text-properties fo:font-variant="normal" fo:text-transform="none" fo:color="#333333" style:text-line-through-style="none" style:text-line-through-type="none" style:font-name="Lato" fo:font-size="13pt" fo:letter-spacing="normal" fo:font-style="normal" style:text-underline-style="none" fo:font-weight="normal" officeooo:rsid="00a8b124" officeooo:paragraph-rsid="00a8b124" style:text-blinking="false" fo:background-color="transparent" style:font-name-asian="Noto Sans CJK SC" style:font-size-asian="13pt" style:font-weight-asian="bold" style:font-name-complex="Lohit Devanagari" style:font-size-complex="13pt" style:font-weight-complex="bold"/>
    </style:style>
    <style:style style:name="P15" style:family="paragraph" style:parent-style-name="Text_20_body">
      <style:paragraph-properties fo:margin-left="0in" fo:margin-right="0in" fo:line-height="142%" fo:orphans="2" fo:widows="2" fo:text-indent="0in" style:auto-text-indent="false"/>
      <style:text-properties fo:font-variant="normal" fo:text-transform="none" fo:color="#333333" style:text-line-through-style="none" style:text-line-through-type="none" style:font-name="Lato" fo:font-size="22pt" fo:letter-spacing="normal" fo:font-style="normal" style:text-underline-style="none" fo:font-weight="normal" style:text-blinking="false" fo:background-color="transparent" style:font-name-asian="Noto Sans CJK SC" style:font-size-asian="22pt" style:font-weight-asian="bold" style:font-name-complex="Lohit Devanagari" style:font-size-complex="22pt" style:font-weight-complex="bold"/>
    </style:style>
    <style:style style:name="P16" style:family="paragraph" style:parent-style-name="Text_20_body">
      <style:paragraph-properties fo:margin-left="0in" fo:margin-right="0in" fo:line-height="142%" fo:orphans="2" fo:widows="2" fo:text-indent="0in" style:auto-text-indent="false"/>
      <style:text-properties fo:font-variant="normal" fo:text-transform="none" fo:color="#333333" style:text-line-through-style="none" style:text-line-through-type="none" style:font-name="Lato" fo:font-size="7pt" fo:letter-spacing="normal" fo:font-style="normal" style:text-underline-style="none" fo:font-weight="normal" style:text-blinking="false" fo:background-color="transparent" style:font-name-asian="Noto Sans CJK SC" style:font-size-asian="7pt" style:font-weight-asian="bold" style:font-name-complex="Lohit Devanagari" style:font-size-complex="7pt" style:font-weight-complex="bold"/>
    </style:style>
    <style:style style:name="P17" style:family="paragraph" style:parent-style-name="Text_20_body">
      <style:paragraph-properties fo:margin-left="0in" fo:margin-right="0in" fo:line-height="142%" fo:orphans="2" fo:widows="2" fo:text-indent="0in" style:auto-text-indent="false"/>
      <style:text-properties fo:font-variant="normal" fo:text-transform="none" fo:color="#333333" style:text-line-through-style="none" style:text-line-through-type="none" style:font-name="Lato" fo:font-size="7pt" fo:letter-spacing="normal" fo:font-style="normal" style:text-underline-style="none" fo:font-weight="normal" style:text-blinking="false" fo:background-color="transparent" style:font-name-asian="Noto Sans CJK SC" style:font-size-asian="6.09999990463257pt" style:font-weight-asian="bold" style:font-name-complex="Lohit Devanagari" style:font-size-complex="7pt" style:font-weight-complex="bold"/>
    </style:style>
    <style:style style:name="P18" style:family="paragraph" style:parent-style-name="Text_20_body">
      <style:paragraph-properties fo:margin-left="0in" fo:margin-right="0in" fo:line-height="142%" fo:orphans="2" fo:widows="2" fo:text-indent="0in" style:auto-text-indent="false"/>
      <style:text-properties fo:font-variant="normal" fo:text-transform="none" fo:color="#333333" style:text-line-through-style="none" style:text-line-through-type="none" style:font-name="Lato" fo:font-size="6pt" fo:letter-spacing="normal" fo:font-style="normal" style:text-underline-style="none" fo:font-weight="normal" style:text-blinking="false" fo:background-color="transparent" style:font-name-asian="Noto Sans CJK SC" style:font-size-asian="5.25pt" style:font-weight-asian="bold" style:font-name-complex="Lohit Devanagari" style:font-size-complex="6pt" style:font-weight-complex="bold"/>
    </style:style>
    <style:style style:name="P19" style:family="paragraph" style:parent-style-name="Text_20_body">
      <style:paragraph-properties fo:margin-left="0in" fo:margin-right="0in" fo:line-height="142%" fo:orphans="2" fo:widows="2" fo:text-indent="0in" style:auto-text-indent="false"/>
      <style:text-properties fo:font-variant="normal" fo:text-transform="none" fo:color="#333333" style:text-line-through-style="none" style:text-line-through-type="none" style:font-name="Lato" fo:font-size="6pt" fo:letter-spacing="normal" fo:font-style="normal" style:text-underline-style="none" fo:font-weight="normal" style:text-blinking="false" fo:background-color="transparent" style:font-name-asian="Noto Sans CJK SC" style:font-size-asian="6pt" style:font-weight-asian="bold" style:font-name-complex="Lohit Devanagari" style:font-size-complex="6pt" style:font-weight-complex="bold"/>
    </style:style>
    <style:style style:name="P20" style:family="paragraph" style:parent-style-name="Text_20_body">
      <style:paragraph-properties fo:margin-left="0in" fo:margin-right="0in" fo:line-height="142%" fo:orphans="2" fo:widows="2" fo:text-indent="0in" style:auto-text-indent="false"/>
      <style:text-properties fo:font-variant="normal" fo:text-transform="none" fo:color="#333333" style:text-line-through-style="none" style:text-line-through-type="none" style:font-name="Helvetica Neue" fo:font-size="10.5pt" fo:letter-spacing="normal" fo:font-style="normal" style:text-underline-style="none" fo:font-weight="normal" style:text-blinking="false" fo:background-color="transparent" style:font-name-asian="Noto Sans CJK SC" style:font-size-asian="22pt" style:font-weight-asian="bold" style:font-name-complex="Lohit Devanagari" style:font-size-complex="22pt" style:font-weight-complex="bold"/>
    </style:style>
    <style:style style:name="P21" style:family="paragraph" style:parent-style-name="Text_20_body">
      <style:paragraph-properties fo:margin-left="0in" fo:margin-right="0in" fo:line-height="142%" fo:orphans="2" fo:widows="2" fo:text-indent="0in" style:auto-text-indent="false"/>
      <style:text-properties fo:font-variant="normal" fo:text-transform="none" fo:color="#333333" style:font-name="Lato" fo:font-size="13pt" fo:letter-spacing="normal" fo:font-style="normal" fo:font-weight="normal" style:font-size-asian="13pt" style:font-size-complex="13pt"/>
    </style:style>
    <style:style style:name="P22" style:family="paragraph" style:parent-style-name="Text_20_body">
      <style:paragraph-properties fo:margin-left="0in" fo:margin-right="0in" fo:line-height="142%" fo:orphans="2" fo:widows="2" fo:text-indent="0in" style:auto-text-indent="false"/>
      <style:text-properties fo:font-variant="normal" fo:text-transform="none" fo:color="#333333" style:font-name="Helvetica Neue" fo:font-size="10.5pt" fo:letter-spacing="normal" fo:font-style="normal" fo:font-weight="normal" style:font-size-asian="13pt" style:font-size-complex="13pt"/>
    </style:style>
    <style:style style:name="P23" style:family="paragraph" style:parent-style-name="Text_20_body">
      <style:paragraph-properties fo:margin-left="0in" fo:margin-right="0in" fo:line-height="142%" fo:orphans="2" fo:widows="2" fo:text-indent="0in" style:auto-text-indent="false"/>
      <style:text-properties fo:font-variant="normal" fo:text-transform="none" fo:color="#005b99"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24" style:family="paragraph" style:parent-style-name="Text_20_body">
      <style:paragraph-properties fo:margin-left="0in" fo:margin-right="0in" fo:line-height="142%" fo:orphans="2" fo:widows="2" fo:text-indent="0in" style:auto-text-indent="false"/>
      <style:text-properties officeooo:rsid="00b1ad03" officeooo:paragraph-rsid="00b1ad03"/>
    </style:style>
    <style:style style:name="P25" style:family="paragraph" style:parent-style-name="List_20_Contents">
      <style:paragraph-properties fo:margin-left="0in" fo:margin-right="0in" fo:line-height="142%" fo:orphans="2" fo:widows="2" fo:text-indent="0in" style:auto-text-indent="false"/>
      <style:text-properties fo:font-variant="normal" fo:text-transform="none" fo:color="#005b99"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26" style:family="paragraph" style:parent-style-name="List_20_Contents">
      <style:paragraph-properties fo:margin-left="0in" fo:margin-right="0in" fo:line-height="142%" fo:orphans="2" fo:widows="2" fo:text-indent="0in" style:auto-text-indent="false"/>
      <style:text-properties fo:font-variant="normal" fo:text-transform="none" fo:color="#333333"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27" style:family="paragraph" style:parent-style-name="List_20_Contents">
      <style:paragraph-properties fo:margin-left="0in" fo:margin-right="0in" fo:line-height="142%" fo:orphans="2" fo:widows="2" fo:text-indent="0in" style:auto-text-indent="false"/>
    </style:style>
    <style:style style:name="P28" style:family="paragraph" style:parent-style-name="Text_20_body">
      <style:paragraph-properties fo:margin-left="0in" fo:margin-right="0in" fo:margin-top="0in" fo:margin-bottom="0.2in" loext:contextual-spacing="false" fo:orphans="2" fo:widows="2" fo:text-indent="0in" style:auto-text-indent="false"/>
      <style:text-properties fo:font-variant="normal" fo:text-transform="none" fo:color="#005b99"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29" style:family="paragraph" style:parent-style-name="List_20_Heading">
      <style:paragraph-properties fo:margin-left="0in" fo:margin-right="0in" fo:line-height="142%" fo:orphans="2" fo:widows="2" fo:text-indent="0in" style:auto-text-indent="false"/>
      <style:text-properties fo:font-variant="normal" fo:text-transform="none" fo:color="#333333" style:font-name="Lato" fo:font-size="13pt" fo:letter-spacing="normal" fo:font-style="normal" fo:font-weight="bold" style:font-size-asian="13pt" style:font-weight-asian="bold" style:font-size-complex="13pt" style:font-weight-complex="bold"/>
    </style:style>
    <style:style style:name="P30" style:family="paragraph" style:parent-style-name="Text_20_body">
      <style:paragraph-properties fo:margin-left="0in" fo:margin-right="0in" fo:margin-top="0in" fo:margin-bottom="0.2402in" loext:contextual-spacing="false" fo:orphans="2" fo:widows="2" fo:text-indent="0in" style:auto-text-indent="false"/>
    </style:style>
    <style:style style:name="P31" style:family="paragraph" style:parent-style-name="List_20_Heading">
      <style:paragraph-properties fo:margin-left="0in" fo:margin-right="0in" fo:margin-top="0in" fo:margin-bottom="0.0598in" loext:contextual-spacing="false" style:line-height-at-least="0.2083in" fo:orphans="2" fo:widows="2" fo:text-indent="0in" style:auto-text-indent="false"/>
      <style:text-properties fo:font-variant="normal" fo:text-transform="none" fo:color="#333333" style:text-line-through-style="none" style:text-line-through-type="none" style:font-name="Lato" fo:font-size="13pt" fo:letter-spacing="normal" fo:font-style="normal" style:text-underline-style="none" fo:font-weight="bold" officeooo:paragraph-rsid="00050074" style:text-blinking="false" fo:background-color="transparent" style:font-size-asian="13pt" style:font-weight-asian="bold" style:font-size-complex="13pt" style:font-weight-complex="bold"/>
    </style:style>
    <style:style style:name="P32" style:family="paragraph" style:parent-style-name="Text_20_body">
      <style:paragraph-properties fo:margin-left="0in" fo:margin-right="0in" fo:margin-top="0in" fo:margin-bottom="0.2799in" loext:contextual-spacing="false" fo:orphans="2" fo:widows="2" fo:text-indent="0in" style:auto-text-indent="false"/>
    </style:style>
    <style:style style:name="P33" style:family="paragraph" style:parent-style-name="Preformatted_20_Text">
      <style:paragraph-properties fo:margin-top="0in" fo:margin-bottom="0.0402in" loext:contextual-spacing="false"/>
    </style:style>
    <style:style style:name="P34" style:family="paragraph" style:parent-style-name="Preformatted_20_Text">
      <style:paragraph-properties fo:margin-top="0in" fo:margin-bottom="0.0402in" loext:contextual-spacing="false"/>
      <style:text-properties style:font-name="Consolas" fo:font-size="12pt" style:font-size-asian="12pt" style:font-size-complex="12pt"/>
    </style:style>
    <style:style style:name="P35" style:family="paragraph" style:parent-style-name="Preformatted_20_Text">
      <style:paragraph-properties fo:margin-top="0in" fo:margin-bottom="0.0402in" loext:contextual-spacing="false"/>
      <style:text-properties style:font-name="Fira Code" fo:font-size="12pt" style:font-size-asian="12pt" style:font-size-complex="12pt"/>
    </style:style>
    <style:style style:name="P36" style:family="paragraph" style:parent-style-name="Preformatted_20_Text">
      <style:text-properties fo:font-size="11pt" style:font-size-asian="11pt" style:font-size-complex="11pt"/>
    </style:style>
    <style:style style:name="P37" style:family="paragraph" style:parent-style-name="Preformatted_20_Text">
      <style:text-properties fo:color="#5eb91e"/>
    </style:style>
    <style:style style:name="P38" style:family="paragraph" style:parent-style-name="Preformatted_20_Text">
      <style:paragraph-properties fo:margin-top="0in" fo:margin-bottom="0.0201in" loext:contextual-spacing="false"/>
    </style:style>
    <style:style style:name="P39" style:family="paragraph" style:parent-style-name="Table_20_Contents">
      <style:paragraph-properties fo:line-height="142%" fo:text-align="start" style:justify-single-word="false"/>
      <style:text-properties style:use-window-font-color="true" style:text-outline="false" style:text-line-through-style="none" style:text-line-through-type="none" style:font-name="Lato" fo:font-size="13pt" fo:font-style="normal" fo:text-shadow="none" style:text-underline-style="none" fo:font-weight="normal" style:font-size-asian="13pt" style:font-style-asian="normal" style:font-weight-asian="normal" style:font-size-complex="13pt" style:font-style-complex="normal" style:font-weight-complex="normal" style:text-overline-style="none" style:text-overline-color="font-color"/>
    </style:style>
    <style:style style:name="P40" style:family="paragraph" style:parent-style-name="Table_20_Contents">
      <style:paragraph-properties fo:line-height="142%" fo:text-align="start" style:justify-single-word="false"/>
      <style:text-properties style:use-window-font-color="true"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Heading">
      <style:paragraph-properties fo:line-height="142%" fo:text-align="start" style:justify-single-word="false"/>
      <style:text-properties style:use-window-font-color="true" style:text-outline="false" style:text-line-through-style="none" style:text-line-through-type="none" style:font-name="Lato" fo:font-size="13pt" fo:font-style="normal" fo:text-shadow="none" style:text-underline-style="none" fo:font-weight="normal" style:font-size-asian="13pt" style:font-style-asian="normal" style:font-weight-asian="normal" style:font-size-complex="13pt" style:font-style-complex="normal" style:font-weight-complex="normal" style:text-overline-style="none" style:text-overline-color="font-color"/>
    </style:style>
    <style:style style:name="P42" style:family="paragraph" style:parent-style-name="Table_20_Heading">
      <style:paragraph-properties fo:line-height="142%" fo:text-align="start" style:justify-single-word="false"/>
      <style:text-properties style:use-window-font-color="true"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Preformatted_20_Text">
      <style:paragraph-properties fo:margin-top="0in" fo:margin-bottom="0in" loext:contextual-spacing="false"/>
    </style:style>
    <style:style style:name="P44" style:family="paragraph" style:parent-style-name="Preformatted_20_Text">
      <style:paragraph-properties fo:margin-top="0in" fo:margin-bottom="0in" loext:contextual-spacing="false"/>
      <style:text-properties style:font-name="Consolas" fo:font-size="11pt" style:font-size-asian="11pt" style:font-size-complex="11pt"/>
    </style:style>
    <style:style style:name="P45" style:family="paragraph" style:parent-style-name="_5f_MyGrayBlock">
      <style:paragraph-properties fo:margin-top="0in" fo:margin-bottom="0in" loext:contextual-spacing="false"/>
    </style:style>
    <style:style style:name="P46" style:family="paragraph" style:parent-style-name="_5f_MyBlockPrimary">
      <style:text-properties style:font-name="Lato" fo:font-size="13pt" style:font-size-asian="13pt" style:font-size-complex="13pt"/>
    </style:style>
    <style:style style:name="P47" style:family="paragraph" style:parent-style-name="_5f_MyBlockPrimary">
      <style:text-properties fo:font-size="12pt" style:font-size-asian="12pt" style:font-size-complex="12pt"/>
    </style:style>
    <style:style style:name="P48" style:family="paragraph" style:parent-style-name="_5f_MyBlockPrimary">
      <style:text-properties officeooo:paragraph-rsid="00a65a3a"/>
    </style:style>
    <style:style style:name="P49" style:family="paragraph" style:parent-style-name="_5f_MyTitle">
      <style:text-properties fo:font-size="18pt" style:font-size-asian="18pt" style:font-size-complex="18pt"/>
    </style:style>
    <style:style style:name="P50" style:family="paragraph" style:parent-style-name="MyTable">
      <style:paragraph-properties fo:text-align="start" style:justify-single-word="false"/>
      <style:text-properties style:use-window-font-color="true" style:text-outline="false" style:text-line-through-style="none" style:text-line-through-type="none" style:font-name="Lato" fo:font-size="13pt" fo:font-style="normal" fo:text-shadow="none" style:text-underline-style="none" fo:font-weight="normal" style:font-size-asian="13pt" style:font-style-asian="normal" style:font-weight-asian="normal" style:font-size-complex="13pt" style:font-style-complex="normal" style:font-weight-complex="normal" style:text-overline-style="none" style:text-overline-color="font-color"/>
    </style:style>
    <style:style style:name="P51" style:family="paragraph" style:parent-style-name="Text_20_body" style:list-style-name="L1">
      <style:paragraph-properties fo:margin-top="0in" fo:margin-bottom="0.1043in" loext:contextual-spacing="false" fo:orphans="2" fo:widows="2"/>
    </style:style>
    <style:style style:name="P52" style:family="paragraph" style:parent-style-name="Text_20_body" style:list-style-name="L2">
      <style:paragraph-properties fo:margin-top="0in" fo:margin-bottom="0.1043in" loext:contextual-spacing="false" fo:orphans="2" fo:widows="2"/>
    </style:style>
    <style:style style:name="P53"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Helvetica Neue" fo:font-size="10.5pt" fo:letter-spacing="normal" fo:font-style="normal" fo:font-weight="normal"/>
    </style:style>
    <style:style style:name="P54"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Lato" fo:font-size="6pt" fo:letter-spacing="normal" fo:font-style="normal" fo:font-weight="normal" style:font-size-asian="6pt" style:font-size-complex="6pt"/>
    </style:style>
    <style:style style:name="P55"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Lato" fo:font-size="13pt" fo:letter-spacing="normal" fo:font-style="normal" fo:font-weight="normal" style:font-size-asian="13pt" style:font-size-complex="13pt"/>
    </style:style>
    <style:style style:name="P56" style:family="paragraph" style:parent-style-name="Text_20_body">
      <style:paragraph-properties fo:margin-left="0in" fo:margin-right="0in" fo:line-height="142%" fo:orphans="2" fo:widows="2" fo:text-indent="0in" style:auto-text-indent="false"/>
      <style:text-properties fo:font-variant="normal" fo:text-transform="none" fo:color="#333333" style:text-line-through-style="none" style:text-line-through-type="none" style:font-name="Lato" fo:font-size="22pt" fo:letter-spacing="normal" fo:font-style="normal" style:text-underline-style="none" fo:font-weight="normal" officeooo:rsid="00b08d9a" officeooo:paragraph-rsid="00b08d9a" style:text-blinking="false" fo:background-color="transparent" style:font-name-asian="Noto Sans CJK SC" style:font-size-asian="22pt" style:font-weight-asian="bold" style:font-name-complex="Lohit Devanagari" style:font-size-complex="22pt" style:font-weight-complex="bold"/>
    </style:style>
    <style:style style:name="T1" style:family="text">
      <style:text-properties fo:color="#333333" fo:language="zxx" fo:country="none" style:text-underline-style="solid" style:text-underline-width="auto" style:text-underline-color="font-color" style:font-name-asian="Noto Sans CJK SC" style:font-size-asian="18pt" style:language-asian="zxx" style:country-asian="none" style:font-weight-asian="bold" style:font-name-complex="Lohit Devanagari" style:font-size-complex="18pt" style:language-complex="zxx" style:country-complex="none" style:font-weight-complex="bold"/>
    </style:style>
    <style:style style:name="T2" style:family="text">
      <style:text-properties fo:color="#333333" style:font-name="Lato"/>
    </style:style>
    <style:style style:name="T3" style:family="text">
      <style:text-properties fo:color="#333333" style:font-name="Lato" loext:padding="0in" loext:border="none"/>
    </style:style>
    <style:style style:name="T4" style:family="text">
      <style:text-properties fo:color="#333333" style:font-name="Lato" fo:background-color="#ffffff" loext:char-shading-value="0" loext:padding="0in" loext:border="none"/>
    </style:style>
    <style:style style:name="T5" style:family="text">
      <style:text-properties fo:color="#333333" style:font-name="Consolas" fo:font-size="12pt" style:font-size-asian="12pt" style:font-size-complex="12pt"/>
    </style:style>
    <style:style style:name="T6" style:family="text">
      <style:text-properties fo:color="#333333" style:font-name="Consolas" fo:font-size="12pt" fo:font-style="normal" style:font-size-asian="12pt" style:font-size-complex="12pt"/>
    </style:style>
    <style:style style:name="T7" style:family="text">
      <style:text-properties fo:color="#333333" style:font-name="Consolas" fo:font-size="12pt" fo:font-weight="bold" style:font-size-asian="12pt" style:font-weight-asian="bold" style:font-size-complex="12pt" style:font-weight-complex="bold" loext:padding="0in" loext:border="none"/>
    </style:style>
    <style:style style:name="T8" style:family="text">
      <style:text-properties fo:color="#333333" style:font-name="Consolas" loext:padding="0in" loext:border="none"/>
    </style:style>
    <style:style style:name="T9" style:family="text">
      <style:text-properties fo:color="#333333" style:font-name="Courier New" fo:font-size="12pt" style:font-size-asian="12pt" style:font-size-complex="12pt" loext:padding="0in" loext:border="none"/>
    </style:style>
    <style:style style:name="T10" style:family="text">
      <style:text-properties fo:font-variant="normal" fo:text-transform="none" fo:color="#333333" style:font-name="Helvetica Neue" fo:font-size="10.5pt" fo:letter-spacing="normal" fo:font-style="normal" fo:font-weight="normal"/>
    </style:style>
    <style:style style:name="T11" style:family="text">
      <style:text-properties fo:font-variant="normal" fo:text-transform="none" fo:color="#333333" style:font-name="Lato" fo:font-size="13pt" fo:letter-spacing="normal" fo:font-style="normal" fo:font-weight="normal" style:font-size-asian="13pt" style:font-size-complex="13pt"/>
    </style:style>
    <style:style style:name="T12" style:family="text">
      <style:text-properties fo:font-variant="normal" fo:text-transform="none" fo:color="#333333" style:font-name="Lato" fo:font-size="13pt" fo:letter-spacing="normal" fo:font-style="normal" fo:font-weight="normal" style:font-size-asian="13pt" style:font-size-complex="13pt" loext:padding="0in" loext:border="none"/>
    </style:style>
    <style:style style:name="T13" style:family="text">
      <style:text-properties fo:font-variant="normal" fo:text-transform="none" fo:color="#333333" style:font-name="Lato" fo:font-size="13pt" fo:letter-spacing="normal" fo:font-style="normal" fo:font-weight="bold" style:font-size-asian="13pt" style:font-size-complex="13pt"/>
    </style:style>
    <style:style style:name="T14" style:family="text">
      <style:text-properties fo:font-variant="normal" fo:text-transform="none" fo:color="#333333" style:font-name="Lato" fo:font-size="13pt" fo:letter-spacing="normal" fo:font-style="italic" fo:font-weight="normal" style:font-size-asian="13pt" style:font-style-asian="italic" style:font-size-complex="13pt" style:font-style-complex="italic"/>
    </style:style>
    <style:style style:name="T15" style:family="text">
      <style:text-properties fo:font-variant="normal" fo:text-transform="none" fo:color="#333333" style:font-name="Lato" fo:font-size="12pt" fo:letter-spacing="normal" fo:font-style="normal" fo:font-weight="normal" style:font-size-asian="12pt" style:font-size-complex="12pt"/>
    </style:style>
    <style:style style:name="T16" style:family="text">
      <style:text-properties fo:font-variant="normal" fo:text-transform="none" fo:color="#333333" style:font-name="Lato" fo:font-size="12pt" fo:letter-spacing="normal" fo:font-style="normal" fo:font-weight="normal" style:font-size-asian="12pt" style:font-size-complex="12pt" loext:padding="0in" loext:border="none"/>
    </style:style>
    <style:style style:name="T17" style:family="text">
      <style:text-properties fo:font-variant="normal" fo:text-transform="none" fo:color="#333333" style:font-name="Lato" fo:font-size="12pt" fo:letter-spacing="normal" fo:font-style="normal" fo:font-weight="bold" style:font-size-asian="12pt" style:font-size-complex="12pt"/>
    </style:style>
    <style:style style:name="T18" style:family="text">
      <style:text-properties fo:font-variant="normal" fo:text-transform="none" fo:color="#333333" style:text-line-through-style="none" style:text-line-through-type="none" style:font-name="Lato" fo:font-size="18pt" fo:letter-spacing="normal" fo:language="zxx" fo:country="none" fo:font-style="normal" style:text-underline-style="solid" style:text-underline-width="auto" style:text-underline-color="font-color" fo:font-weight="normal" style:text-blinking="false" fo:background-color="transparent" loext:char-shading-value="0"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T19" style:family="text">
      <style:text-properties fo:font-variant="normal" fo:text-transform="none" fo:color="#333333" style:text-line-through-style="none" style:text-line-through-type="none" style:font-name="Lato" fo:font-size="13pt" fo:letter-spacing="normal" fo:font-style="normal" style:text-underline-style="none" fo:font-weight="bold" style:text-blinking="false" fo:background-color="transparent" loext:char-shading-value="0" style:font-size-asian="13pt" style:font-size-complex="13pt"/>
    </style:style>
    <style:style style:name="T20" style:family="text">
      <style:text-properties fo:font-variant="normal" fo:text-transform="none" fo:color="#333333" style:text-line-through-style="none" style:text-line-through-type="none" style:font-name="Lato" fo:font-size="13pt" fo:letter-spacing="normal" fo:font-style="normal" style:text-underline-style="none" fo:font-weight="normal" style:text-blinking="false" fo:background-color="transparent" loext:char-shading-value="0" style:font-size-asian="13pt" style:font-size-complex="13pt"/>
    </style:style>
    <style:style style:name="T21" style:family="text">
      <style:text-properties fo:font-variant="normal" fo:text-transform="none" fo:color="#333333" style:text-line-through-style="none" style:text-line-through-type="none" style:font-name="Lato" fo:font-size="13pt" fo:letter-spacing="normal" fo:font-style="normal" style:text-underline-style="none" fo:font-weight="normal" style:text-blinking="false" fo:background-color="transparent" loext:char-shading-value="0" style:font-size-asian="13pt" style:font-size-complex="13pt" loext:padding="0in" loext:border="none"/>
    </style:style>
    <style:style style:name="T22" style:family="text">
      <style:text-properties fo:font-variant="normal" fo:text-transform="none" fo:color="#333333" style:text-line-through-style="none" style:text-line-through-type="none" style:font-name="Lato" fo:font-size="13pt" fo:letter-spacing="normal" fo:font-style="normal" style:text-underline-style="none" fo:font-weight="normal" style:text-blinking="false" fo:background-color="transparent" loext:char-shading-value="0" style:font-name-asian="Noto Sans CJK SC" style:font-size-asian="13pt" style:font-weight-asian="bold" style:font-name-complex="Lohit Devanagari" style:font-size-complex="13pt" style:font-weight-complex="bold"/>
    </style:style>
    <style:style style:name="T23" style:family="text">
      <style:text-properties fo:font-variant="normal" fo:text-transform="none" fo:color="#333333" style:text-line-through-style="none" style:text-line-through-type="none" style:font-name="Lato" fo:font-size="13pt" fo:letter-spacing="normal" fo:font-style="normal" style:text-underline-style="none" fo:font-weight="normal" style:text-blinking="false" fo:background-color="transparent" loext:char-shading-value="0" style:font-name-asian="Noto Sans CJK SC" style:font-size-asian="13pt" style:font-weight-asian="bold" style:font-name-complex="Lohit Devanagari" style:font-size-complex="13pt" style:font-weight-complex="bold" loext:padding="0in" loext:border="none"/>
    </style:style>
    <style:style style:name="T24" style:family="text">
      <style:text-properties fo:font-variant="normal" fo:text-transform="none" fo:color="#333333" style:text-line-through-style="none" style:text-line-through-type="none" style:font-name="Lato" fo:font-size="22pt" fo:letter-spacing="normal" fo:font-style="normal" style:text-underline-style="none" fo:font-weight="normal" style:text-blinking="false" fo:background-color="transparent" loext:char-shading-value="0" style:font-name-asian="Noto Sans CJK SC" style:font-size-asian="22pt" style:font-weight-asian="bold" style:font-name-complex="Lohit Devanagari" style:font-size-complex="22pt" style:font-weight-complex="bold"/>
    </style:style>
    <style:style style:name="T25" style:family="text">
      <style:text-properties fo:font-variant="normal" fo:text-transform="none" fo:color="#333333" style:text-line-through-style="none" style:text-line-through-type="none" style:font-name="Lato" fo:font-size="22pt" fo:letter-spacing="normal" fo:font-style="normal" style:text-underline-style="none" fo:font-weight="normal" officeooo:rsid="00b08d9a" style:text-blinking="false" fo:background-color="transparent" loext:char-shading-value="0" style:font-name-asian="Noto Sans CJK SC" style:font-size-asian="22pt" style:font-weight-asian="bold" style:font-name-complex="Lohit Devanagari" style:font-size-complex="22pt" style:font-weight-complex="bold"/>
    </style:style>
    <style:style style:name="T26" style:family="text">
      <style:text-properties fo:font-variant="normal" fo:text-transform="none" fo:color="#333333" style:text-line-through-style="none" style:text-line-through-type="none" style:text-position="super 58%" style:font-name="Lato" fo:font-size="22pt" fo:letter-spacing="normal" fo:font-style="normal" style:text-underline-style="none" fo:font-weight="normal" style:text-blinking="false" fo:background-color="transparent" loext:char-shading-value="0" style:font-name-asian="Noto Sans CJK SC" style:font-size-asian="22pt" style:font-weight-asian="bold" style:font-name-complex="Lohit Devanagari" style:font-size-complex="22pt" style:font-weight-complex="bold"/>
    </style:style>
    <style:style style:name="T27" style:family="text">
      <style:text-properties fo:font-variant="normal" fo:text-transform="none" fo:color="#333333" style:font-name="Consolas" fo:font-size="13pt" fo:letter-spacing="normal" fo:font-style="normal" fo:font-weight="normal" style:font-size-asian="13pt" style:font-size-complex="13pt"/>
    </style:style>
    <style:style style:name="T28" style:family="text">
      <style:text-properties fo:font-variant="normal" fo:text-transform="none" fo:color="#333333" style:font-name="Consolas" fo:font-size="13pt" fo:letter-spacing="normal" fo:font-style="normal" fo:font-weight="normal" style:font-size-asian="13pt" style:font-size-complex="13pt" loext:padding="0in" loext:border="none"/>
    </style:style>
    <style:style style:name="T29" style:family="text">
      <style:text-properties fo:font-variant="normal" fo:text-transform="none" fo:color="#333333" style:font-name="Consolas" fo:font-size="13pt" fo:letter-spacing="normal" fo:font-style="normal" fo:font-weight="normal" fo:background-color="#ffffff" loext:char-shading-value="0" style:font-size-asian="13pt" style:font-size-complex="13pt" loext:padding="0in" loext:border="none"/>
    </style:style>
    <style:style style:name="T30" style:family="text">
      <style:text-properties fo:font-variant="normal" fo:text-transform="none" fo:color="#333333" style:font-name="Consolas" fo:font-size="12pt" fo:letter-spacing="normal" fo:font-style="normal" fo:font-weight="normal" style:font-size-asian="12pt" style:font-size-complex="12pt" loext:padding="0in" loext:border="none"/>
    </style:style>
    <style:style style:name="T31" style:family="text">
      <style:text-properties fo:font-variant="normal" fo:text-transform="none" fo:color="#333333" style:font-name="Fira Code" fo:font-size="13pt" fo:letter-spacing="normal" fo:font-style="normal" fo:font-weight="normal" style:font-size-asian="13pt" style:font-size-complex="13pt"/>
    </style:style>
    <style:style style:name="T32" style:family="text">
      <style:text-properties fo:font-variant="normal" fo:text-transform="none" fo:color="#333333" style:font-name="Fira Code" fo:font-size="13pt" fo:letter-spacing="normal" fo:font-style="normal" fo:font-weight="normal" style:font-size-asian="13pt" style:font-size-complex="13pt" loext:padding="0in" loext:border="none"/>
    </style:style>
    <style:style style:name="T33" style:family="text">
      <style:text-properties fo:font-variant="normal" fo:text-transform="none" fo:color="#005b99" style:text-line-through-style="none" style:text-line-through-type="none" style:font-name="Lato" fo:font-size="13pt" fo:letter-spacing="normal" fo:font-style="normal" style:text-underline-style="none" fo:font-weight="normal" style:text-blinking="false" fo:background-color="transparent" loext:char-shading-value="0" style:font-size-asian="13pt" style:font-size-complex="13pt"/>
    </style:style>
    <style:style style:name="T34" style:family="text">
      <style:text-properties fo:font-variant="normal" fo:text-transform="none" fo:color="#c7254e" style:font-name="Lato" fo:font-size="13pt" fo:letter-spacing="normal" fo:font-style="normal" fo:font-weight="normal" fo:background-color="#f9f2f4" loext:char-shading-value="0" style:font-size-asian="13pt" style:font-size-complex="13pt" loext:padding="0in" loext:border="none"/>
    </style:style>
    <style:style style:name="T35" style:family="text">
      <style:text-properties fo:font-variant="normal" fo:text-transform="none" fo:color="#c7254e" style:font-name="Lato" fo:font-size="12pt" fo:letter-spacing="normal" fo:font-style="normal" fo:font-weight="normal" fo:background-color="#f9f2f4" loext:char-shading-value="0" style:font-size-asian="12pt" style:font-size-complex="12pt" loext:padding="0in" loext:border="none"/>
    </style:style>
    <style:style style:name="T36" style:family="text">
      <style:text-properties fo:font-variant="normal" fo:text-transform="none" fo:color="#8ae234" style:font-name="Courier New" fo:font-size="9.75pt" fo:letter-spacing="normal" fo:font-style="normal" fo:font-weight="bold"/>
    </style:style>
    <style:style style:name="T37" style:family="text">
      <style:text-properties fo:font-variant="normal" fo:text-transform="none" fo:color="#8ae234" style:font-name="Consolas" fo:font-size="12pt" fo:letter-spacing="normal" fo:font-style="normal" fo:font-weight="bold" style:font-size-asian="12pt" style:font-size-complex="12pt"/>
    </style:style>
    <style:style style:name="T38" style:family="text">
      <style:text-properties fo:font-variant="normal" fo:text-transform="none" fo:color="#8ae234" style:font-name="Consolas" fo:font-size="11pt" fo:letter-spacing="normal" fo:font-style="normal" fo:font-weight="bold" style:font-size-asian="11pt" style:font-size-complex="11pt"/>
    </style:style>
    <style:style style:name="T39" style:family="text">
      <style:text-properties fo:font-variant="normal" fo:text-transform="none" fo:color="#eeeeee" style:font-name="Courier New" fo:font-size="9.75pt" fo:letter-spacing="normal" fo:font-style="normal" fo:font-weight="bold"/>
    </style:style>
    <style:style style:name="T40" style:family="text">
      <style:text-properties fo:font-variant="normal" fo:text-transform="none" fo:color="#eeeeee" style:font-name="Courier New" fo:font-size="9.75pt" fo:letter-spacing="normal" fo:font-style="normal" fo:font-weight="normal"/>
    </style:style>
    <style:style style:name="T41" style:family="text">
      <style:text-properties fo:font-variant="normal" fo:text-transform="none" fo:color="#eeeeee" style:font-name="Consolas" fo:font-size="12pt" fo:letter-spacing="normal" fo:font-style="normal" fo:font-weight="bold" style:font-size-asian="12pt" style:font-size-complex="12pt"/>
    </style:style>
    <style:style style:name="T42" style:family="text">
      <style:text-properties fo:font-variant="normal" fo:text-transform="none" fo:color="#eeeeee" style:font-name="Consolas" fo:font-size="12pt" fo:letter-spacing="normal" fo:font-style="normal" fo:font-weight="normal" style:font-size-asian="12pt" style:font-size-complex="12pt"/>
    </style:style>
    <style:style style:name="T43" style:family="text">
      <style:text-properties fo:font-variant="normal" fo:text-transform="none" fo:color="#eeeeee" style:font-name="Consolas" fo:font-size="11pt" fo:letter-spacing="normal" fo:font-style="normal" fo:font-weight="bold" style:font-size-asian="11pt" style:font-size-complex="11pt"/>
    </style:style>
    <style:style style:name="T44" style:family="text">
      <style:text-properties fo:font-variant="normal" fo:text-transform="none" fo:color="#eeeeee" style:font-name="Consolas" fo:font-size="11pt" fo:letter-spacing="normal" fo:font-style="normal" fo:font-weight="normal" style:font-size-asian="11pt" style:font-size-complex="11pt"/>
    </style:style>
    <style:style style:name="T45" style:family="text">
      <style:text-properties fo:font-variant="normal" fo:text-transform="none" fo:color="#eeeeee" style:font-name="Lato" fo:font-size="13pt" fo:letter-spacing="normal" fo:font-style="normal" fo:font-weight="normal" style:font-size-asian="13pt" style:font-size-complex="13pt"/>
    </style:style>
    <style:style style:name="T46" style:family="text">
      <style:text-properties fo:font-variant="normal" fo:text-transform="none" fo:color="#729fcf" style:font-name="Courier New" fo:font-size="9.75pt" fo:letter-spacing="normal" fo:font-style="normal" fo:font-weight="bold"/>
    </style:style>
    <style:style style:name="T47" style:family="text">
      <style:text-properties fo:font-variant="normal" fo:text-transform="none" fo:color="#729fcf" style:font-name="Consolas" fo:font-size="12pt" fo:letter-spacing="normal" fo:font-style="normal" fo:font-weight="bold" style:font-size-asian="12pt" style:font-size-complex="12pt"/>
    </style:style>
    <style:style style:name="T48" style:family="text">
      <style:text-properties fo:font-variant="normal" fo:text-transform="none" fo:color="#729fcf" style:font-name="Consolas" fo:font-size="11pt" fo:letter-spacing="normal" fo:font-style="normal" fo:font-weight="bold" style:font-size-asian="11pt" style:font-size-complex="11pt"/>
    </style:style>
    <style:style style:name="T49" style:family="text">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style:text-blinking="false" fo:background-color="transparent" loext:char-shading-value="0" loext:padding="0in" loext:border="none"/>
    </style:style>
    <style:style style:name="T50" style:family="text">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officeooo:rsid="00668cad" style:text-blinking="false" fo:background-color="transparent" loext:char-shading-value="0" loext:padding="0in" loext:border="none"/>
    </style:style>
    <style:style style:name="T51" style:family="text">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officeooo:rsid="00900f0c" style:text-blinking="false" fo:background-color="transparent" loext:char-shading-value="0" loext:padding="0in" loext:border="none"/>
    </style:style>
    <style:style style:name="T52" style:family="text">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officeooo:rsid="00a4a1c4" style:text-blinking="false" fo:background-color="transparent" loext:char-shading-value="0" loext:padding="0in" loext:border="none"/>
    </style:style>
    <style:style style:name="T53" style:family="text">
      <style:text-properties fo:font-variant="normal" fo:text-transform="none" fo:color="#34e2e2" style:font-name="Lato" fo:font-size="13pt" fo:letter-spacing="normal" fo:font-style="normal" fo:font-weight="bold" style:font-size-asian="13pt" style:font-size-complex="13pt"/>
    </style:style>
    <style:style style:name="T54" style:family="text">
      <style:text-properties fo:color="#8ae234"/>
    </style:style>
    <style:style style:name="T55" style:family="text">
      <style:text-properties fo:color="#8ae234" style:font-name="Consolas" fo:font-size="11pt" fo:font-weight="bold" style:font-size-asian="11pt" style:font-size-complex="11pt"/>
    </style:style>
    <style:style style:name="T56" style:family="text">
      <style:text-properties fo:color="#8ae234" style:font-name="Courier New" fo:font-size="9.75pt" fo:font-weight="bold"/>
    </style:style>
    <style:style style:name="T57" style:family="text">
      <style:text-properties fo:color="#eeeeee" style:font-name="Consolas" fo:font-size="11pt" fo:font-weight="bold" style:font-size-asian="11pt" style:font-size-complex="11pt"/>
    </style:style>
    <style:style style:name="T58" style:family="text">
      <style:text-properties fo:color="#eeeeee" style:font-name="Consolas" fo:font-size="11pt" style:font-size-asian="11pt" style:font-size-complex="11pt"/>
    </style:style>
    <style:style style:name="T59" style:family="text">
      <style:text-properties fo:color="#eeeeee" style:font-name="Courier New" fo:font-size="9.75pt"/>
    </style:style>
    <style:style style:name="T60" style:family="text">
      <style:text-properties fo:color="#eeeeee" style:font-name="Courier New" fo:font-size="9.75pt" fo:font-weight="bold"/>
    </style:style>
    <style:style style:name="T61" style:family="text">
      <style:text-properties fo:color="#729fcf" style:font-name="Consolas" fo:font-size="11pt" fo:font-weight="bold" style:font-size-asian="11pt" style:font-size-complex="11pt"/>
    </style:style>
    <style:style style:name="T62" style:family="text">
      <style:text-properties fo:color="#729fcf" style:font-name="Courier New" fo:font-size="9.75pt" fo:font-weight="bold"/>
    </style:style>
    <style:style style:name="T63" style:family="text">
      <style:text-properties fo:color="#34e2e2"/>
    </style:style>
    <style:style style:name="T64" style:family="text">
      <style:text-properties fo:color="#c7254e" style:font-name="Lato" fo:font-size="13pt" fo:background-color="#f9f2f4" loext:char-shading-value="0" style:font-size-asian="13pt" style:font-size-complex="13pt" loext:padding="0in" loext:border="none"/>
    </style:style>
    <style:style style:name="T65" style:family="text">
      <style:text-properties fo:color="#c7254e" style:font-name="Lato" fo:background-color="#f9f2f4" loext:char-shading-value="0" loext:padding="0in" loext:border="none"/>
    </style:style>
    <style:style style:name="T66" style:family="text">
      <style:text-properties fo:font-style="normal" fo:font-weight="normal"/>
    </style:style>
    <style:style style:name="T67" style:family="text">
      <style:text-properties style:font-name="Lato"/>
    </style:style>
    <style:style style:name="T68" style:family="text">
      <style:text-properties style:font-name="Lato" fo:font-weight="normal"/>
    </style:style>
    <style:style style:name="T69" style:family="text">
      <style:text-properties style:font-name="Lato" fo:font-weight="bold" style:font-weight-asian="bold" style:font-weight-complex="bold"/>
    </style:style>
    <style:style style:name="T70" style:family="text">
      <style:text-properties style:font-name="Lato" fo:font-size="13pt" style:font-size-asian="13pt" style:font-size-complex="13pt"/>
    </style:style>
    <style:style style:name="T71" style:family="text">
      <style:text-properties style:font-name="Lato" fo:font-size="13pt" style:font-size-asian="13pt" style:font-size-complex="13pt" loext:padding="0in" loext:border="none"/>
    </style:style>
    <style:style style:name="T72" style:family="text">
      <style:text-properties style:font-name="Lato" fo:font-size="13pt" fo:font-style="normal" style:font-size-asian="13pt" style:font-size-complex="13pt"/>
    </style:style>
    <style:style style:name="T73" style:family="text">
      <style:text-properties style:font-name="Lato" loext:padding="0in" loext:border="none"/>
    </style:style>
    <style:style style:name="T74" style:family="text">
      <style:text-properties style:font-name="Consolas" fo:font-size="13pt" style:font-size-asian="13pt" style:font-size-complex="13pt"/>
    </style:style>
    <style:style style:name="T75" style:family="text">
      <style:text-properties style:font-name="Consolas" fo:font-size="13pt" style:font-size-asian="13pt" style:font-size-complex="13pt" loext:padding="0in" loext:border="none"/>
    </style:style>
    <style:style style:name="T76" style:family="text">
      <style:text-properties style:font-name="Consolas" fo:font-size="13pt" fo:font-weight="bold" style:font-size-asian="13pt" style:font-size-complex="13pt" loext:padding="0in" loext: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49">NDG Introduction to Linux I - Chapter </text:span><text:span text:style-name="T50">1</text:span><text:span text:style-name="T52">8</text:span><text:span text:style-name="T51"> </text:span><text:span text:style-name="T52">Runlevels</text:span></text:p>
      <text:p text:style-name="P1"/>
      <text:p text:style-name="P1"/>
      <text:p text:style-name="P2"><text:a xlink:type="simple" xlink:href="https://content.netdevgroup.com/contents/lpic1-s1/yKFwE7mjZp/#objectives" text:style-name="Internet_20_link" text:visited-style-name="Visited_20_Internet_20_Link"><text:span text:style-name="T1">Objectives</text:span></text:a></text:p>
      <text:p text:style-name="P3"/>
      <text:p text:style-name="P28">This chapter will cover the following exam objectives:</text:p>
      <text:p text:style-name="P9"><text:span text:style-name="Strong_20_Emphasis"><text:span text:style-name="T19">101.3: Change runlevels / boot targets and shutdown or reboot system v2</text:span></text:span></text:p>
      <text:p text:style-name="P5">Weight: 3</text:p>
      <text:p text:style-name="P5">Candidates should be able to manage the SysVinit runlevel or systemd boot target of the system. This objective includes changing to single user mode, shutdown or rebooting the system. Candidates should be able to alert users before switching runlevels / boot targets and properly terminate processes. This objective also includes setting the default SysVinit runlevel or systemd boot target. It also includes awareness of Upstart as an alternative to SysVinit or systemd.</text:p>
      <text:p text:style-name="P5"/>
      <text:p text:style-name="P9"><text:span text:style-name="Strong_20_Emphasis"><text:span text:style-name="T13">Key Knowledge Areas:</text:span></text:span></text:p>
      <text:list xml:id="list4038652844" text:style-name="L1">
        <text:list-item>
          <text:p text:style-name="P51"><text:span text:style-name="T11">Set the default runlevel or boot target.<text:line-break/></text:span><text:a xlink:type="simple" xlink:href="https://content.netdevgroup.com/contents/lpic1-s1/hv1FwEbURh/18.2" text:style-name="Internet_20_link" text:visited-style-name="Visited_20_Internet_20_Link"><text:span text:style-name="T33">Section 18.2</text:span></text:a></text:p>
        </text:list-item>
        <text:list-item>
          <text:p text:style-name="P51"><text:span text:style-name="T11">Change between runlevels / boot targets including single user mode.<text:line-break/></text:span><text:a xlink:type="simple" xlink:href="https://content.netdevgroup.com/contents/lpic1-s1/hv1FwEbURh/18.4" text:style-name="Internet_20_link" text:visited-style-name="Visited_20_Internet_20_Link"><text:span text:style-name="T33">Section 18.4</text:span></text:a></text:p>
        </text:list-item>
        <text:list-item>
          <text:p text:style-name="P51"><text:span text:style-name="T11">Shutdown and reboot from the command line.<text:line-break/></text:span><text:a xlink:type="simple" xlink:href="https://content.netdevgroup.com/contents/lpic1-s1/hv1FwEbURh/18.4" text:style-name="Internet_20_link" text:visited-style-name="Visited_20_Internet_20_Link"><text:span text:style-name="T33">Section 18.4</text:span></text:a></text:p>
        </text:list-item>
        <text:list-item>
          <text:p text:style-name="P51"><text:span text:style-name="T11">Alert users before switching runlevels / boot targets or other major system events.<text:line-break/></text:span><text:a xlink:type="simple" xlink:href="https://content.netdevgroup.com/contents/lpic1-s1/hv1FwEbURh/18.5" text:style-name="Internet_20_link" text:visited-style-name="Visited_20_Internet_20_Link"><text:span text:style-name="T33">Section 18.5</text:span></text:a></text:p>
        </text:list-item>
        <text:list-item>
          <text:p text:style-name="P51"><text:span text:style-name="T11">Properly terminate processes.<text:line-break/></text:span><text:a xlink:type="simple" xlink:href="https://content.netdevgroup.com/contents/lpic1-s1/hv1FwEbURh/18.6" text:style-name="Internet_20_link" text:visited-style-name="Visited_20_Internet_20_Link"><text:span text:style-name="T33">Section 18.6</text:span></text:a></text:p>
        </text:list-item>
        <text:list-item>
          <text:p text:style-name="P51"><text:span text:style-name="T11">Awareness of acpid.<text:line-break/></text:span><text:a xlink:type="simple" xlink:href="https://content.netdevgroup.com/contents/lpic1-s1/hv1FwEbURh/18.12" text:style-name="Internet_20_link" text:visited-style-name="Visited_20_Internet_20_Link"><text:span text:style-name="T33">Section 18.12</text:span></text:a></text:p>
        </text:list-item>
      </text:list>
      <text:p text:style-name="P9"><text:span text:style-name="Strong_20_Emphasis"><text:span text:style-name="T33"/></text:span></text:p>
      <text:p text:style-name="P9"><text:span text:style-name="Strong_20_Emphasis"><text:span text:style-name="T33"/></text:span></text:p>
      <text:p text:style-name="P9"><text:span text:style-name="Strong_20_Emphasis"><text:span text:style-name="T33"/></text:span></text:p>
      <text:p text:style-name="P9"><text:span text:style-name="Strong_20_Emphasis"><text:span text:style-name="T33"/></text:span></text:p>
      <text:p text:style-name="P9"><text:span text:style-name="Strong_20_Emphasis"><text:span text:style-name="T33"/></text:span></text:p>
      <text:p text:style-name="P9"><text:span text:style-name="Strong_20_Emphasis"><text:span text:style-name="T33"/></text:span></text:p>
      <text:p text:style-name="P10"><text:soft-page-break/><text:a xlink:type="simple" xlink:href="https://content.netdevgroup.com/contents/lpic1-s1/yKFwE7mjZp/#terms" text:style-name="Internet_20_link" text:visited-style-name="Visited_20_Internet_20_Link"><text:span text:style-name="T18">Key Terms</text:span></text:a></text:p>
      <text:p text:style-name="P31">/etc/init.d/</text:p>
      <text:p text:style-name="P27"><text:span text:style-name="T11">Contains scripts used by the System V init tools (SysVinit)<text:line-break/></text:span><text:a xlink:type="simple" xlink:href="https://content.netdevgroup.com/contents/lpic1-s1/hv1FwEbURh/18.6" text:style-name="Internet_20_link" text:visited-style-name="Visited_20_Internet_20_Link"><text:span text:style-name="T33">Section 18.6</text:span></text:a></text:p>
      <text:p text:style-name="P25"/>
      <text:p text:style-name="P29">/etc/inittab</text:p>
      <text:p text:style-name="P27"><text:span text:style-name="T11">Configuration file read by init when it starts up to determine what process to start for various run levels.<text:line-break/></text:span><text:a xlink:type="simple" xlink:href="https://content.netdevgroup.com/contents/lpic1-s1/hv1FwEbURh/18.2" text:style-name="Internet_20_link" text:visited-style-name="Visited_20_Internet_20_Link"><text:span text:style-name="T33">Section 18.2</text:span></text:a></text:p>
      <text:p text:style-name="P25"/>
      <text:p text:style-name="P29">/etc/systemd/</text:p>
      <text:p text:style-name="P27"><text:span text:style-name="T11">The location of various unit files that control services controlled by systemd.<text:line-break/></text:span><text:a xlink:type="simple" xlink:href="https://content.netdevgroup.com/contents/lpic1-s1/hv1FwEbURh/18.11" text:style-name="Internet_20_link" text:visited-style-name="Visited_20_Internet_20_Link"><text:span text:style-name="T33">Section 18.11</text:span></text:a></text:p>
      <text:p text:style-name="P25"/>
      <text:p text:style-name="P29">/usr/lib/systemd/</text:p>
      <text:p text:style-name="P27"><text:span text:style-name="T11">The location of services provided by installed packages.<text:line-break/></text:span><text:a xlink:type="simple" xlink:href="https://content.netdevgroup.com/contents/lpic1-s1/hv1FwEbURh/18.11" text:style-name="Internet_20_link" text:visited-style-name="Visited_20_Internet_20_Link"><text:span text:style-name="T33">Section 18.11</text:span></text:a></text:p>
      <text:p text:style-name="P25"/>
      <text:p text:style-name="P29">init</text:p>
      <text:p text:style-name="P27"><text:span text:style-name="T11">The parent of all processes on the system, it is executed by the kernel and is responsible for starting all other processes.<text:line-break/></text:span><text:a xlink:type="simple" xlink:href="https://content.netdevgroup.com/contents/lpic1-s1/hv1FwEbURh/18.4" text:style-name="Internet_20_link" text:visited-style-name="Visited_20_Internet_20_Link"><text:span text:style-name="T33">Section 18.4</text:span></text:a></text:p>
      <text:p text:style-name="P25"/>
      <text:p text:style-name="P29">shutdown</text:p>
      <text:p text:style-name="P27"><text:span text:style-name="T11">Arranges for the system to be brought down in a safe way. All logged-in users are notified that the system is going down and, within the last five minutes of TIME, new logins are prevented.<text:line-break/></text:span><text:a xlink:type="simple" xlink:href="https://content.netdevgroup.com/contents/lpic1-s1/hv1FwEbURh/18.4" text:style-name="Internet_20_link" text:visited-style-name="Visited_20_Internet_20_Link"><text:span text:style-name="T33">Section 18.4</text:span></text:a></text:p>
      <text:p text:style-name="P25"/>
      <text:p text:style-name="P29">systemctl</text:p>
      <text:p text:style-name="P27"><text:span text:style-name="T11">The interface to systemd, the init system used by many Linux distributions. It combines the functionality of both service and chkconfig into a single tool that you can use for instance to enable/disable services permanently or only for the current session.<text:line-break/></text:span><text:a xlink:type="simple" xlink:href="https://content.netdevgroup.com/contents/lpic1-s1/hv1FwEbURh/18.11" text:style-name="Internet_20_link" text:visited-style-name="Visited_20_Internet_20_Link"><text:span text:style-name="T33">Section 18.11</text:span></text:a></text:p>
      <text:p text:style-name="P25"><text:soft-page-break/></text:p>
      <text:p text:style-name="P29">systemd</text:p>
      <text:p text:style-name="P27"><text:span text:style-name="T11">A full replacement for init with parallel starting of services and other features, used by many distributions.<text:line-break/></text:span><text:a xlink:type="simple" xlink:href="https://content.netdevgroup.com/contents/lpic1-s1/hv1FwEbURh/18.1" text:style-name="Internet_20_link" text:visited-style-name="Visited_20_Internet_20_Link"><text:span text:style-name="T33">Section 18.1</text:span></text:a></text:p>
      <text:p text:style-name="P25"/>
      <text:p text:style-name="P29">telinit</text:p>
      <text:p text:style-name="P27"><text:span text:style-name="T11">Signal init to change the system's runlevel. telinit is actually just a link to init, the ancestor of all processes.<text:line-break/></text:span><text:a xlink:type="simple" xlink:href="https://content.netdevgroup.com/contents/lpic1-s1/hv1FwEbURh/18.4" text:style-name="Internet_20_link" text:visited-style-name="Visited_20_Internet_20_Link"><text:span text:style-name="T33">Section 18.4</text:span></text:a></text:p>
      <text:p text:style-name="P25"/>
      <text:p text:style-name="P29">wall</text:p>
      <text:p text:style-name="P27"><text:span text:style-name="T11">Displays a message, or the contents of a file, or otherwise its standard input, on the terminals of all currently logged in users.<text:line-break/></text:span><text:a xlink:type="simple" xlink:href="https://content.netdevgroup.com/contents/lpic1-s1/hv1FwEbURh/18.5" text:style-name="Internet_20_link" text:visited-style-name="Visited_20_Internet_20_Link"><text:span text:style-name="T33">Section 18.5</text:span></text:a></text:p>
      <text:p text:style-name="P25"/>
      <text:p text:style-name="P25"/>
      <text:p text:style-name="P25"/>
      <text:p text:style-name="P25"/>
      <text:p text:style-name="P25"/>
      <text:p text:style-name="P25"/>
      <text:p text:style-name="P25"/>
      <text:p text:style-name="P25"/>
      <text:p text:style-name="P25"/>
      <text:p text:style-name="P25"/>
      <text:p text:style-name="P25"/>
      <text:p text:style-name="_5f_MyTitle">18.1 Introduction</text:p>
      <text:p text:style-name="P9"><text:span text:style-name="T11">Linux uses the concept of different </text:span><text:span text:style-name="Variable"><text:span text:style-name="T11">runlevels</text:span></text:span><text:span text:style-name="T11"> to define what services or processes will be running. Although the Linux kernel can recognize runlevel values from 0 to 9, typically only runlevels 0 through 6 are used. Traditionally, </text:span><text:span text:style-name="Source_20_Text"><text:span text:style-name="T12">init</text:span></text:span><text:span text:style-name="T11"> and </text:span><text:span text:style-name="Strong_20_Emphasis"><text:span text:style-name="T13">Upstart</text:span></text:span><text:span text:style-name="T11"> used these runlevels to define which services were started according to the needs of a particular runlevel. Being able to define a specific runlevel is essential for troubleshooting systems when software components, such as hardware drivers, are causing the kernel to crash.</text:span></text:p>
      <text:p text:style-name="P9"><text:soft-page-break/><text:span text:style-name="T11">Recently, these programs have been replaced on many distributions by </text:span><text:span text:style-name="Strong_20_Emphasis"><text:span text:style-name="T13">systemd</text:span></text:span><text:span text:style-name="T11">, a service and system manager originally designed by Red Hat. It does something similar to runlevels called </text:span><text:span text:style-name="Variable"><text:span text:style-name="T11">targets</text:span></text:span><text:span text:style-name="T11">, which are shown in the following table with their runlevel equivalent.</text:span></text:p>
      <text:p text:style-name="P21"><text:span text:style-name="T67">The </text:span><text:span text:style-name="Strong_20_Emphasis"><text:span text:style-name="T69">Linux Standards Base 4.1</text:span></text:span><text:span text:style-name="Strong_20_Emphasis"><text:span text:style-name="T68"> </text:span></text:span><text:span text:style-name="T67">defines the purpose of each runlevel like this:</text:span></text:p>
      <table:table table:name="Table1" table:style-name="Table1" table:template-name="MyTable">
        <table:table-column table:style-name="Table1.A"/>
        <table:table-column table:style-name="Table1.B"/>
        <table:table-column table:style-name="Table1.C"/>
        <table:table-row table:style-name="Table1.1">
          <table:table-cell table:style-name="Table1.A1" office:value-type="string">
            <text:p text:style-name="P41">Runlevel</text:p>
          </table:table-cell>
          <table:table-cell table:style-name="Table1.B1" office:value-type="string">
            <text:p text:style-name="P41">Purpose</text:p>
          </table:table-cell>
          <table:table-cell table:style-name="Table1.B1" office:value-type="string">
            <text:p text:style-name="P41">systemd Target</text:p>
          </table:table-cell>
        </table:table-row>
        <table:table-row table:style-name="Table1.1">
          <table:table-cell table:style-name="Table1.A2" office:value-type="string">
            <text:p text:style-name="P39">0</text:p>
          </table:table-cell>
          <table:table-cell table:style-name="Table1.B2" office:value-type="string">
            <text:p text:style-name="P39">Halt or shut off the system</text:p>
          </table:table-cell>
          <table:table-cell table:style-name="Table1.B2" office:value-type="string">
            <text:p text:style-name="P39"><text:span text:style-name="Source_20_Text"><text:span text:style-name="T3">poweroff.target</text:span></text:span></text:p>
          </table:table-cell>
        </table:table-row>
        <table:table-row table:style-name="Table1.1">
          <table:table-cell table:style-name="Table1.A2" office:value-type="string">
            <text:p text:style-name="P39">1</text:p>
          </table:table-cell>
          <table:table-cell table:style-name="Table1.B2" office:value-type="string">
            <text:p text:style-name="P39">Single-user mode for administrative tasks</text:p>
          </table:table-cell>
          <table:table-cell table:style-name="Table1.B2" office:value-type="string">
            <text:p text:style-name="P39"><text:span text:style-name="Source_20_Text"><text:span text:style-name="T3">rescue.target</text:span></text:span></text:p>
          </table:table-cell>
        </table:table-row>
        <table:table-row table:style-name="Table1.1">
          <table:table-cell table:style-name="Table1.A2" office:value-type="string">
            <text:p text:style-name="P39">2</text:p>
          </table:table-cell>
          <table:table-cell table:style-name="Table1.B2" office:value-type="string">
            <text:p text:style-name="P39">Multi-user mode without configured network interfaces or network services</text:p>
          </table:table-cell>
          <table:table-cell table:style-name="Table1.B2" office:value-type="string">
            <text:p text:style-name="P39"><text:span text:style-name="Source_20_Text"><text:span text:style-name="T3">multi-user.target</text:span></text:span></text:p>
          </table:table-cell>
        </table:table-row>
        <table:table-row table:style-name="Table1.1">
          <table:table-cell table:style-name="Table1.A2" office:value-type="string">
            <text:p text:style-name="P39">3</text:p>
          </table:table-cell>
          <table:table-cell table:style-name="Table1.B2" office:value-type="string">
            <text:p text:style-name="P39">Normal startup of the system</text:p>
          </table:table-cell>
          <table:table-cell table:style-name="Table1.B2" office:value-type="string">
            <text:p text:style-name="P39"><text:span text:style-name="Source_20_Text"><text:span text:style-name="T3">multi-user.target</text:span></text:span></text:p>
          </table:table-cell>
        </table:table-row>
        <table:table-row table:style-name="Table1.1">
          <table:table-cell table:style-name="Table1.A2" office:value-type="string">
            <text:p text:style-name="P39">4</text:p>
          </table:table-cell>
          <table:table-cell table:style-name="Table1.B2" office:value-type="string">
            <text:p text:style-name="P39">User-definable</text:p>
          </table:table-cell>
          <table:table-cell table:style-name="Table1.B2" office:value-type="string">
            <text:p text:style-name="P39"><text:span text:style-name="Source_20_Text"><text:span text:style-name="T3">multi-user.target</text:span></text:span></text:p>
          </table:table-cell>
        </table:table-row>
        <table:table-row table:style-name="Table1.1">
          <table:table-cell table:style-name="Table1.A2" office:value-type="string">
            <text:p text:style-name="P39">5</text:p>
          </table:table-cell>
          <table:table-cell table:style-name="Table1.B2" office:value-type="string">
            <text:p text:style-name="P39">Start the system normally with a graphical display manager</text:p>
          </table:table-cell>
          <table:table-cell table:style-name="Table1.B2" office:value-type="string">
            <text:p text:style-name="P39"><text:span text:style-name="Source_20_Text"><text:span text:style-name="T3">graphical.target</text:span></text:span></text:p>
          </table:table-cell>
        </table:table-row>
        <table:table-row table:style-name="Table1.1">
          <table:table-cell table:style-name="Table1.A2" office:value-type="string">
            <text:p text:style-name="P39">6</text:p>
          </table:table-cell>
          <table:table-cell table:style-name="Table1.B2" office:value-type="string">
            <text:p text:style-name="P39">Restart the system</text:p>
          </table:table-cell>
          <table:table-cell table:style-name="Table1.B2" office:value-type="string">
            <text:p text:style-name="P39"><text:span text:style-name="Source_20_Text"><text:span text:style-name="T3">reboot.target</text:span></text:span></text:p>
          </table:table-cell>
        </table:table-row>
      </table:table>
      <text:p text:style-name="P22"/>
      <text:p text:style-name="P25"><text:span text:style-name="T2">While these runlevels are considered "standard", not all distributions use them for the same purposes. Check the documentation that comes with your distribution to confirm the purpose of each runlevel. In fact, for systems that no longer use the traditional </text:span><text:span text:style-name="Source_20_Text"><text:span text:style-name="T4">init</text:span></text:span><text:span text:style-name="T2"> process, the use of runlevels may only be provided for maintaining compatibility with processes that may expect them.</text:span></text:p>
      <text:p text:style-name="P25"/>
      <text:p text:style-name="P25"/>
      <text:p text:style-name="_5f_MyTitle">18.2 Default Runlevel</text:p>
      <text:p text:style-name="P9"><text:span text:style-name="T20">Systems using traditional </text:span><text:span text:style-name="Source_20_Text"><text:span text:style-name="T21">init</text:span></text:span><text:span text:style-name="T20"> can specify the default runlevel by modifying the </text:span><text:span text:style-name="Source_20_Text"><text:span text:style-name="T21">/etc/inittab</text:span></text:span><text:span text:style-name="T20"> file entry that looks like the following:</text:span></text:p>
      <text:p text:style-name="_5f_MyGrayBlock">id:5:initdefault:</text:p>
      <text:p text:style-name="P6">In this example, the default runlevel indicated is for the system to go to runlevel 5, which is typical for a desktop or laptop system that will be running a GUI, and will, most likely, be <text:soft-page-break/>used by an end user. For most Linux systems, runlevel 5 provides the highest level of functionality, including providing a GUI interface.</text:p>
      <text:p text:style-name="P9"><text:span text:style-name="T20">Servers typically don't offer a GUI interface, so the </text:span><text:span text:style-name="Source_20_Text"><text:span text:style-name="T21">initdefault</text:span></text:span><text:span text:style-name="T20"> entry might look like:</text:span></text:p>
      <text:p text:style-name="_5f_MyGrayBlock">id:3:initdefault:</text:p>
      <text:p text:style-name="P9"><text:span text:style-name="T20">As previously discussed, the default runlevel can be overridden at boot time by interacting with the bootloader. In the case of GRUB Legacy, either append to the kernel line or use the editing feature to add a runlevel number. For example, adding </text:span><text:span text:style-name="Source_20_Text"><text:span text:style-name="T21">5</text:span></text:span><text:span text:style-name="T20"> would take the system to runlevel 5 and the word </text:span><text:span text:style-name="Source_20_Text"><text:span text:style-name="T21">single</text:span></text:span><text:span text:style-name="T20"> (or the uppercase or lowercase letter </text:span><text:span text:style-name="Source_20_Text"><text:span text:style-name="T21">s</text:span></text:span><text:span text:style-name="T20">, as well as the numeral </text:span><text:span text:style-name="Source_20_Text"><text:span text:style-name="T21">1</text:span></text:span><text:span text:style-name="T20">) would take the system to the single user runlevel.</text:span></text:p>
      <text:p text:style-name="P25"/>
      <text:p text:style-name="BlockWarning"><text:span text:style-name="Strong_20_Emphasis">Note</text:span></text:p>
      <text:p text:style-name="BlockWarning"><text:span text:style-name="Variable">Bootloaders are covered in greater detail previously in the course.</text:span></text:p>
      <text:p text:style-name="P25"/>
      <text:p text:style-name="P23"><text:span text:style-name="T2">If the system is using Upstart instead of the traditional </text:span><text:span text:style-name="Source_20_Text"><text:span text:style-name="T3">init</text:span></text:span><text:span text:style-name="T2"> process, then the default runlevel may also be set in the </text:span><text:span text:style-name="Source_20_Text"><text:span text:style-name="T8">/etc/inittab</text:span></text:span><text:span text:style-name="T2"> file, as is the case with distributions derived from Red Hat Enterprise Linux 6. On the other hand, distributions like Ubuntu (the distribution that developed Upstart) can be changed by setting the </text:span><text:span text:style-name="Source_20_Text"><text:span text:style-name="T3">DEFAULT_RUNLEVEL</text:span></text:span><text:span text:style-name="T2"> environmental variable in the </text:span><text:span text:style-name="Source_20_Text"><text:span text:style-name="T8">/etc/init/rc-sysinit.conf</text:span></text:span><text:span text:style-name="T2"> file.</text:span></text:p>
      <text:p text:style-name="P9"><text:span text:style-name="T11">systemd doesn't natively use runlevels, but it has something similar called </text:span><text:span text:style-name="Variable"><text:span text:style-name="T11">targets</text:span></text:span><text:span text:style-name="T11">. For example, the </text:span><text:span text:style-name="Source_20_Text"><text:span text:style-name="T12">graphical.target</text:span></text:span><text:span text:style-name="T11"> is similar to the standard runlevel 5, where the GUI is running; the </text:span><text:span text:style-name="Source_20_Text"><text:span text:style-name="T12">multi-user.target</text:span></text:span><text:span text:style-name="T11"> is similar to the standard runlevel 3, where the system is normally running without a GUI.</text:span></text:p>
      <text:p text:style-name="P9"><text:span text:style-name="T11">To set a default target, create a symbolic link from the target definition found in the </text:span><text:span text:style-name="Source_20_Text"><text:span text:style-name="T28">/lib/systemd</text:span></text:span><text:span text:style-name="T11"> directory to the </text:span><text:span text:style-name="Source_20_Text"><text:span text:style-name="T28">/etc/systemd/system/default.target</text:span></text:span><text:span text:style-name="T11"> file. This file is a symbolic link that controls where the system first boots into.</text:span></text:p>
      <text:p text:style-name="P25"/>
      <text:p text:style-name="BlockWarning"><text:span text:style-name="Strong_20_Emphasis">Note</text:span></text:p>
      <text:p text:style-name="BlockWarning"><text:span text:style-name="T11">Recall that to create a soft link file, use the </text:span><text:span text:style-name="Source_20_Text"><text:span text:style-name="T34">ln</text:span></text:span><text:span text:style-name="T11"> command with the </text:span><text:span text:style-name="Source_20_Text"><text:span text:style-name="T34">-s</text:span></text:span><text:span text:style-name="T11"> option. The first argument is the original file name, and the second argument is the name of the link to be created:</text:span></text:p>
      <text:p text:style-name="P25"/>
      <text:p text:style-name="_5f_MyGrayBlock"><text:span text:style-name="T5">ln -s </text:span><text:span text:style-name="Variable"><text:span text:style-name="T6">target</text:span></text:span><text:span text:style-name="T5"> </text:span><text:span text:style-name="Variable"><text:span text:style-name="T6">link_name</text:span></text:span></text:p>
      <text:p text:style-name="P25"/>
      <text:p text:style-name="P26"><text:soft-page-break/>To change how the system boots, remove the former default target and then create a new symbolic link as shown below:</text:p>
      <text:p text:style-name="P26"/>
      <text:p text:style-name="Preformatted_20_Text"><text:span text:style-name="Strong_20_Emphasis"><text:span text:style-name="T56">sysadmin@localhost</text:span></text:span><text:span text:style-name="Strong_20_Emphasis"><text:span text:style-name="T60">:</text:span></text:span><text:span text:style-name="Strong_20_Emphasis"><text:span text:style-name="T62">~</text:span></text:span><text:span text:style-name="Strong_20_Emphasis"><text:span text:style-name="T60">$</text:span></text:span><text:span text:style-name="T59"> su -</text:span></text:p>
      <text:p text:style-name="Preformatted_20_Text">Password:</text:p>
      <text:p text:style-name="Preformatted_20_Text"><text:span text:style-name="Strong_20_Emphasis"><text:span text:style-name="T36">root@localhost</text:span></text:span><text:span text:style-name="Strong_20_Emphasis"><text:span text:style-name="T39">:</text:span></text:span><text:span text:style-name="Strong_20_Emphasis"><text:span text:style-name="T46">~</text:span></text:span><text:span text:style-name="Strong_20_Emphasis"><text:span text:style-name="T39">#</text:span></text:span><text:span text:style-name="T40"> rm -f /etc/systemd/system/default.target</text:span></text:p>
      <text:p text:style-name="Preformatted_20_Text"><text:span text:style-name="Strong_20_Emphasis"><text:span text:style-name="T36">root@localhost</text:span></text:span><text:span text:style-name="Strong_20_Emphasis"><text:span text:style-name="T39">:</text:span></text:span><text:span text:style-name="Strong_20_Emphasis"><text:span text:style-name="T46">~</text:span></text:span><text:span text:style-name="Strong_20_Emphasis"><text:span text:style-name="T39">#</text:span></text:span><text:span text:style-name="T40"> ln -sf /lib/systemd/system/graphical.target</text:span></text:p>
      <text:p text:style-name="Preformatted_20_Text">/etc/systemd/system/default.target</text:p>
      <text:p text:style-name="P9"><text:span text:style-name="T20">The previous example sets the default target to </text:span><text:span text:style-name="Source_20_Text"><text:span text:style-name="T21">graphical.target</text:span></text:span><text:span text:style-name="T20">, so the system would come up to a state like runlevel 5.</text:span></text:p>
      <text:p text:style-name="P15"/>
      <text:p text:style-name="_5f_MyTitle">18.3 Viewing Current Runlevel</text:p>
      <text:p text:style-name="P5">Despite having a default runlevel, a system may be at a different runlevel either because it was overridden at boot time or it may have been changed after the system booted.</text:p>
      <text:p text:style-name="P9"><text:span text:style-name="T11">One of the commands that displays the current runlevel is the </text:span><text:span text:style-name="Source_20_Text"><text:span text:style-name="T34">runlevel</text:span></text:span><text:span text:style-name="T11"> command, which shows the previous runlevel first, followed by the current runlevel. If no previous runlevel was achieved, then it will show </text:span><text:span text:style-name="Source_20_Text"><text:span text:style-name="T12">N</text:span></text:span><text:span text:style-name="T11"> for the previous runlevel. This means the system was booted into the current runlevel directly and has not switched.</text:span></text:p>
      <text:p text:style-name="BlockWarning"><text:span text:style-name="Strong_20_Emphasis">Note</text:span></text:p>
      <text:p text:style-name="BlockWarning">The following examples represent a system that is different from the virtual machine in this module. The examples may not match the output in our virtual environment.</text:p>
      <text:p text:style-name="P15"><text:span text:style-name="T70">The following example demonstrates executing the </text:span><text:span text:style-name="Source_20_Text"><text:span text:style-name="T64">runlevel</text:span></text:span><text:span text:style-name="T70"> command when the system has just booted to runlevel 5:</text:span></text:p>
      <text:p text:style-name="Preformatted_20_Text">root@ubuntu:~# runlevel</text:p>
      <text:p text:style-name="Preformatted_20_Text">N 2</text:p>
      <text:p text:style-name="P9"><text:span text:style-name="T11">The </text:span><text:span text:style-name="Source_20_Text"><text:span text:style-name="T34">who -r</text:span></text:span><text:span text:style-name="T11"> command also displays the current system runlevel. One benefit of this technique is that it will display the date and time that the current runlevel was reached:</text:span></text:p>
      <text:p text:style-name="Preformatted_20_Text">root@ubuntu:~# who -r</text:p>
      <text:p text:style-name="Preformatted_20_Text"><text:s text:c="8"/><text:span text:style-name="T66">run-level 2 <text:s/>2019-05-29 14:25</text:span></text:p>
      <text:p text:style-name="P9"><text:span text:style-name="T11">Although systemd doesn't actually use runlevels, it transparently translates its current target as a runlevel for compatibility with the </text:span><text:span text:style-name="Source_20_Text"><text:span text:style-name="T34">runlevel</text:span></text:span><text:span text:style-name="T11"> and </text:span><text:span text:style-name="Source_20_Text"><text:span text:style-name="T34">who -r</text:span></text:span><text:span text:style-name="T11"> commands. If a system has </text:span><text:soft-page-break/><text:span text:style-name="T11">reached the </text:span><text:span text:style-name="Source_20_Text"><text:span text:style-name="T28">multi-user.target</text:span></text:span><text:span text:style-name="T11">, then that will be translated to runlevel 3; if a system has reached the </text:span><text:span text:style-name="Source_20_Text"><text:span text:style-name="T28">graphical.target</text:span></text:span><text:span text:style-name="T27">,</text:span><text:span text:style-name="T11"> then that is translated to runlevel 5.</text:span></text:p>
      <text:p text:style-name="P15"/>
      <text:p text:style-name="_5f_MyTitle">18.4 Changing Runlevels and Targets</text:p>
      <text:p text:style-name="P5">Both the traditional SysVinit and Upstart support passing runlevels to the kernel as parameters from the bootloader to override the default runlevel.</text:p>
      <text:p text:style-name="P9"><text:span text:style-name="T11">To specify a different runlevel at boot time on a system that uses systemd, append to the kernel parameters an option with the following syntax where </text:span><text:span text:style-name="Source_20_Text"><text:span text:style-name="T12">DESIRED.TARGET</text:span></text:span><text:span text:style-name="T11"> is one of the systemd targets:</text:span></text:p>
      <text:p text:style-name="_5f_MyGrayBlock">systemd.unit=DESIRED.TARGET</text:p>
      <text:p text:style-name="P9"><text:span text:style-name="T11">The root user can also change runlevels while the operating system is running by using several commands, including the </text:span><text:span text:style-name="Source_20_Text"><text:span text:style-name="T34">init</text:span></text:span><text:span text:style-name="T11"> and </text:span><text:span text:style-name="Source_20_Text"><text:span text:style-name="T34">telinit</text:span></text:span><text:span text:style-name="T11"> commands, which allow the desired runlevel to be specified. There are also several commands that don't directly specify the runlevel number but are designed to make the system change runlevels.</text:span></text:p>
      <text:p text:style-name="P13"/>
      <text:p text:style-name="P49">The init and telinit Commands</text:p>
      <text:p text:style-name="P9"><text:span text:style-name="T11">To directly specify the runlevel to go to, either use </text:span><text:span text:style-name="Source_20_Text"><text:span text:style-name="T34">init</text:span></text:span><text:span text:style-name="T11"> or </text:span><text:span text:style-name="Source_20_Text"><text:span text:style-name="T34">telinit</text:span></text:span><text:span text:style-name="T11">. The </text:span><text:span text:style-name="Source_20_Text"><text:span text:style-name="T34">telinit</text:span></text:span><text:span text:style-name="T11"> command in some distributions has a </text:span><text:span text:style-name="Source_20_Text"><text:span text:style-name="T34">-t</text:span></text:span><text:span text:style-name="T11"> option, which allows for a time delay in seconds to be specified; otherwise, the </text:span><text:span text:style-name="Source_20_Text"><text:span text:style-name="T34">init</text:span></text:span><text:span text:style-name="T11"> and </text:span><text:span text:style-name="Source_20_Text"><text:span text:style-name="T34">telinit</text:span></text:span><text:span text:style-name="T11"> commands are functionally identical. In fact, on some systems, the </text:span><text:span text:style-name="Source_20_Text"><text:span text:style-name="T34">telinit</text:span></text:span><text:span text:style-name="T11"> command may be simply a link to the </text:span><text:span text:style-name="Source_20_Text"><text:span text:style-name="T34">init</text:span></text:span><text:span text:style-name="T11"> command.</text:span></text:p>
      <text:p text:style-name="P9"><text:span text:style-name="T11">To use these commands, simply specify the desired runlevel as an argument. For example, to reboot the system, use either the </text:span><text:span text:style-name="Source_20_Text"><text:span text:style-name="T34">init 6</text:span></text:span><text:span text:style-name="T11"> command or the </text:span><text:span text:style-name="Source_20_Text"><text:span text:style-name="T34">telinit 6</text:span></text:span><text:span text:style-name="T11"> command. Or, to go to runlevel 5, use either </text:span><text:span text:style-name="Source_20_Text"><text:span text:style-name="T34">init 5</text:span></text:span><text:span text:style-name="T11"> or </text:span><text:span text:style-name="Source_20_Text"><text:span text:style-name="T34">telinit 5</text:span></text:span><text:span text:style-name="T11">.</text:span></text:p>
      <text:p text:style-name="P5"/>
      <text:p text:style-name="BlockWarning"><text:span text:style-name="Strong_20_Emphasis">Important</text:span></text:p>
      <text:p text:style-name="BlockWarning">Changing runlevels will affect the applications or services you are running and can cause data loss or connection interruption for users accessing the system for those services.</text:p>
      <text:p text:style-name="P15"/>
      <text:p text:style-name="P15"><text:span text:style-name="T70">With the systemd replacement for </text:span><text:span text:style-name="Source_20_Text"><text:span text:style-name="T71">init</text:span></text:span><text:span text:style-name="T70">, the </text:span><text:span text:style-name="Source_20_Text"><text:span text:style-name="T64">init</text:span></text:span><text:span text:style-name="T70"> command can still be used to modify the runlevel; systemd will translate the desired runlevel to a target. For example, if </text:span><text:span text:style-name="Source_20_Text"><text:span text:style-name="T64">init 5</text:span></text:span><text:span text:style-name="T70"> is executed, then systemd would attempt to change to the </text:span><text:span text:style-name="Source_20_Text"><text:span text:style-name="T75">graphical.target</text:span></text:span><text:span text:style-name="T70"> state.</text:span></text:p>
      <text:p text:style-name="P5"><text:soft-page-break/>To have systemd natively switch to a target state, with root privileges execute:</text:p>
      <text:p text:style-name="_5f_MyGrayBlock">systemctl isolate DESIRED.TARGET</text:p>
      <text:p text:style-name="P9"><text:span text:style-name="T11">For example, to take the system to runlevel 1 execute the </text:span><text:span text:style-name="Source_20_Text"><text:span text:style-name="T34">systemctl isolate rescue.target</text:span></text:span><text:span text:style-name="T11"> command. Likewise, to natively go to runlevel 5, execute the </text:span><text:span text:style-name="Source_20_Text"><text:span text:style-name="T34">systemctl isolate graphical.target</text:span></text:span><text:span text:style-name="T11"> command.</text:span></text:p>
      <text:p text:style-name="P5"/>
      <text:p text:style-name="P49">The halt, poweroff, reboot, and shutdown Commands</text:p>
      <text:p text:style-name="P9"><text:span text:style-name="T11">To bring the system down to runlevel zero, execute the </text:span><text:span text:style-name="Source_20_Text"><text:span text:style-name="T34">halt</text:span></text:span><text:span text:style-name="T11">, </text:span><text:span text:style-name="Source_20_Text"><text:span text:style-name="T34">poweroff</text:span></text:span><text:span text:style-name="T11">, or </text:span><text:span text:style-name="Source_20_Text"><text:span text:style-name="T34">shutdown</text:span></text:span><text:span text:style-name="T11"> command.</text:span></text:p>
      <text:p text:style-name="P9"><text:span text:style-name="T11">While the </text:span><text:span text:style-name="Source_20_Text"><text:span text:style-name="T34">halt</text:span></text:span><text:span text:style-name="T11"> and </text:span><text:span text:style-name="Source_20_Text"><text:span text:style-name="T34">poweroff</text:span></text:span><text:span text:style-name="T11"> commands will begin shutting down the system immediately, the </text:span><text:span text:style-name="Source_20_Text"><text:span text:style-name="T34">shutdown</text:span></text:span><text:span text:style-name="T11"> command requires a time argument to indicate when the shutdown should begin. Formats of this time argument can be the word </text:span><text:span text:style-name="Source_20_Text"><text:span text:style-name="T12">now</text:span></text:span><text:span text:style-name="T11">, a countdown time in the </text:span><text:span text:style-name="Source_20_Text"><text:span text:style-name="T12">HH:MM</text:span></text:span><text:span text:style-name="T11"> format, or the number of minutes to delay in the </text:span><text:span text:style-name="Source_20_Text"><text:span text:style-name="T12">+M</text:span></text:span><text:span text:style-name="T11"> format. A message that will appear in the terminals of all users can also be specified with the </text:span><text:span text:style-name="Source_20_Text"><text:span text:style-name="T34">shutdown</text:span></text:span><text:span text:style-name="T11"> command. For example:</text:span></text:p>
      <text:p text:style-name="Preformatted_20_Text"><text:span text:style-name="Strong_20_Emphasis"><text:span text:style-name="T56">root@localhost</text:span></text:span><text:span text:style-name="Strong_20_Emphasis"><text:span text:style-name="T60">:</text:span></text:span><text:span text:style-name="Strong_20_Emphasis"><text:span text:style-name="T62">~</text:span></text:span><text:span text:style-name="Strong_20_Emphasis"><text:span text:style-name="T60">#</text:span></text:span><text:span text:style-name="T59"> shutdown now "System going down for repairs"</text:span></text:p>
      <text:p text:style-name="P7"/>
      <text:p text:style-name="P9"><text:span text:style-name="T11">The message </text:span><text:span text:style-name="Source_20_Text"><text:span text:style-name="T28">System going down for repairs</text:span></text:span><text:span text:style-name="T11"> would be displayed in the terminal window of each user who is currently logged in.</text:span></text:p>
      <text:p text:style-name="P9"><text:span text:style-name="T11">Oddly enough, if an option is not specified, then the </text:span><text:span text:style-name="Source_20_Text"><text:span text:style-name="T34">shutdown</text:span></text:span><text:span text:style-name="T11"> command will actually take the system down to runlevel 1. The </text:span><text:span text:style-name="Source_20_Text"><text:span text:style-name="T34">shutdown</text:span></text:span><text:span text:style-name="T11"> command used with the </text:span><text:span text:style-name="Source_20_Text"><text:span text:style-name="T34">-r</text:span></text:span><text:span text:style-name="T11"> option is similar to using the </text:span><text:span text:style-name="Source_20_Text"><text:span text:style-name="T34">reboot</text:span></text:span><text:span text:style-name="T11"> command and will cause the system to go to runlevel 6. The </text:span><text:span text:style-name="Source_20_Text"><text:span text:style-name="T34">shutdown</text:span></text:span><text:span text:style-name="T11"> command used with the </text:span><text:span text:style-name="Source_20_Text"><text:span text:style-name="T34">-h</text:span></text:span><text:span text:style-name="T11"> option is similar to using the </text:span><text:span text:style-name="Source_20_Text"><text:span text:style-name="T34">halt</text:span></text:span><text:span text:style-name="T11"> command and will cause the system to go to runlevel 0.</text:span></text:p>
      <text:p text:style-name="P15"/>
      <text:p text:style-name="_5f_MyBlockPrimary"><text:span text:style-name="Strong_20_Emphasis"><text:span text:style-name="T70">Consider This</text:span></text:span></text:p>
      <text:p text:style-name="_5f_MyBlockPrimary"><text:span text:style-name="T11">It isn't always necessary to go to runlevel 5 (in most distributions) in order to be able to use the Graphic User Interface (GUI). The GUI that is usually provided by software known as X Windows can also be started by the </text:span><text:span text:style-name="Source_20_Text"><text:span text:style-name="T34">startx</text:span></text:span><text:span text:style-name="T11"> command.</text:span></text:p>
      <text:p text:style-name="P46">After using the graphical environment, use the graphical logout to end the X Windows session.</text:p>
      <text:p text:style-name="_5f_MyBlockPrimary"><text:span text:style-name="T11">Using the </text:span><text:span text:style-name="Source_20_Text"><text:span text:style-name="T34">startx</text:span></text:span><text:span text:style-name="T11"> command doesn't require root privileges the way that the </text:span><text:span text:style-name="Source_20_Text"><text:span text:style-name="T34">init 5</text:span></text:span><text:span text:style-name="T11"> or </text:span><text:span text:style-name="Source_20_Text"><text:span text:style-name="T34">systemctl isolate graphical.target</text:span></text:span><text:span text:style-name="T11"> commands do.</text:span></text:p>
      <text:p text:style-name="P15"><text:soft-page-break/></text:p>
      <text:p text:style-name="_5f_MyTitle">18.5 The wall Command</text:p>
      <text:p text:style-name="P9"><text:span text:style-name="T11">Sometimes the system administrator needs to send messages regarding a pending event to all users. While it is possible to send a message using the </text:span><text:span text:style-name="Source_20_Text"><text:span text:style-name="T34">shutdown</text:span></text:span><text:span text:style-name="T11"> command:</text:span></text:p>
      <text:p text:style-name="Preformatted_20_Text"><text:span text:style-name="Strong_20_Emphasis"><text:span text:style-name="T37">root@localhost</text:span></text:span><text:span text:style-name="Strong_20_Emphasis"><text:span text:style-name="T41">:</text:span></text:span><text:span text:style-name="Strong_20_Emphasis"><text:span text:style-name="T47">~</text:span></text:span><text:span text:style-name="Strong_20_Emphasis"><text:span text:style-name="T41">#</text:span></text:span><text:span text:style-name="T42"> shutdown now "System going down for repairs"</text:span></text:p>
      <text:p text:style-name="P9"><text:span text:style-name="T11">There are instances when the notification may not require the imminent shutdown of the system. This is what the </text:span><text:span text:style-name="Source_20_Text"><text:span text:style-name="T34">wall</text:span></text:span><text:span text:style-name="T11"> command is used for. The </text:span><text:span text:style-name="Source_20_Text"><text:span text:style-name="T34">wall</text:span></text:span><text:span text:style-name="T11"> command can be used to display a message or the contents of a file to all users on the system. For example, the following message is being piped to the </text:span><text:span text:style-name="Source_20_Text"><text:span text:style-name="T34">wall</text:span></text:span><text:span text:style-name="T11"> command from the </text:span><text:span text:style-name="Source_20_Text"><text:span text:style-name="T34">echo</text:span></text:span><text:span text:style-name="T11"> command:</text:span></text:p>
      <text:p text:style-name="P33"><text:span text:style-name="Strong_20_Emphasis"><text:span text:style-name="T37">root@localhost</text:span></text:span><text:span text:style-name="Strong_20_Emphasis"><text:span text:style-name="T41">:</text:span></text:span><text:span text:style-name="Strong_20_Emphasis"><text:span text:style-name="T47">~</text:span></text:span><text:span text:style-name="Strong_20_Emphasis"><text:span text:style-name="T41">#</text:span></text:span><text:span text:style-name="T42"> exit</text:span></text:p>
      <text:p text:style-name="P34">logout</text:p>
      <text:p text:style-name="P33"><text:span text:style-name="Strong_20_Emphasis"><text:span text:style-name="T37">sysadmin@localhost</text:span></text:span><text:span text:style-name="Strong_20_Emphasis"><text:span text:style-name="T41">:</text:span></text:span><text:span text:style-name="Strong_20_Emphasis"><text:span text:style-name="T47">~</text:span></text:span><text:span text:style-name="Strong_20_Emphasis"><text:span text:style-name="T41">$</text:span></text:span><text:span text:style-name="T42"> echo -e "The server will be offline on Saturday</text:span></text:p>
      <text:p text:style-name="P34">from\n6:00PM to 12:00PM for scheduled maintenance" | wall</text:p>
      <text:p text:style-name="P34">Broadcast message from sysadmin@localhost (console) (Wed May 29 22:13:59</text:p>
      <text:p text:style-name="P34">2019):</text:p>
      <text:p text:style-name="P34"/>
      <text:p text:style-name="P34">The server will be offline on Saturday from</text:p>
      <text:p text:style-name="P34">6:00PM to 12:00PM for scheduled maintenance</text:p>
      <text:p text:style-name="P9"><text:span text:style-name="T11">The </text:span><text:span text:style-name="Source_20_Text"><text:span text:style-name="T34">wall</text:span></text:span><text:span text:style-name="T11"> command accepts standard input or the name of a file. To display a file, the </text:span><text:span text:style-name="Source_20_Text"><text:span text:style-name="T34">wall</text:span></text:span><text:span text:style-name="T11"> command either requires the user to have root privileges or the contents to be piped in from another command, such as the </text:span><text:span text:style-name="Source_20_Text"><text:span text:style-name="T34">cat</text:span></text:span><text:span text:style-name="T11"> command. Without either, the </text:span><text:span text:style-name="Source_20_Text"><text:span text:style-name="T34">wall</text:span></text:span><text:span text:style-name="T11"> command will display an error message:</text:span></text:p>
      <text:p text:style-name="P43"><text:span text:style-name="Strong_20_Emphasis"><text:span text:style-name="T55">sysadmin@localhost</text:span></text:span><text:span text:style-name="Strong_20_Emphasis"><text:span text:style-name="T57">:</text:span></text:span><text:span text:style-name="Strong_20_Emphasis"><text:span text:style-name="T61">~</text:span></text:span><text:span text:style-name="Strong_20_Emphasis"><text:span text:style-name="T57">$</text:span></text:span><text:span text:style-name="T58"> cd Documents</text:span></text:p>
      <text:p text:style-name="P43"><text:span text:style-name="Strong_20_Emphasis"><text:span text:style-name="T38">sysadmin@localhost</text:span></text:span><text:span text:style-name="Strong_20_Emphasis"><text:span text:style-name="T43">:</text:span></text:span><text:span text:style-name="Strong_20_Emphasis"><text:span text:style-name="T48">~/Documents</text:span></text:span><text:span text:style-name="Strong_20_Emphasis"><text:span text:style-name="T43">$</text:span></text:span><text:span text:style-name="T44"> wall letters.txt</text:span></text:p>
      <text:p text:style-name="P44">wall: will not read letters.txt - use stdin.</text:p>
      <text:p text:style-name="P43"><text:span text:style-name="Strong_20_Emphasis"><text:span text:style-name="T38">sysadmin@localhost</text:span></text:span><text:span text:style-name="Strong_20_Emphasis"><text:span text:style-name="T43">:</text:span></text:span><text:span text:style-name="Strong_20_Emphasis"><text:span text:style-name="T48">~/Documents</text:span></text:span><text:span text:style-name="Strong_20_Emphasis"><text:span text:style-name="T43">$</text:span></text:span><text:span text:style-name="T44"> sudo wall letters.txt</text:span></text:p>
      <text:p text:style-name="P44">[sudo] password for sysadmin:</text:p>
      <text:p text:style-name="P44"/>
      <text:p text:style-name="P44">Broadcast message from sysadmin@localhost (console) (Wed May 29 22:15:23</text:p>
      <text:p text:style-name="P44">2019):</text:p>
      <text:p text:style-name="P44"/>
      <text:p text:style-name="P44">a</text:p>
      <text:p text:style-name="P44">b</text:p>
      <text:p text:style-name="P44">c</text:p>
      <text:p text:style-name="P44"><text:soft-page-break/>d</text:p>
      <text:p text:style-name="P44">e</text:p>
      <text:p text:style-name="P44"/>
      <text:p text:style-name="P43"><text:span text:style-name="Strong_20_Emphasis"><text:span text:style-name="T38">sysadmin@localhost</text:span></text:span><text:span text:style-name="Strong_20_Emphasis"><text:span text:style-name="T43">:</text:span></text:span><text:span text:style-name="Strong_20_Emphasis"><text:span text:style-name="T48">~/Documents</text:span></text:span><text:span text:style-name="Strong_20_Emphasis"><text:span text:style-name="T43">$</text:span></text:span><text:span text:style-name="T44"> cat letters.txt | wall</text:span></text:p>
      <text:p text:style-name="P44"/>
      <text:p text:style-name="P44">Broadcast message from sysadmin@localhost (console) (Wed May 29 22:17:44</text:p>
      <text:p text:style-name="P44">2019):</text:p>
      <text:p text:style-name="P44"/>
      <text:p text:style-name="P44">a</text:p>
      <text:p text:style-name="P44">b</text:p>
      <text:p text:style-name="P44">c</text:p>
      <text:p text:style-name="P44">d</text:p>
      <text:p text:style-name="P44">e</text:p>
      <text:p text:style-name="P8"/>
      <text:p text:style-name="P9"><text:span text:style-name="T15">The </text:span><text:span text:style-name="Source_20_Text"><text:span text:style-name="T35">-n</text:span></text:span><text:span text:style-name="T15"> option can be used by the </text:span><text:span text:style-name="Source_20_Text"><text:span text:style-name="T35">wall</text:span></text:span><text:span text:style-name="T15"> command to suppress the leading banner:</text:span></text:p>
      <text:p text:style-name="P8"/>
      <text:p text:style-name="P43"><text:span text:style-name="Strong_20_Emphasis"><text:span text:style-name="T38">sysadmin@localhost</text:span></text:span><text:span text:style-name="Strong_20_Emphasis"><text:span text:style-name="T43">:</text:span></text:span><text:span text:style-name="Strong_20_Emphasis"><text:span text:style-name="T48">~/Documents</text:span></text:span><text:span text:style-name="Strong_20_Emphasis"><text:span text:style-name="T43">$</text:span></text:span><text:span text:style-name="T44"> sudo cat letters.txt | wall -n</text:span></text:p>
      <text:p text:style-name="P44">wall: --nobanner is available only for root</text:p>
      <text:p text:style-name="P44"/>
      <text:p text:style-name="P44">Broadcast message from sysadmin@localhost (console) (Wed May 29 22:18:24</text:p>
      <text:p text:style-name="P44">2019):</text:p>
      <text:p text:style-name="P44"/>
      <text:p text:style-name="P44">a</text:p>
      <text:p text:style-name="P44">b</text:p>
      <text:p text:style-name="P44">c</text:p>
      <text:p text:style-name="P44">d</text:p>
      <text:p text:style-name="P44">e</text:p>
      <text:p text:style-name="P15"/>
      <text:p text:style-name="_5f_MyTitle">18.6 Managing System Services</text:p>
      <text:p text:style-name="P9"><text:span text:style-name="T11">As the administrator of a system, it is possible to control which services will be provided by the various </text:span><text:span text:style-name="Variable"><text:span text:style-name="T14">daemons</text:span></text:span><text:span text:style-name="T11"> (processes that run in the background of the system). If you want to test services out or have them temporarily enabled or disabled, then you could manually manage them.</text:span></text:p>
      <text:p text:style-name="P5">Typically, administrators will want to automate the management of services, so when the system is taken to a specific runlevel or target state, they will know what services should automatically be available.</text:p>
      <text:p text:style-name="P9"><text:span text:style-name="T11">If a system is using the traditional</text:span><text:span text:style-name="T27"> </text:span><text:span text:style-name="Source_20_Text"><text:span text:style-name="T28">init</text:span></text:span><text:span text:style-name="T27"> </text:span><text:span text:style-name="T11">process to manage system services, then the scripts in the</text:span><text:span text:style-name="T27"> </text:span><text:span text:style-name="Source_20_Text"><text:span text:style-name="T28">/etc/rc.d/init.d</text:span></text:span><text:span text:style-name="T27"> </text:span><text:span text:style-name="T11">directory are used to manage the state of those system </text:span><text:soft-page-break/><text:span text:style-name="T11">services. For convenience, this directory will usually have a symbolic link from the</text:span><text:span text:style-name="T27"> </text:span><text:span text:style-name="Source_20_Text"><text:span text:style-name="T28">/etc/init.d</text:span></text:span><text:span text:style-name="T27"> </text:span><text:span text:style-name="T11">file. The scripts in this directory are often referred to as</text:span><text:span text:style-name="T27"> </text:span><text:span text:style-name="Source_20_Text"><text:span text:style-name="T28">init</text:span></text:span><text:span text:style-name="T27"> </text:span><text:span text:style-name="T11">scripts.</text:span></text:p>
      <text:p text:style-name="P9"><text:span text:style-name="T11">To manually manage the state of a service, such as a web server, use the appropriate script in the</text:span><text:span text:style-name="T27"> </text:span><text:span text:style-name="Source_20_Text"><text:span text:style-name="T28">/etc/rc.d/init.d</text:span></text:span><text:span text:style-name="T27"> </text:span><text:span text:style-name="T11">directory to start, stop, or otherwise change the state of the web server. To manage a service with these scripts, run the script with an argument which specifies what the script is supposed to do.</text:span></text:p>
      <text:p text:style-name="P9"><text:span text:style-name="T11">For example, on a Red Hat Enterprise Linux distribution, the script to manage the web server has a path name of</text:span><text:span text:style-name="T27"> </text:span><text:span text:style-name="Source_20_Text"><text:span text:style-name="T28">/etc/rc.d/init.d/httpd</text:span></text:span><text:span text:style-name="T27">.</text:span><text:span text:style-name="T11"> So, to manually start the web server, you would execute the following command as the root user:</text:span></text:p>
      <text:p text:style-name="P16"/>
      <text:p text:style-name="BlockWarning"><text:span text:style-name="Strong_20_Emphasis">Note</text:span></text:p>
      <text:p text:style-name="BlockWarning">The following examples represent a system that is different from the virtual machine in this module. The examples may not match the output in our virtual environment.</text:p>
      <text:p text:style-name="P17"/>
      <text:p text:style-name="Preformatted_20_Text">[root@localhost ~]# /etc/rc.d/init.d/httpd start</text:p>
      <text:p text:style-name="Preformatted_20_Text">Starting httpd:</text:p>
      <text:p text:style-name="P5">To manually stop a running web server, execute:</text:p>
      <text:p text:style-name="Preformatted_20_Text">[root@localhost ~]# /etc/rc.d/init.d/httpd stop</text:p>
      <text:p text:style-name="Preformatted_20_Text">Stopping httpd:</text:p>
      <text:p text:style-name="P9"><text:span text:style-name="T11">Instead of having to type the full path name to the script, many systems provide a </text:span><text:span text:style-name="Source_20_Text"><text:span text:style-name="T34">service</text:span></text:span><text:span text:style-name="T11"> script that allows the </text:span><text:span text:style-name="Source_20_Text"><text:span text:style-name="T12">init</text:span></text:span><text:span text:style-name="T11"> script to be executed without having to type the full path to the script; instead, simply provide the </text:span><text:span text:style-name="Source_20_Text"><text:span text:style-name="T12">init</text:span></text:span><text:span text:style-name="T11"> program name and the function the script should do as arguments. For example, to start and stop the web server, use:</text:span></text:p>
      <text:p text:style-name="Preformatted_20_Text">[root@localhost ~]# service httpd start</text:p>
      <text:p text:style-name="Preformatted_20_Text">[root@localhost ~]# service httpd stop</text:p>
      <text:p text:style-name="P5">It is also possible to stop and start the web server daemon by typing:</text:p>
      <text:p text:style-name="Preformatted_20_Text">[root@localhost ~]# service httpd restart</text:p>
      <text:p text:style-name="P18"/>
      <text:p text:style-name="_5f_MyBlockPrimary"><text:span text:style-name="Strong_20_Emphasis">Consider This</text:span></text:p>
      <text:p text:style-name="_5f_MyBlockPrimary"><text:span text:style-name="T15">While the </text:span><text:span text:style-name="Source_20_Text"><text:span text:style-name="T35">service</text:span></text:span><text:span text:style-name="T15"> command may seem easier than typing the full path name, this isn't always the case. Command name completion using the </text:span><text:span text:style-name="Strong_20_Emphasis"><text:span text:style-name="T17">Tab</text:span></text:span><text:span text:style-name="T15"> key can often make typing the full path name quicker. For example, </text:span><text:span text:style-name="Source_20_Text"><text:span text:style-name="T30">/etc/init.d/httpd</text:span></text:span><text:span text:style-name="Source_20_Text"><text:span text:style-name="T16"> stop</text:span></text:span><text:span text:style-name="T15"> could be typed quickly by using the </text:span><text:span text:style-name="Strong_20_Emphasis"><text:span text:style-name="T17">Tab</text:span></text:span><text:span text:style-name="T15"> key.</text:span></text:p>
      <text:p text:style-name="_5f_MyBlockPrimary"><text:soft-page-break/><text:span text:style-name="T15">For the </text:span><text:span text:style-name="Source_20_Text"><text:span text:style-name="T16">httpd</text:span></text:span><text:span text:style-name="T15"> script, this may be considered a wasted effort when compared to simply using the </text:span><text:span text:style-name="Source_20_Text"><text:span text:style-name="T35">service</text:span></text:span><text:span text:style-name="T15"> command. But consider a path like </text:span><text:span text:style-name="Source_20_Text"><text:span text:style-name="T30">/etc/init.d/blk-availability</text:span></text:span><text:span text:style-name="T15">; if this is used with the </text:span><text:span text:style-name="Source_20_Text"><text:span text:style-name="T35">service</text:span></text:span><text:span text:style-name="T15"> command, you need to type completely (and remember the exact name) </text:span><text:span text:style-name="Source_20_Text"><text:span text:style-name="T16">blk-availability</text:span></text:span><text:span text:style-name="T15">.</text:span></text:p>
      <text:p text:style-name="P47">Using the full path may be easier because the shell can auto-complete most of the name (if you remember what it starts with).</text:p>
      <text:p text:style-name="P18"/>
      <text:p text:style-name="P13">Different scripts have different capabilities or functions that they can perform. To discover what a script can do, execute the script without any argument. For example:</text:p>
      <text:p text:style-name="P36">[root@localhost ~]# /etc/init.d/httpd</text:p>
      <text:p text:style-name="P36">Usage: httpd {start|stop|restart|conderestart|try-restart|force-reload|reload|status|fullstatus|graceful|help|configtest}</text:p>
      <text:p text:style-name="P9"><text:span text:style-name="T22">The following table explains the purpose of these functions of the </text:span><text:span text:style-name="Source_20_Text"><text:span text:style-name="T23">httpd</text:span></text:span><text:span text:style-name="T22"> script, which many other scripts can also implement:</text:span></text:p>
      <text:p text:style-name="P18"/>
      <text:p text:style-name="P18"/>
      <table:table table:name="Table2" table:style-name="Table2" table:template-name="MyTable">
        <table:table-column table:style-name="Table2.A"/>
        <table:table-column table:style-name="Table2.B"/>
        <table:table-row table:style-name="Table2.1">
          <table:table-cell table:style-name="Table2.A1" office:value-type="string">
            <text:p text:style-name="P41">Argument</text:p>
          </table:table-cell>
          <table:table-cell table:style-name="Table2.B1" office:value-type="string">
            <text:p text:style-name="P41">Function</text:p>
          </table:table-cell>
        </table:table-row>
        <table:table-row table:style-name="Table2.1">
          <table:table-cell table:style-name="Table2.A2" office:value-type="string">
            <text:p text:style-name="P39"><text:span text:style-name="Source_20_Text"><text:span text:style-name="T7">start</text:span></text:span></text:p>
          </table:table-cell>
          <table:table-cell table:style-name="Table2.B2" office:value-type="string">
            <text:p text:style-name="P39">If the service is not running, then attempt to start it.</text:p>
          </table:table-cell>
        </table:table-row>
        <table:table-row table:style-name="Table2.1">
          <table:table-cell table:style-name="Table2.A2" office:value-type="string">
            <text:p text:style-name="P39"><text:span text:style-name="Source_20_Text"><text:span text:style-name="T7">stop</text:span></text:span></text:p>
          </table:table-cell>
          <table:table-cell table:style-name="Table2.B2" office:value-type="string">
            <text:p text:style-name="P39">If the service is running, then attempt to stop it.</text:p>
          </table:table-cell>
        </table:table-row>
        <table:table-row table:style-name="Table2.1">
          <table:table-cell table:style-name="Table2.A2" office:value-type="string">
            <text:p text:style-name="P39"><text:span text:style-name="Source_20_Text"><text:span text:style-name="T7">restart</text:span></text:span></text:p>
          </table:table-cell>
          <table:table-cell table:style-name="Table2.B2" office:value-type="string">
            <text:p text:style-name="P39">Stop and then start the service over. If a major configuration change is made to a service, it may have to be restarted to make the change effective.</text:p>
          </table:table-cell>
        </table:table-row>
        <table:table-row table:style-name="Table2.1">
          <table:table-cell table:style-name="Table2.A2" office:value-type="string">
            <text:p text:style-name="P39"><text:span text:style-name="Source_20_Text"><text:span text:style-name="T7">condrestart</text:span></text:span></text:p>
          </table:table-cell>
          <table:table-cell table:style-name="Table2.B2" office:value-type="string">
            <text:p text:style-name="P39">Restart the service on the condition that it is currently running.</text:p>
          </table:table-cell>
        </table:table-row>
        <table:table-row table:style-name="Table2.1">
          <table:table-cell table:style-name="Table2.A2" office:value-type="string">
            <text:p text:style-name="P39"><text:span text:style-name="Source_20_Text"><text:span text:style-name="T7">try-restart</text:span></text:span></text:p>
          </table:table-cell>
          <table:table-cell table:style-name="Table2.B2" office:value-type="string">
            <text:p text:style-name="P39"><text:span text:style-name="T67">Same as </text:span><text:span text:style-name="Source_20_Text"><text:span text:style-name="T73">condrestart</text:span></text:span><text:span text:style-name="T67">.</text:span></text:p>
          </table:table-cell>
        </table:table-row>
        <table:table-row table:style-name="Table2.1">
          <table:table-cell table:style-name="Table2.A2" office:value-type="string">
            <text:p text:style-name="P39"><text:span text:style-name="Source_20_Text"><text:span text:style-name="T7">reload</text:span></text:span></text:p>
          </table:table-cell>
          <table:table-cell table:style-name="Table2.B2" office:value-type="string">
            <text:p text:style-name="P39">Read and load the configuration for the service. Reloading the configuration file of a service is normally a less disruptive way to make configuration changes to a service effective, but may not be successful for major changes.</text:p>
          </table:table-cell>
        </table:table-row>
        <table:table-row table:style-name="Table2.1">
          <table:table-cell table:style-name="Table2.A2" office:value-type="string">
            <text:p text:style-name="P39"><text:span text:style-name="Source_20_Text"><text:span text:style-name="T7">status</text:span></text:span></text:p>
          </table:table-cell>
          <table:table-cell table:style-name="Table2.B2" office:value-type="string">
            <text:p text:style-name="P39"><text:span text:style-name="T67">Show whether the service is stopped or the process id (PID) if the service is running. Note: It is also possible to use the </text:span><text:span text:style-name="Source_20_Text"><text:span text:style-name="T65">service --status-</text:span></text:span><text:soft-page-break/><text:span text:style-name="Source_20_Text"><text:span text:style-name="T65">all</text:span></text:span><text:span text:style-name="T67"> command to see the status of all daemons.</text:span></text:p>
          </table:table-cell>
        </table:table-row>
        <table:table-row table:style-name="Table2.1">
          <table:table-cell table:style-name="Table2.A2" office:value-type="string">
            <text:p text:style-name="P39"><text:span text:style-name="Source_20_Text"><text:span text:style-name="T7">fullstatus</text:span></text:span></text:p>
          </table:table-cell>
          <table:table-cell table:style-name="Table2.B2" office:value-type="string">
            <text:p text:style-name="P39"><text:span text:style-name="T67">For the Apache web server, displays the URL </text:span><text:span text:style-name="Source_20_Text"><text:span text:style-name="T3">/server-status</text:span></text:span><text:span text:style-name="T67">.</text:span></text:p>
          </table:table-cell>
        </table:table-row>
        <table:table-row table:style-name="Table2.1">
          <table:table-cell table:style-name="Table2.A2" office:value-type="string">
            <text:p text:style-name="P39"><text:span text:style-name="Source_20_Text"><text:span text:style-name="T7">graceful</text:span></text:span></text:p>
          </table:table-cell>
          <table:table-cell table:style-name="Table2.B2" office:value-type="string">
            <text:p text:style-name="P39">For the Apache web server, it gracefully restarts the server. If the server is not running, then it is started. Unlike a normal restart, open connections are not aborted.</text:p>
          </table:table-cell>
        </table:table-row>
        <table:table-row table:style-name="Table2.1">
          <table:table-cell table:style-name="Table2.A2" office:value-type="string">
            <text:p text:style-name="P39"><text:span text:style-name="Source_20_Text"><text:span text:style-name="T7">help</text:span></text:span></text:p>
          </table:table-cell>
          <table:table-cell table:style-name="Table2.B2" office:value-type="string">
            <text:p text:style-name="P39">Displays the usage of the script.</text:p>
          </table:table-cell>
        </table:table-row>
        <table:table-row table:style-name="Table2.1">
          <table:table-cell table:style-name="Table2.A2" office:value-type="string">
            <text:p text:style-name="P39"><text:span text:style-name="Source_20_Text"><text:span text:style-name="T7">configtest</text:span></text:span></text:p>
          </table:table-cell>
          <table:table-cell table:style-name="Table2.B2" office:value-type="string">
            <text:p text:style-name="P39">Checks the configuration files for correctness. For some services, if the configuration file is modified, then this can be used to verify that the changes have no syntax errors.</text:p>
          </table:table-cell>
        </table:table-row>
      </table:table>
      <text:p text:style-name="P18"/>
      <text:p text:style-name="P18"/>
      <text:p text:style-name="_5f_MyTitle">18.7 Runlevel Directories</text:p>
      <text:p text:style-name="P9"><text:span text:style-name="T11">Even though it is possible to start up services manually, most services are automatically started up by whatever </text:span><text:span text:style-name="Source_20_Text"><text:span text:style-name="T12">init</text:span></text:span><text:span text:style-name="T11"> process the system uses.</text:span></text:p>
      <text:p text:style-name="P9"><text:span text:style-name="T11">With the traditional </text:span><text:span text:style-name="Source_20_Text"><text:span text:style-name="T12">init</text:span></text:span><text:span text:style-name="T11"> process, specific directories are used to manage which services will be automatically started or stopped at different runlevels. In many Linux distributions, these directories all exist within the </text:span><text:span text:style-name="Source_20_Text"><text:span text:style-name="T12">/etc</text:span></text:span><text:span text:style-name="T11"> directory and have the following path names:</text:span></text:p>
      <text:list xml:id="list1865807699" text:style-name="L2">
        <text:list-item>
          <text:p text:style-name="P52"><text:span text:style-name="Source_20_Text"><text:span text:style-name="T12">rc0.d</text:span></text:span></text:p>
        </text:list-item>
        <text:list-item>
          <text:p text:style-name="P52"><text:span text:style-name="Source_20_Text"><text:span text:style-name="T12">rc1.d</text:span></text:span></text:p>
        </text:list-item>
        <text:list-item>
          <text:p text:style-name="P52"><text:span text:style-name="Source_20_Text"><text:span text:style-name="T12">rc2.d</text:span></text:span></text:p>
        </text:list-item>
        <text:list-item>
          <text:p text:style-name="P52"><text:span text:style-name="Source_20_Text"><text:span text:style-name="T12">rc3.d</text:span></text:span></text:p>
        </text:list-item>
        <text:list-item>
          <text:p text:style-name="P52"><text:span text:style-name="Source_20_Text"><text:span text:style-name="T12">rc4.d</text:span></text:span></text:p>
        </text:list-item>
        <text:list-item>
          <text:p text:style-name="P52"><text:span text:style-name="Source_20_Text"><text:span text:style-name="T12">rc5.d</text:span></text:span></text:p>
        </text:list-item>
        <text:list-item>
          <text:p text:style-name="P52"><text:span text:style-name="Source_20_Text"><text:span text:style-name="T12">rc6.d</text:span></text:span></text:p>
        </text:list-item>
      </text:list>
      <text:p text:style-name="P9"><text:span text:style-name="T11">The number in the directory name represents the runlevel that it manages; for example, </text:span><text:span text:style-name="Source_20_Text"><text:span text:style-name="T12">rc0.d</text:span></text:span><text:span text:style-name="T11"> is for runlevel 0 and </text:span><text:span text:style-name="Source_20_Text"><text:span text:style-name="T12">rc1.d</text:span></text:span><text:span text:style-name="T11"> is for runlevel 1. To demonstrate, the directories that are used to manage which services will be automatically started or stopped at different runlevels in our VM can be found in the </text:span><text:span text:style-name="Source_20_Text"><text:span text:style-name="T12">/etc</text:span></text:span><text:span text:style-name="T11"> directory. To display these directories, execute the following command:</text:span></text:p>
      <text:p text:style-name="P18"/>
      <text:p text:style-name="Preformatted_20_Text"><text:span text:style-name="Strong_20_Emphasis"><text:span text:style-name="T56">sysadmin@localhost</text:span></text:span><text:span text:style-name="Strong_20_Emphasis"><text:span text:style-name="T60">:</text:span></text:span><text:span text:style-name="Strong_20_Emphasis"><text:span text:style-name="T62">~</text:span></text:span><text:span text:style-name="Strong_20_Emphasis"><text:span text:style-name="T60">$</text:span></text:span><text:span text:style-name="T59"> cd /etc</text:span></text:p>
      <text:p text:style-name="Preformatted_20_Text"><text:span text:style-name="Strong_20_Emphasis"><text:span text:style-name="T36">sysadmin@localhost</text:span></text:span><text:span text:style-name="Strong_20_Emphasis"><text:span text:style-name="T39">:</text:span></text:span><text:span text:style-name="Strong_20_Emphasis"><text:span text:style-name="T46">/etc</text:span></text:span><text:span text:style-name="Strong_20_Emphasis"><text:span text:style-name="T39">$</text:span></text:span><text:span text:style-name="T40"> ls -d rc*</text:span></text:p>
      <text:p text:style-name="Preformatted_20_Text"><text:soft-page-break/><text:span text:style-name="Strong_20_Emphasis">rc0.d <text:s/>rc1.d <text:s/>rc2.d <text:s/>rc3.d <text:s/>rc4.d <text:s/>rc5.d <text:s/>rc6.d <text:s/>rcS.d</text:span></text:p>
      <text:p text:style-name="P9"><text:span text:style-name="T11">To have a service started in a runlevel, a symbolic link to the </text:span><text:span text:style-name="Source_20_Text"><text:span text:style-name="T12">init</text:span></text:span><text:span text:style-name="T11"> script in the  </text:span><text:span text:style-name="Source_20_Text"><text:span text:style-name="T28">/etc/rc.d/init.d</text:span></text:span><text:span text:style-name="T11">  directory can be created in the appropriate runlevel directory. This link name must start with the letter </text:span><text:span text:style-name="Source_20_Text"><text:span text:style-name="T12">S</text:span></text:span><text:span text:style-name="T11">, followed by a number from one to ninety-nine, and the name of the </text:span><text:span text:style-name="Source_20_Text"><text:span text:style-name="T12">init</text:span></text:span><text:span text:style-name="T11"> script that it is linked to.</text:span></text:p>
      <text:p text:style-name="Preformatted_20_Text"><text:span text:style-name="Strong_20_Emphasis"><text:span text:style-name="T36">sysadmin@localhost</text:span></text:span><text:span text:style-name="Strong_20_Emphasis"><text:span text:style-name="T39">:</text:span></text:span><text:span text:style-name="Strong_20_Emphasis"><text:span text:style-name="T46">/etc</text:span></text:span><text:span text:style-name="Strong_20_Emphasis"><text:span text:style-name="T39">$</text:span></text:span><text:span text:style-name="T40"> cd rc2.d</text:span></text:p>
      <text:p text:style-name="Preformatted_20_Text"><text:span text:style-name="Strong_20_Emphasis"><text:span text:style-name="T36">sysadmin@localhost</text:span></text:span><text:span text:style-name="Strong_20_Emphasis"><text:span text:style-name="T39">:</text:span></text:span><text:span text:style-name="Strong_20_Emphasis"><text:span text:style-name="T46">/etc/rc2.d</text:span></text:span><text:span text:style-name="Strong_20_Emphasis"><text:span text:style-name="T39">$</text:span></text:span><text:span text:style-name="T40"> ls</text:span></text:p>
      <text:p text:style-name="Preformatted_20_Text"><text:span text:style-name="Strong_20_Emphasis">S01bind9 <text:s text:c="12"/>S01cron <text:s/>S01irqbalance <text:s/>S01rsync <text:s text:c="3"/>S01ssh</text:span></text:p>
      <text:p text:style-name="Preformatted_20_Text"><text:span text:style-name="Strong_20_Emphasis">S01console-setup.sh <text:s/>S01dbus <text:s/>S01plymouth <text:s text:c="3"/>S01rsyslog <text:s/>S01uuidd</text:span></text:p>
      <text:p text:style-name="Preformatted_20_Text"><text:span text:style-name="Strong_20_Emphasis"><text:span text:style-name="T36">sysadmin@localhost</text:span></text:span><text:span text:style-name="Strong_20_Emphasis"><text:span text:style-name="T39">:</text:span></text:span><text:span text:style-name="Strong_20_Emphasis"><text:span text:style-name="T46">/etc/rc2.d</text:span></text:span><text:span text:style-name="Strong_20_Emphasis"><text:span text:style-name="T39">$</text:span></text:span><text:span text:style-name="T40"> cd</text:span></text:p>
      <text:p text:style-name="P9"><text:span text:style-name="T11">For example, when the web server is set to start on a Linux system in runlevel </text:span><text:span text:style-name="Source_20_Text"><text:span text:style-name="T12">5</text:span></text:span><text:span text:style-name="T11">, there is a symbolic link in the </text:span><text:span text:style-name="Source_20_Text"><text:span text:style-name="T28">/etc/rc.d/rc5.d</text:span></text:span><text:span text:style-name="T11"> directory named  </text:span><text:span text:style-name="Source_20_Text"><text:span text:style-name="T28">S85httpd </text:span></text:span><text:span text:style-name="T11"> that is linked to the  </text:span><text:span text:style-name="Source_20_Text"><text:span text:style-name="T28">/etc/rc.d/init.d/httpd</text:span></text:span><text:span text:style-name="T11"> script:</text:span></text:p>
      <text:p text:style-name="P18"/>
      <text:p text:style-name="BlockWarning"><text:span text:style-name="Strong_20_Emphasis">Note</text:span></text:p>
      <text:p text:style-name="BlockWarning">The following examples represent a system that is different from the virtual machine in this module. The examples may not match the output in our virtual environment.</text:p>
      <text:p text:style-name="P18"/>
      <text:p text:style-name="Preformatted_20_Text">[root@localhost ~]# ls -l /etc/rc.d/rc5.d/S85httpd</text:p>
      <text:p text:style-name="Preformatted_20_Text">lrwxrwxrwx 1 root root 19 Jun 27 16:53 <text:span text:style-name="T63">/etc/rc.d/rc5.d/S85httpd</text:span> -&gt;</text:p>
      <text:p text:style-name="P37">../init.d/httpd</text:p>
      <text:p text:style-name="P5">To manually create this link, you would execute the following command:</text:p>
      <text:p text:style-name="Preformatted_20_Text">[root@localhost ~]# ln -s /etc/rc.d/init.d/httpd /etc/rc.d/rc5.d/S85httpd</text:p>
      <text:p text:style-name="P9"><text:span text:style-name="T11">Just as the </text:span><text:span text:style-name="Source_20_Text"><text:span text:style-name="T12">S</text:span></text:span><text:span text:style-name="T11"> file links in a runlevel directory will indicate that a service is supposed to be </text:span><text:span text:style-name="Variable"><text:span text:style-name="T11">started</text:span></text:span><text:span text:style-name="T11">, the </text:span><text:span text:style-name="Source_20_Text"><text:span text:style-name="T12">K</text:span></text:span><text:span text:style-name="T11"> file links in a runlevel directory will indicate that a service is supposed to be stopped (</text:span><text:span text:style-name="Variable"><text:span text:style-name="T11">killed</text:span></text:span><text:span text:style-name="T11">).</text:span></text:p>
      <text:p text:style-name="P9"><text:span text:style-name="T11">Using the web server as an example again; to have the web server stopped at runlevel 5, create a symbolic link in the</text:span><text:span text:style-name="T27"> </text:span><text:span text:style-name="Source_20_Text"><text:span text:style-name="T28">/etc/rc.d/rc5.d</text:span></text:span><text:span text:style-name="T27"> </text:span><text:span text:style-name="T11">directory that would start with the letter </text:span><text:span text:style-name="Source_20_Text"><text:span text:style-name="T12">K</text:span></text:span><text:span text:style-name="T11">, followed by a number from one to ninety-nine, and the name of the</text:span><text:span text:style-name="Source_20_Text"><text:span text:style-name="T28"> init </text:span></text:span><text:span text:style-name="T11">script that it is linked to:</text:span></text:p>
      <text:p text:style-name="P18"/>
      <text:p text:style-name="P36">[root@localhost ~]# ls -l /etc/rc.d/rc5.d/K15httpd</text:p>
      <text:p text:style-name="P36">lrwxrwxrwx 1 root root 19 Jun 27 16:53 <text:span text:style-name="T63">/etc/rc.d/rc5.d/K15httpd</text:span> -&gt; <text:span text:style-name="T54">../init.d/httpd</text:span></text:p>
      <text:p text:style-name="P9"><text:soft-page-break/><text:span text:style-name="T11">If the link was manually created, the </text:span><text:span text:style-name="Variable"><text:span text:style-name="T11">start</text:span></text:span><text:span text:style-name="T11"> link would have to be removed before the </text:span><text:span text:style-name="Variable"><text:span text:style-name="T11">stop</text:span></text:span><text:span text:style-name="T11"> link could be created:</text:span></text:p>
      <text:p text:style-name="Preformatted_20_Text">[root@localhost ~]# rm /etc/rc.d/rc5.d/S85httpd</text:p>
      <text:p text:style-name="Preformatted_20_Text">[root@localhost ~]# ln -s /etc/rc.d/init.d/httpd /etc/rc.d/rc5.d/K15httpd</text:p>
      <text:p text:style-name="P18"/>
      <text:p text:style-name="_5f_MyBlockPrimary"><text:span text:style-name="Strong_20_Emphasis"><text:span text:style-name="T70">Consider This</text:span></text:span></text:p>
      <text:p text:style-name="_5f_MyBlockPrimary"><text:span text:style-name="T11">The </text:span><text:span text:style-name="Source_20_Text"><text:span text:style-name="T12">K</text:span></text:span><text:span text:style-name="T11"> scripts sometimes confuse beginning administrators. They often wonder, "Why should I stop a service when the system is brought to a runlevel?" This confusion typically stems from the thought that runlevels are only a "boot thing", but as previously mentioned, an administrator can change the system from one runlevel to another.</text:span></text:p>
      <text:p text:style-name="_5f_MyBlockPrimary"><text:span text:style-name="T11">Imagine the</text:span><text:span text:style-name="T27"> </text:span><text:span text:style-name="Source_20_Text"><text:span text:style-name="T28">httpd</text:span></text:span><text:span text:style-name="T27"> </text:span><text:span text:style-name="T11">service as available at runlevel 5, but not at runlevel 3. When the system is taken from runlevel 5 to runlevel 3, then the</text:span><text:span text:style-name="T27"> </text:span><text:span text:style-name="Source_20_Text"><text:span text:style-name="T28">httpd</text:span></text:span><text:span text:style-name="T27"> </text:span><text:span text:style-name="T11">service should be stopped. Hence the </text:span><text:span text:style-name="Source_20_Text"><text:span text:style-name="T12">K</text:span></text:span><text:span text:style-name="T11"> scripts.</text:span></text:p>
      <text:p text:style-name="P48"><text:span text:style-name="T11">But what if the service isn't running when the </text:span><text:span text:style-name="Source_20_Text"><text:span text:style-name="T12">K</text:span></text:span><text:span text:style-name="T11"> script is called? In that case, the </text:span><text:span text:style-name="Source_20_Text"><text:span text:style-name="T12">K</text:span></text:span><text:span text:style-name="T11"> script is written in such a way to realize this and do nothing</text:span></text:p>
      <text:p text:style-name="P20"/>
      <text:p text:style-name="P15"><text:span text:style-name="T70">The reason that both </text:span><text:span text:style-name="Variable"><text:span text:style-name="T72">start</text:span></text:span><text:span text:style-name="T70"> and </text:span><text:span text:style-name="Variable"><text:span text:style-name="T72">stop</text:span></text:span><text:span text:style-name="T70"> links have a number after the letter</text:span><text:span text:style-name="T74"> </text:span><text:span text:style-name="Source_20_Text"><text:span text:style-name="T75">S</text:span></text:span><text:span text:style-name="T74"> </text:span><text:span text:style-name="T70">or</text:span><text:span text:style-name="T74"> </text:span><text:span text:style-name="Source_20_Text"><text:span text:style-name="T75">K</text:span></text:span><text:span text:style-name="T74"> </text:span><text:span text:style-name="T70">is to ensure that services are started or stopped in the correct sequence. The scripts are started (or stopped) in order, so </text:span><text:span text:style-name="Source_20_Text"><text:span text:style-name="T75">K</text:span></text:span><text:span text:style-name="Source_20_Text"><text:span text:style-name="Strong_20_Emphasis"><text:span text:style-name="T76">15</text:span></text:span></text:span><text:span text:style-name="Source_20_Text"><text:span text:style-name="T75">httpd</text:span></text:span><text:span text:style-name="T74"> </text:span><text:span text:style-name="T70">would be executed before</text:span><text:span text:style-name="T74"> </text:span><text:span text:style-name="Source_20_Text"><text:span text:style-name="T75">K</text:span></text:span><text:span text:style-name="Source_20_Text"><text:span text:style-name="Strong_20_Emphasis"><text:span text:style-name="T76">35</text:span></text:span></text:span><text:span text:style-name="Source_20_Text"><text:span text:style-name="T75">vncserver</text:span></text:span><text:span text:style-name="T70">.</text:span></text:p>
      <text:p text:style-name="P9"><text:span text:style-name="T11">If services are not started or stopped in the correct order, then they may not work properly because some services depend on other services to work. For example, in order for a web server to work the way it should, the network service must already be running. Giving the network service a lower starting number than the web server means</text:span><text:span text:style-name="T27"> </text:span><text:span text:style-name="Source_20_Text"><text:span text:style-name="T28">init</text:span></text:span><text:span text:style-name="T27"> </text:span><text:span text:style-name="T11">will start the network service before it tries to start the web service.</text:span></text:p>
      <text:p text:style-name="P30"><text:span text:style-name="T11">So, what number is supposed to be provided to a specific script for</text:span><text:span text:style-name="T27"> </text:span><text:span text:style-name="Source_20_Text"><text:span text:style-name="T28">S</text:span></text:span><text:span text:style-name="T27"> </text:span><text:span text:style-name="T11">and</text:span><text:span text:style-name="T27"> </text:span><text:span text:style-name="Source_20_Text"><text:span text:style-name="T28">K</text:span></text:span><text:span text:style-name="T11">? Look at the script itself for the line that contains</text:span><text:span text:style-name="T27"> </text:span><text:span text:style-name="Source_20_Text"><text:span text:style-name="T28">chkconfig</text:span></text:span><text:span text:style-name="T27">:</text:span></text:p>
      <text:p text:style-name="Preformatted_20_Text">[root@localhost ~]# grep chkconfig /etc/init.d/httpd</text:p>
      <text:p text:style-name="Preformatted_20_Text"># chkconfig: - 85 15</text:p>
      <text:p text:style-name="P5"/>
      <text:p text:style-name="P9"><text:span text:style-name="T11">The second to last number</text:span><text:span text:style-name="T27"> </text:span><text:span text:style-name="Source_20_Text"><text:span text:style-name="T28">85</text:span></text:span><text:span text:style-name="T27"> </text:span><text:span text:style-name="T11">of the</text:span><text:span text:style-name="T27"> </text:span><text:span text:style-name="Source_20_Text"><text:span text:style-name="T28">chkconfig</text:span></text:span><text:span text:style-name="T27"> </text:span><text:span text:style-name="T11">line is the</text:span><text:span text:style-name="T27"> </text:span><text:span text:style-name="Source_20_Text"><text:span text:style-name="T28">S</text:span></text:span><text:span text:style-name="T27"> </text:span><text:span text:style-name="T11">number to place on this script, the last number</text:span><text:span text:style-name="T27"> </text:span><text:span text:style-name="Source_20_Text"><text:span text:style-name="T28">15</text:span></text:span><text:span text:style-name="T27"> </text:span><text:span text:style-name="T11">is the</text:span><text:span text:style-name="T27"> </text:span><text:span text:style-name="Source_20_Text"><text:span text:style-name="T28">K</text:span></text:span><text:span text:style-name="T27"> </text:span><text:span text:style-name="T11">number.</text:span></text:p>
      <text:p text:style-name="P5"><text:soft-page-break/>In reality, the days of having to manage symbolic links manually in the different runlevel directories have long been gone. Today there are numerous command line and graphical tools for managing these symbolic links.</text:p>
      <text:p text:style-name="_5f_MyTitle">18.8 The chkconfig Command</text:p>
      <text:p text:style-name="P9"><text:span text:style-name="T11">The </text:span><text:span text:style-name="Source_20_Text"><text:span text:style-name="T34">chkconfig</text:span></text:span><text:span text:style-name="T11"> command can be used to view what services will be started for different runlevels. This command can also be used to turn on or turn off a service for specific runlevels. On Linux distributions that are not Red Hat-derived, this tool may not be available.</text:span></text:p>
      <text:p text:style-name="P9"><text:span text:style-name="T11">To view all the services that are set to start or stop automatically, the administrator can execute the </text:span><text:span text:style-name="Source_20_Text"><text:span text:style-name="T34">chkconfig --list</text:span></text:span><text:span text:style-name="T11"> command and the output would look something like the following (although there would be many more lines of output):</text:span></text:p>
      <text:p text:style-name="P13"/>
      <text:p text:style-name="BlockWarning"><text:span text:style-name="Strong_20_Emphasis">Note</text:span></text:p>
      <text:p text:style-name="BlockWarning">The following examples represent a system that is different from the virtual machine in this module. The examples may not match the output in our virtual environment.</text:p>
      <text:p text:style-name="P15"/>
      <text:p text:style-name="P38">[root@localhost ~]# chkconfig --list</text:p>
      <text:p text:style-name="P38">auditd <text:s text:c="9"/>0:off <text:s text:c="2"/>1:off <text:s text:c="2"/>2:on <text:s text:c="3"/>3:on <text:s text:c="3"/>4:on <text:s text:c="3"/>5:on <text:s text:c="3"/>6:off</text:p>
      <text:p text:style-name="P38">crond <text:s text:c="10"/>0:off <text:s text:c="2"/>1:off <text:s text:c="2"/>2:on <text:s text:c="3"/>3:on <text:s text:c="3"/>4:on <text:s text:c="3"/>5:on <text:s text:c="3"/>6:off</text:p>
      <text:p text:style-name="P38">httpd <text:s text:c="10"/>0:off <text:s text:c="2"/>1:off <text:s text:c="2"/>2:off <text:s text:c="2"/>3:off <text:s text:c="2"/>4:off <text:s text:c="2"/>5:off <text:s text:c="2"/>6:off</text:p>
      <text:p text:style-name="P38">iptables <text:s text:c="7"/>0:off <text:s text:c="2"/>1:off <text:s text:c="2"/>2:on <text:s text:c="3"/>3:on <text:s text:c="3"/>4:on <text:s text:c="3"/>5:on <text:s text:c="3"/>6:off</text:p>
      <text:p text:style-name="P38">netconsole <text:s text:c="5"/>0:off <text:s text:c="2"/>1:off <text:s text:c="2"/>2:off <text:s text:c="2"/>3:off <text:s text:c="2"/>4:off <text:s text:c="2"/>5:off <text:s text:c="2"/>6:off</text:p>
      <text:p text:style-name="P38">netfs <text:s text:c="10"/>0:off <text:s text:c="2"/>1:off <text:s text:c="2"/>2:off <text:s text:c="2"/>3:on <text:s text:c="3"/>4:on <text:s text:c="3"/>5:on <text:s text:c="3"/>6:off</text:p>
      <text:p text:style-name="P38">network <text:s text:c="8"/>0:off <text:s text:c="2"/>1:off <text:s text:c="2"/>2:on <text:s text:c="3"/>3:on <text:s text:c="3"/>4:on <text:s text:c="3"/>5:on <text:s text:c="3"/>6:off</text:p>
      <text:p text:style-name="P38">quota_nld <text:s text:c="6"/>0:off <text:s text:c="2"/>1:off <text:s text:c="2"/>2:off <text:s text:c="2"/>3:off <text:s text:c="2"/>4:off <text:s text:c="2"/>5:off <text:s text:c="2"/>6:off</text:p>
      <text:p text:style-name="P38">rdisc <text:s text:c="10"/>0:off <text:s text:c="2"/>1:off <text:s text:c="2"/>2:off <text:s text:c="2"/>3:off <text:s text:c="2"/>4:off <text:s text:c="2"/>5:off <text:s text:c="2"/>6:off</text:p>
      <text:p text:style-name="P38">restorecond <text:s text:c="4"/>0:off <text:s text:c="2"/>1:off <text:s text:c="2"/>2:off <text:s text:c="2"/>3:off <text:s text:c="2"/>4:off <text:s text:c="2"/>5:off <text:s text:c="2"/>6:off</text:p>
      <text:p text:style-name="P38">rsyslog <text:s text:c="8"/>0:off <text:s text:c="2"/>1:off <text:s text:c="2"/>2:on <text:s text:c="3"/>3:on <text:s text:c="3"/>4:on <text:s text:c="3"/>5:on <text:s text:c="3"/>6:off</text:p>
      <text:p text:style-name="P38">saslauthd <text:s text:c="6"/>0:off <text:s text:c="2"/>1:off <text:s text:c="2"/>2:off <text:s text:c="2"/>3:off <text:s text:c="2"/>4:off <text:s text:c="2"/>5:off <text:s text:c="2"/>6:off</text:p>
      <text:p text:style-name="P38">sendmail <text:s text:c="7"/>0:off <text:s text:c="2"/>1:off <text:s text:c="2"/>2:on <text:s text:c="3"/>3:on <text:s text:c="3"/>4:on <text:s text:c="3"/>5:on <text:s text:c="3"/>6:off</text:p>
      <text:p text:style-name="P38">sshd <text:s text:c="11"/>0:off <text:s text:c="2"/>1:off <text:s text:c="2"/>2:on <text:s text:c="3"/>3:on <text:s text:c="3"/>4:on <text:s text:c="3"/>5:on <text:s text:c="3"/>6:off</text:p>
      <text:p text:style-name="P38">udev-post <text:s text:c="6"/>0:off <text:s text:c="2"/>1:on <text:s text:c="3"/>2:on <text:s text:c="3"/>3:on <text:s text:c="3"/>4:on <text:s text:c="3"/>5:on <text:s text:c="3"/>6:off</text:p>
      <text:p text:style-name="P9"><text:soft-page-break/><text:span text:style-name="T11">The output for each line shows the name of the script file found in the</text:span><text:span text:style-name="T27"> </text:span><text:span text:style-name="Source_20_Text"><text:span text:style-name="T28">/etc/rc.d/init.d</text:span></text:span><text:span text:style-name="T27"> </text:span><text:span text:style-name="T11">directory, followed by each runlevel number, a colon, and whether the service is set to be </text:span><text:span text:style-name="Source_20_Text"><text:span text:style-name="T12">on</text:span></text:span><text:span text:style-name="T11"> or </text:span><text:span text:style-name="Source_20_Text"><text:span text:style-name="T12">off</text:span></text:span><text:span text:style-name="T11">. For example, based on the output from the previous graphic, the </text:span><text:span text:style-name="Source_20_Text"><text:span text:style-name="T12">auditd</text:span></text:span><text:span text:style-name="T11"> service is started at runlevels 2, 3, 4, and 5.</text:span></text:p>
      <text:p text:style-name="P9"><text:span text:style-name="T11">To view a single service's settings, use the </text:span><text:span text:style-name="Source_20_Text"><text:span text:style-name="T34">chkconfig --list SCRIPT</text:span></text:span><text:span text:style-name="T11"> command where </text:span><text:span text:style-name="Source_20_Text"><text:span text:style-name="T12">SCRIPT</text:span></text:span><text:span text:style-name="T11"> is the name of a script file found in the</text:span><text:span text:style-name="T27"> </text:span><text:span text:style-name="Source_20_Text"><text:span text:style-name="T28">/etc/rc.d/init.d</text:span></text:span><text:span text:style-name="T27"> </text:span><text:span text:style-name="T11">directory. For example, to view the web server script, execute:</text:span></text:p>
      <text:p text:style-name="P38">[root@localhost ~]# chkconfig --list httpd</text:p>
      <text:p text:style-name="P38">httpd <text:s text:c="11"/>0:off <text:s text:c="2"/>1:off <text:s text:c="2"/>2:off <text:s text:c="3"/>3:off <text:s text:c="3"/>4:off <text:s text:c="3"/>5:off <text:s text:c="3"/>6:off</text:p>
      <text:p text:style-name="P9"><text:span text:style-name="T11">To enable the service to start for </text:span><text:span text:style-name="Variable"><text:span text:style-name="T11">most</text:span></text:span><text:span text:style-name="T11"> runlevels, use the </text:span><text:span text:style-name="Source_20_Text"><text:span text:style-name="T34">chkconfig SERVICE on</text:span></text:span><text:span text:style-name="T11"> command, where the</text:span><text:span text:style-name="T27"> </text:span><text:span text:style-name="Source_20_Text"><text:span text:style-name="T28">SERVICE</text:span></text:span><text:span text:style-name="T27"> </text:span><text:span text:style-name="T11">is the name of a script file found in the</text:span><text:span text:style-name="T27"> </text:span><text:span text:style-name="Source_20_Text"><text:span text:style-name="T28">/etc/rc.d/init.d</text:span></text:span><text:span text:style-name="T27"> </text:span><text:span text:style-name="T11">directory. Thus, to enable the web server to start at most runlevels, execute the </text:span><text:span text:style-name="Source_20_Text"><text:span text:style-name="T34">chkconfig httpd on</text:span></text:span><text:span text:style-name="T11"> command:</text:span></text:p>
      <text:p text:style-name="P38">[root@localhost ~]# chkconfig httpd on</text:p>
      <text:p text:style-name="P38">[root@localhost ~]# chkconfig --list httpd</text:p>
      <text:p text:style-name="P38">httpd <text:s text:c="11"/>0:off <text:s text:c="2"/>1:off <text:s text:c="2"/>2:on <text:s text:c="3"/>3:on <text:s text:c="3"/>4:on <text:s text:c="3"/>5:on <text:s text:c="3"/>6:off</text:p>
      <text:p text:style-name="P9"><text:span text:style-name="T11">For most services, if the </text:span><text:span text:style-name="Source_20_Text"><text:span text:style-name="T34">chkconfig</text:span></text:span><text:span text:style-name="T11"> command is used to enable the service, it will be started automatically in runlevels 2 through 5 and automatically stopped in runlevels 0, 1, and 6. This may vary slightly based on the contents of the script itself.</text:span></text:p>
      <text:p text:style-name="P5"/>
      <text:p text:style-name="P15"><text:span text:style-name="T70">In the</text:span><text:span text:style-name="T74"> </text:span><text:span text:style-name="Source_20_Text"><text:span text:style-name="T75">/etc/rc.d/init.d/httpd</text:span></text:span><text:span text:style-name="T74"> </text:span><text:span text:style-name="T70">script, there is a line that contains the following:</text:span></text:p>
      <text:p text:style-name="Preformatted_20_Text">[root@localhost ~]# chkconfig: - 85 15</text:p>
      <text:p text:style-name="P9"><text:span text:style-name="T11">The </text:span><text:span text:style-name="Source_20_Text"><text:span text:style-name="T12">-</text:span></text:span><text:span text:style-name="T11"> indicates that the service is not enabled in any runlevels automatically when it is first added to </text:span><text:span text:style-name="Source_20_Text"><text:span text:style-name="T34">chkconfig</text:span></text:span><text:span text:style-name="T11"> management. In other words, this service is not set to start automatically unless an administrator uses the </text:span><text:span text:style-name="Source_20_Text"><text:span text:style-name="T34">chkconfig httpd on</text:span></text:span><text:span text:style-name="T11"> command.</text:span></text:p>
      <text:p text:style-name="P9"><text:span text:style-name="T11">Some scripts have a different </text:span><text:span text:style-name="Source_20_Text"><text:span text:style-name="T34">chkconfig</text:span></text:span><text:span text:style-name="T11"> value; for example, the</text:span><text:span text:style-name="T27"> </text:span><text:span text:style-name="Source_20_Text"><text:span text:style-name="T28">etc/rc.d/init.d/atd</text:span></text:span><text:span text:style-name="T27"> </text:span><text:span text:style-name="T11">script has the following line:</text:span></text:p>
      <text:p text:style-name="Preformatted_20_Text">[root@localhost ~]# chkconfig: <text:s text:c="2"/>345 95 5</text:p>
      <text:p text:style-name="P9"><text:span text:style-name="T11">The </text:span><text:span text:style-name="Source_20_Text"><text:span text:style-name="T12">345</text:span></text:span><text:span text:style-name="T11"> means that </text:span><text:span text:style-name="Source_20_Text"><text:span text:style-name="T12">atd</text:span></text:span><text:span text:style-name="T11"> defaults to being enabled in runlevels 3, 4, and 5.</text:span></text:p>
      <text:p text:style-name="P9"><text:span text:style-name="T11">To turn </text:span><text:span text:style-name="Source_20_Text"><text:span text:style-name="T12">on</text:span></text:span><text:span text:style-name="T11"> or </text:span><text:span text:style-name="Source_20_Text"><text:span text:style-name="T12">off</text:span></text:span><text:span text:style-name="T11"> services for a non-default level, the </text:span><text:span text:style-name="Source_20_Text"><text:span text:style-name="T34">--level</text:span></text:span><text:span text:style-name="T11"> option can be used with the </text:span><text:span text:style-name="Source_20_Text"><text:span text:style-name="T34">chkconfig</text:span></text:span><text:span text:style-name="T11"> command. For example, the following two commands would ensure that the </text:span><text:span text:style-name="Source_20_Text"><text:span text:style-name="T12">atd</text:span></text:span><text:span text:style-name="T11"> service was available in runlevels 2 and 4, but not available in runlevels 3 and 5:</text:span></text:p>
      <text:p text:style-name="Preformatted_20_Text">[root@localhost ~]# chkconfig --level 24 atd on</text:p>
      <text:p text:style-name="Preformatted_20_Text">[root@localhost ~]# chkconfig --level 35 atd off</text:p>
      <text:p text:style-name="P9"><text:soft-page-break/><text:span text:style-name="T11">Two other </text:span><text:span text:style-name="Source_20_Text"><text:span text:style-name="T34">chkconfig</text:span></text:span><text:span text:style-name="T11"> options should also be mentioned, although they are rarely used directly. The </text:span><text:span text:style-name="Source_20_Text"><text:span text:style-name="T34">chkconfig</text:span></text:span><text:span text:style-name="T11"> options </text:span><text:span text:style-name="Source_20_Text"><text:span text:style-name="T34">--add</text:span></text:span><text:span text:style-name="T11"> and </text:span><text:span text:style-name="Source_20_Text"><text:span text:style-name="T34">--del</text:span></text:span><text:span text:style-name="T11"> can be used manually, but normally they are automatically used when an administrator either installs a new service software package or removes a service software package.</text:span></text:p>
      <text:p text:style-name="P9"><text:span text:style-name="T11">If an administrator were to create an </text:span><text:span text:style-name="Source_20_Text"><text:span text:style-name="T12">init</text:span></text:span><text:span text:style-name="T11"> script named </text:span><text:span text:style-name="Source_20_Text"><text:span text:style-name="T12">serviced</text:span></text:span><text:span text:style-name="T11"> and store it in the</text:span><text:span text:style-name="T27"> </text:span><text:span text:style-name="Source_20_Text"><text:span text:style-name="T28">/etc/rc.d/init.d</text:span></text:span><text:span text:style-name="T27"> </text:span><text:span text:style-name="T11">directory, the </text:span><text:span text:style-name="Source_20_Text"><text:span text:style-name="T34">chkconfig --add SERVICE</text:span></text:span><text:span text:style-name="T11"> command would need to be executed first before using either the </text:span><text:span text:style-name="Source_20_Text"><text:span text:style-name="T34">chkconfig SERVICE on</text:span></text:span><text:span text:style-name="T11"> or </text:span><text:span text:style-name="Source_20_Text"><text:span text:style-name="T34">chkconfig SERVICE off</text:span></text:span><text:span text:style-name="T11"> command. A command similar to this is executed when a new software package containing a service is installed.</text:span></text:p>
      <text:p text:style-name="P9"><text:span text:style-name="T11">The </text:span><text:span text:style-name="Source_20_Text"><text:span text:style-name="T34">chkconfig --del SERVICE</text:span></text:span><text:span text:style-name="T11"> command would remove any links in the runlevel directories and services would not be started or stopped automatically at any runlevel. A command similar to this is executed when an existing software package for a service is removed.</text:span></text:p>
      <text:p text:style-name="P15"/>
      <text:p text:style-name="_5f_MyTitle">18.9 The /etc/init Directory</text:p>
      <text:p text:style-name="P9"><text:span text:style-name="T11">For users of Debian-derived Linux distributions, the</text:span><text:span text:style-name="T27"> </text:span><text:span text:style-name="Source_20_Text"><text:span text:style-name="T28">/etc/init</text:span></text:span><text:span text:style-name="T27"> </text:span><text:span text:style-name="T11">directory is used to store Upstart scripts. These scripts will start or stop different services based upon different events, including going to a specific runlevel.</text:span></text:p>
      <text:p text:style-name="P5">For Debian and its derivatives (like Ubuntu), know that the runlevels that are used vary slightly from those defined by the Linux Standard Base 4.1. Runlevels 0, 1, and 6 are the same as the standard. However, runlevel 2 is considered the default runlevel; this runlevel is configured for multiple users with the GUI running, much like the standard runlevel five. Runlevels 3, 4, and 5 are initially the same as runlevel 2.</text:p>
      <text:p text:style-name="P9"><text:span text:style-name="T11">If an administrator wants to change the runlevels of a service, the configuration file for that service can be modified in the</text:span><text:span text:style-name="T27"> </text:span><text:span text:style-name="Source_20_Text"><text:span text:style-name="T28">/etc/init</text:span></text:span><text:span text:style-name="T27"> </text:span><text:span text:style-name="T11">directory. For example, in an installation of Ubuntu which includes the Apache web server, this directory normally contains the</text:span><text:span text:style-name="T27"> </text:span><text:span text:style-name="Source_20_Text"><text:span text:style-name="T28">/etc/init/apache2.conf</text:span></text:span><text:span text:style-name="T27"> </text:span><text:span text:style-name="T11">Upstart configuration file. Within the</text:span><text:span text:style-name="T27"> </text:span><text:span text:style-name="Source_20_Text"><text:span text:style-name="T28">/etc/init/apache2.conf</text:span></text:span><text:span text:style-name="T27"> </text:span><text:span text:style-name="T11">file should be two lines which define the runlevels to start and stop the server:</text:span></text:p>
      <text:p text:style-name="P45">start on runlevel [2345]</text:p>
      <text:p text:style-name="P45">stop on runlevel [!2345]</text:p>
      <text:p text:style-name="P9"><text:span text:style-name="T11">In this case, the service would be started up in runlevels 2 through 5 and would be stopped in runlevels that are not 2 through 5 because the</text:span><text:span text:style-name="T27"> </text:span><text:span text:style-name="Source_20_Text"><text:span text:style-name="T28">!</text:span></text:span><text:span text:style-name="T27"> </text:span><text:span text:style-name="T11">character indicates "not these". To change the service to only be available in runlevels 2 and 3, change the lines to be like the following:</text:span></text:p>
      <text:p text:style-name="P45">start on runlevel [23]</text:p>
      <text:p text:style-name="P45"><text:soft-page-break/>stop on runlevel [!23]</text:p>
      <text:p text:style-name="P9"><text:span text:style-name="T11">To disable a service without uninstalling it, an </text:span><text:span text:style-name="Variable"><text:span text:style-name="T11">override</text:span></text:span><text:span text:style-name="T11"> file can be created in the</text:span><text:span text:style-name="T27"> </text:span><text:span text:style-name="Source_20_Text"><text:span text:style-name="T28">/etc/init</text:span></text:span><text:span text:style-name="T27"> </text:span><text:span text:style-name="T11">directory. This file should have the same name as the service configuration file, but ending in</text:span><text:span text:style-name="T27"> .</text:span><text:span text:style-name="Source_20_Text"><text:span text:style-name="T28">override</text:span></text:span><text:span text:style-name="T27"> </text:span><text:span text:style-name="T11">instead of</text:span><text:span text:style-name="T27"> .</text:span><text:span text:style-name="Source_20_Text"><text:span text:style-name="T28">conf</text:span></text:span><text:span text:style-name="T27">. </text:span><text:span text:style-name="T11">This is the preferred technique over commenting out the "start on" lines.</text:span></text:p>
      <text:p text:style-name="P9"><text:span text:style-name="T11">The contents of the .</text:span><text:span text:style-name="Source_20_Text"><text:span text:style-name="T12">override</text:span></text:span><text:span text:style-name="T11"> file should simply be the word </text:span><text:span text:style-name="Source_20_Text"><text:span text:style-name="T12">manual</text:span></text:span><text:span text:style-name="T11">, which means that the service will ignore any "start on" lines from the configuration file. For example, to override the </text:span><text:span text:style-name="Source_20_Text"><text:span text:style-name="T12">apache2</text:span></text:span><text:span text:style-name="T11"> configuration file and disable the web server, execute the following command:</text:span></text:p>
      <text:p text:style-name="Preformatted_20_Text">[sysadmin@localhost ~]$ sudo 'echo manual &gt; /etc/init/apache2.override'</text:p>
      <text:p text:style-name="P15"/>
      <text:p text:style-name="P15"/>
      <text:p text:style-name="P15"/>
      <text:p text:style-name="_5f_MyTitle">18.10 The systemctl Command</text:p>
      <text:p text:style-name="P9"><text:span text:style-name="T11">The </text:span><text:span text:style-name="Source_20_Text"><text:span text:style-name="T34">systemctl</text:span></text:span><text:span text:style-name="T11"> command is used in systems that have systemd as a replacement for the traditional </text:span><text:span text:style-name="Source_20_Text"><text:span text:style-name="T12">init</text:span></text:span><text:span text:style-name="T11"> process. This one command can be used to manually control the state of services, enable or disable automatic starting of services, as well as change system targets.</text:span></text:p>
      <text:p text:style-name="P9"><text:span text:style-name="T11">The </text:span><text:span text:style-name="Source_20_Text"><text:span text:style-name="T34">systemctl</text:span></text:span><text:span text:style-name="T11"> command looks in the</text:span><text:span text:style-name="T27"> </text:span><text:span text:style-name="Source_20_Text"><text:span text:style-name="T28">/usr/lib/systemd</text:span></text:span><text:span text:style-name="T27"> </text:span><text:span text:style-name="T11">directory for information about which symbolic link enables a specific service. This directory is where a service’s files are originally placed when it is installed.</text:span></text:p>
      <text:p text:style-name="P9"><text:span text:style-name="T11">It is also possible to edit service files in order to modify the service; however, these changes should be made to service files found in the</text:span><text:span text:style-name="T27"> </text:span><text:span text:style-name="Source_20_Text"><text:span text:style-name="T28">/etc/systemd</text:span></text:span><text:span text:style-name="T27"> </text:span><text:span text:style-name="T11">directory instead.</text:span></text:p>
      <text:p text:style-name="P9"><text:span text:style-name="T11">To manually control the state of a service, use the </text:span><text:span text:style-name="Source_20_Text"><text:span text:style-name="T34">systemctl</text:span></text:span><text:span text:style-name="T11"> command to start, stop, or check the status of that service. For example, to start a service like the web server, execute the following:</text:span></text:p>
      <text:p text:style-name="_5f_MyGrayBlock">systemctl start httpd.service</text:p>
      <text:p text:style-name="P5">To shut down the service:</text:p>
      <text:p text:style-name="_5f_MyGrayBlock">systemctl stop httpd.service</text:p>
      <text:p text:style-name="P5">To check the state of the service:</text:p>
      <text:p text:style-name="_5f_MyGrayBlock">systemctl status httpd.service</text:p>
      <text:p text:style-name="P5"><text:soft-page-break/>To view the status of all services:</text:p>
      <text:p text:style-name="_5f_MyGrayBlock">systemctl -a</text:p>
      <text:p text:style-name="_5f_MyGrayBlock">systemctl --all</text:p>
      <text:p text:style-name="P5">To configure a service to start automatically, execute the following:</text:p>
      <text:p text:style-name="_5f_MyGrayBlock">systemctl enable httpd.service</text:p>
      <text:p text:style-name="P5">To configure a service not to start automatically, execute the following:</text:p>
      <text:p text:style-name="_5f_MyGrayBlock">systemctl disable httpd.service</text:p>
      <text:p text:style-name="P9"><text:span text:style-name="T11">As previously mentioned, it is possible to change to a different runlevel with the </text:span><text:span text:style-name="Source_20_Text"><text:span text:style-name="T34">systemctl</text:span></text:span><text:span text:style-name="T11"> command:</text:span></text:p>
      <text:p text:style-name="_5f_MyGrayBlock">systemctl isolate DESIRED.TARGET</text:p>
      <text:p text:style-name="P9"><text:span text:style-name="T11">The </text:span><text:span text:style-name="Source_20_Text"><text:span text:style-name="T34">systemctl</text:span></text:span><text:span text:style-name="T11"> command can also manage the low or no power states of the system with command lines such as:</text:span></text:p>
      <text:p text:style-name="_5f_MyGrayBlock">systemctl hibernate</text:p>
      <text:p text:style-name="_5f_MyGrayBlock">systemctl suspend</text:p>
      <text:p text:style-name="_5f_MyGrayBlock">systemctl poweroff</text:p>
      <text:p text:style-name="_5f_MyGrayBlock">systemctl reboot</text:p>
      <text:p text:style-name="P14"/>
      <text:p text:style-name="P14">When enabling a service with systemd by executing a command such as the following, a symbolic link is created within the target level that “wants” to have that service running:</text:p>
      <text:p text:style-name="Preformatted_20_Text">[root@localhost ~]# systemctl enable named.service</text:p>
      <text:p text:style-name="P9"><text:span text:style-name="T11">In this example, the previous </text:span><text:span text:style-name="Source_20_Text"><text:span text:style-name="T34">systemctl</text:span></text:span><text:span text:style-name="T11"> command runs the following command:</text:span></text:p>
      <text:p text:style-name="Preformatted_20_Text">[root@localhost ~]# ln -s /usr/lib/systemd/system/named.service</text:p>
      <text:p text:style-name="Preformatted_20_Text">/etc/systemd/system/mulit-user.target.wants/</text:p>
      <text:p text:style-name="P9"><text:span text:style-name="T11">The reason that</text:span><text:span text:style-name="T27"> </text:span><text:span text:style-name="Source_20_Text"><text:span text:style-name="T28">multi-user.target</text:span></text:span><text:span text:style-name="T27"> </text:span><text:span text:style-name="T11">wants the </text:span><text:span text:style-name="Source_20_Text"><text:span text:style-name="T12">named.service</text:span></text:span><text:span text:style-name="T11"> to be running is based on a line within the</text:span><text:span text:style-name="T27"> </text:span><text:span text:style-name="Source_20_Text"><text:span text:style-name="T28">named.service</text:span></text:span><text:span text:style-name="T27"> </text:span><text:span text:style-name="T11">file that contains the following:</text:span></text:p>
      <text:p text:style-name="_5f_MyGrayBlock">WantedBy=multi-user.target</text:p>
      <text:p text:style-name="P9"><text:soft-page-break/><text:span text:style-name="T11">In essence, this line sets the only target that will normally start up this service automatically. If the administrator modifies the target that </text:span><text:span text:style-name="Source_20_Text"><text:span text:style-name="T12">WantedBy</text:span></text:span><text:span text:style-name="T11"> is set to, then the next time that service is enabled, the symbolic link that enables the service will be made to the new target that wants the service.</text:span></text:p>
      <text:p text:style-name="P9"><text:span text:style-name="T11">For example, if the line for the</text:span><text:span text:style-name="T27"> </text:span><text:span text:style-name="Source_20_Text"><text:span text:style-name="T28">named.service</text:span></text:span><text:span text:style-name="T27"> </text:span><text:span text:style-name="T11">in the  </text:span><text:span text:style-name="Source_20_Text"><text:span text:style-name="T28">/usr/lib/systemd/system/named.service </text:span></text:span><text:span text:style-name="T11">file is updated to be the following:</text:span></text:p>
      <text:p text:style-name="_5f_MyGrayBlock">WantedBy=graphical.target</text:p>
      <text:p text:style-name="P9"><text:span text:style-name="T11">Then, after executing the </text:span><text:span text:style-name="Source_20_Text"><text:span text:style-name="T34">systemctl disable named.service</text:span></text:span><text:span text:style-name="T11"> and </text:span><text:span text:style-name="Source_20_Text"><text:span text:style-name="T34">systemctl enable named.service</text:span></text:span><text:span text:style-name="T11"> commands, the link to start the </text:span><text:span text:style-name="Source_20_Text"><text:span text:style-name="T12">named</text:span></text:span><text:span text:style-name="T11"> service is created in the</text:span><text:span text:style-name="Source_20_Text"><text:span text:style-name="T28"> /etc/systemd/system/graphical.target.wants </text:span></text:span><text:span text:style-name="T11">directory and the service will be started when the system is going to the </text:span><text:span text:style-name="Source_20_Text"><text:span text:style-name="T12">graphical.target</text:span></text:span><text:span text:style-name="T11"> instead of the </text:span><text:span text:style-name="Source_20_Text"><text:span text:style-name="T12">multi-user.target</text:span></text:span><text:span text:style-name="T11">.</text:span></text:p>
      <text:p text:style-name="P9"><text:span text:style-name="T11">Similar to the </text:span><text:span text:style-name="Source_20_Text"><text:span text:style-name="T34">chkconfig --list</text:span></text:span><text:span text:style-name="T11"> command, all the services that are supposed to be enabled for a specific target within systemd can be viewed by using a </text:span><text:span text:style-name="Source_20_Text"><text:span text:style-name="T34">systemctl list-dependencies</text:span></text:span><text:span text:style-name="T11"> command for that target, such as:</text:span></text:p>
      <text:p text:style-name="Preformatted_20_Text">[root@localhost ~]# systemctl list-dependencies graphical.target</text:p>
      <text:p text:style-name="P9"><text:span text:style-name="T11">The partial output below shows each level of wanted services below a target and the dependencies between each target indented. You see services like</text:span><text:span text:style-name="Source_20_Text"><text:span text:style-name="T28"> atieventsd.service </text:span></text:span><text:span text:style-name="T11">and</text:span><text:span text:style-name="Source_20_Text"><text:span text:style-name="T28"> gdm.service </text:span></text:span><text:span text:style-name="T11">are wanted by the</text:span><text:span text:style-name="Source_20_Text"><text:span text:style-name="T28"> graphical.target</text:span></text:span><text:span text:style-name="T11">.</text:span></text:p>
      <text:p text:style-name="P9"><text:span text:style-name="T11">Also, the</text:span><text:span text:style-name="Source_20_Text"><text:span text:style-name="T28"> graphical.target </text:span></text:span><text:span text:style-name="T11">depends on the</text:span><text:span text:style-name="Source_20_Text"><text:span text:style-name="T28"> multi-user.target </text:span></text:span><text:span text:style-name="T11">and the <text:s text:c="8"/></text:span><text:span text:style-name="Source_20_Text"><text:span text:style-name="T28"> multi-user.target </text:span></text:span><text:span text:style-name="T11">wants the services</text:span><text:span text:style-name="Source_20_Text"><text:span text:style-name="T28"> abrt-ccpp.service </text:span></text:span><text:span text:style-name="T11">and</text:span><text:span text:style-name="Source_20_Text"><text:span text:style-name="T28"> abrt-oops.service</text:span></text:span><text:span text:style-name="T11">.</text:span></text:p>
      <text:p text:style-name="P5">The actual output shows many more services and targets.</text:p>
      <text:p text:style-name="P14"/>
      <text:p text:style-name="P35">[root@localhost ~]# systemctl list-dependencies graphical.target</text:p>
      <text:p text:style-name="P35">graphical.target</text:p>
      <text:p text:style-name="P35">├─<text:span text:style-name="T66">atieventsd.service</text:span></text:p>
      <text:p text:style-name="P35">├─<text:span text:style-name="T66">gdm.service</text:span></text:p>
      <text:p text:style-name="P35">├─<text:span text:style-name="T66">jexec.service</text:span></text:p>
      <text:p text:style-name="P35">├─<text:span text:style-name="T66">systemd-readahead-collect.service</text:span></text:p>
      <text:p text:style-name="P35">├─<text:span text:style-name="T66">systemd-readahead-replay.service</text:span></text:p>
      <text:p text:style-name="P35">├─<text:span text:style-name="T66">systemd-update-utmp-runlevel.service</text:span></text:p>
      <text:p text:style-name="P35"><text:s/>├─<text:span text:style-name="T66">abrt-ccps.service</text:span></text:p>
      <text:p text:style-name="P35"><text:s/>├─<text:span text:style-name="T66">abrt-oops.service</text:span></text:p>
      <text:p text:style-name="P35"/>
      <text:p text:style-name="_5f_MyBlockPrimary"><text:soft-page-break/><text:span text:style-name="Strong_20_Emphasis">Consider This</text:span></text:p>
      <text:p text:style-name="_5f_MyBlockPrimary"><text:span text:style-name="T11">Because there are three different types of boot systems, traditional </text:span><text:span text:style-name="Source_20_Text"><text:span text:style-name="T12">init</text:span></text:span><text:span text:style-name="T11">, Upstart and systemd, the logical question is, "Which one does my system use?" The easy answer to this question is to check for the existence of two directories: the</text:span><text:span text:style-name="T31"> </text:span><text:span text:style-name="Source_20_Text"><text:span text:style-name="T32">/etc/init</text:span></text:span><text:span text:style-name="T31"> </text:span><text:span text:style-name="T11">and the</text:span><text:span text:style-name="T31"> </text:span><text:span text:style-name="Source_20_Text"><text:span text:style-name="T32">/etc/systemd</text:span></text:span><text:span text:style-name="T31"> </text:span><text:span text:style-name="T11">directory.</text:span></text:p>
      <text:p text:style-name="_5f_MyBlockPrimary"><text:span text:style-name="T11">If your system has a</text:span><text:span text:style-name="T31"> </text:span><text:span text:style-name="Source_20_Text"><text:span text:style-name="T32">/etc/init</text:span></text:span><text:span text:style-name="T31"> </text:span><text:span text:style-name="T11">directory, then your system is using Upstart. If your system has a</text:span><text:span text:style-name="T31"> </text:span><text:span text:style-name="Source_20_Text"><text:span text:style-name="T32">/etc/systemd</text:span></text:span><text:span text:style-name="T31"> </text:span><text:span text:style-name="T11">directory, then your system is using systemd. Otherwise, your system is using traditional </text:span><text:span text:style-name="Source_20_Text"><text:span text:style-name="T12">init</text:span></text:span></text:p>
      <text:p text:style-name="P13"/>
      <text:p text:style-name="_5f_MyTitle"/>
      <text:p text:style-name="_5f_MyTitle">18.11 Boot Target</text:p>
      <text:p text:style-name="P9"><text:span text:style-name="T11">Many modern systems use systemd rather than </text:span><text:span text:style-name="Source_20_Text"><text:span text:style-name="T12">init</text:span></text:span><text:span text:style-name="T11"> for setting boot targets. The following table shows the runlevel equivalents for boot targets.</text:span></text:p>
      <text:p text:style-name="P7"/>
      <table:table table:name="Table3" table:style-name="Table3" table:template-name="MyTable">
        <table:table-column table:style-name="Table3.A"/>
        <table:table-column table:style-name="Table3.B"/>
        <table:table-column table:style-name="Table3.C"/>
        <table:table-row table:style-name="Table3.1">
          <table:table-cell table:style-name="Table3.A1" office:value-type="string">
            <text:p text:style-name="P42">Runlevel</text:p>
          </table:table-cell>
          <table:table-cell table:style-name="Table3.B1" office:value-type="string">
            <text:p text:style-name="P42">Purpose</text:p>
          </table:table-cell>
          <table:table-cell table:style-name="Table3.B1" office:value-type="string">
            <text:p text:style-name="P42">systemd Target</text:p>
          </table:table-cell>
        </table:table-row>
        <table:table-row table:style-name="Table3.1">
          <table:table-cell table:style-name="Table3.A2" office:value-type="string">
            <text:p text:style-name="P40">0</text:p>
          </table:table-cell>
          <table:table-cell table:style-name="Table3.B2" office:value-type="string">
            <text:p text:style-name="P40">Halt or shut off the system</text:p>
          </table:table-cell>
          <table:table-cell table:style-name="Table3.B2" office:value-type="string">
            <text:p text:style-name="P39"><text:span text:style-name="Source_20_Text"><text:span text:style-name="T9">poweroff.target</text:span></text:span></text:p>
          </table:table-cell>
        </table:table-row>
        <table:table-row table:style-name="Table3.1">
          <table:table-cell table:style-name="Table3.A2" office:value-type="string">
            <text:p text:style-name="P40">1</text:p>
          </table:table-cell>
          <table:table-cell table:style-name="Table3.B2" office:value-type="string">
            <text:p text:style-name="P40">Single-user mode for administrative tasks</text:p>
          </table:table-cell>
          <table:table-cell table:style-name="Table3.B2" office:value-type="string">
            <text:p text:style-name="P39"><text:span text:style-name="Source_20_Text"><text:span text:style-name="T9">rescue.target</text:span></text:span></text:p>
          </table:table-cell>
        </table:table-row>
        <table:table-row table:style-name="Table3.1">
          <table:table-cell table:style-name="Table3.A2" office:value-type="string">
            <text:p text:style-name="P40">2</text:p>
          </table:table-cell>
          <table:table-cell table:style-name="Table3.B2" office:value-type="string">
            <text:p text:style-name="P40">Multi-user mode without configured network interfaces or network services</text:p>
          </table:table-cell>
          <table:table-cell table:style-name="Table3.B2" office:value-type="string">
            <text:p text:style-name="P39"><text:span text:style-name="Source_20_Text"><text:span text:style-name="T9">multi-user.target</text:span></text:span></text:p>
          </table:table-cell>
        </table:table-row>
        <table:table-row table:style-name="Table3.1">
          <table:table-cell table:style-name="Table3.A2" office:value-type="string">
            <text:p text:style-name="P40">3</text:p>
          </table:table-cell>
          <table:table-cell table:style-name="Table3.B2" office:value-type="string">
            <text:p text:style-name="P40">Normal startup of the system</text:p>
          </table:table-cell>
          <table:table-cell table:style-name="Table3.B2" office:value-type="string">
            <text:p text:style-name="P39"><text:span text:style-name="Source_20_Text"><text:span text:style-name="T9">multi-user.target</text:span></text:span></text:p>
          </table:table-cell>
        </table:table-row>
        <table:table-row table:style-name="Table3.1">
          <table:table-cell table:style-name="Table3.A2" office:value-type="string">
            <text:p text:style-name="P40">4</text:p>
          </table:table-cell>
          <table:table-cell table:style-name="Table3.B2" office:value-type="string">
            <text:p text:style-name="P40">User-definable</text:p>
          </table:table-cell>
          <table:table-cell table:style-name="Table3.B2" office:value-type="string">
            <text:p text:style-name="P39"><text:span text:style-name="Source_20_Text"><text:span text:style-name="T9">multi-user.target</text:span></text:span></text:p>
          </table:table-cell>
        </table:table-row>
        <table:table-row table:style-name="Table3.1">
          <table:table-cell table:style-name="Table3.A2" office:value-type="string">
            <text:p text:style-name="P40">5</text:p>
          </table:table-cell>
          <table:table-cell table:style-name="Table3.B2" office:value-type="string">
            <text:p text:style-name="P40">Start the system normally with a graphical display manager</text:p>
          </table:table-cell>
          <table:table-cell table:style-name="Table3.B2" office:value-type="string">
            <text:p text:style-name="P39"><text:span text:style-name="Source_20_Text"><text:span text:style-name="T9">graphical.target</text:span></text:span></text:p>
          </table:table-cell>
        </table:table-row>
        <table:table-row table:style-name="Table3.1">
          <table:table-cell table:style-name="Table3.A2" office:value-type="string">
            <text:p text:style-name="P40">6</text:p>
          </table:table-cell>
          <table:table-cell table:style-name="Table3.B2" office:value-type="string">
            <text:p text:style-name="P40">Restart the system</text:p>
          </table:table-cell>
          <table:table-cell table:style-name="Table3.B2" office:value-type="string">
            <text:p text:style-name="P39"><text:span text:style-name="Source_20_Text"><text:span text:style-name="T9">reboot.target</text:span></text:span></text:p>
          </table:table-cell>
        </table:table-row>
      </table:table>
      <text:p text:style-name="P7"/>
      <text:p text:style-name="P9"><text:span text:style-name="T11">To check the current runlevel on a Linux system, list the</text:span><text:span text:style-name="T27"> </text:span><text:span text:style-name="Source_20_Text"><text:span text:style-name="T29">/etc/systemd/system/default.target</text:span></text:span><text:span text:style-name="T27"> </text:span><text:span text:style-name="T11">file using the </text:span><text:span text:style-name="Source_20_Text"><text:span text:style-name="T34">ls -l</text:span></text:span><text:span text:style-name="T11"> command:</text:span></text:p>
      <text:p text:style-name="P13"/>
      <text:p text:style-name="Preformatted_20_Text"><text:soft-page-break/>[sysadmin@localhost ~]$ su - root</text:p>
      <text:p text:style-name="Preformatted_20_Text">Password:</text:p>
      <text:p text:style-name="Preformatted_20_Text">[root@localhost ~]# ls -l /etc/systemd/system/default.target</text:p>
      <text:p text:style-name="Preformatted_20_Text"><text:span text:style-name="T45">lrwxrwxrwx 1 root root 37 Dec <text:s/>4 14:39 </text:span><text:span text:style-name="Strong_20_Emphasis"><text:span text:style-name="T53">/etc/systemd/system/default.target</text:span></text:span><text:span text:style-name="T45"> -&gt;/lib/systemd/system/multi-user.target</text:span></text:p>
      <text:p text:style-name="P54"/>
      <text:p text:style-name="P9"><text:span text:style-name="T11">If you need to set the system to boot into single-user mode for troubleshooting or recovery operations, use the </text:span><text:span text:style-name="Source_20_Text"><text:span text:style-name="T34">systemctl enable rescue.target</text:span></text:span><text:span text:style-name="T11"> command, followed by </text:span><text:span text:style-name="Source_20_Text"><text:span text:style-name="T34">systemctl set-default rescue.target</text:span></text:span><text:span text:style-name="T11"> command:</text:span></text:p>
      <text:p text:style-name="P54"/>
      <text:p text:style-name="Preformatted_20_Text">[root@localhost ~]# systemctl enable rescue.target</text:p>
      <text:p text:style-name="Preformatted_20_Text">Created symlink /etc/systemd/system/kbrequest.target, pointing to</text:p>
      <text:p text:style-name="Preformatted_20_Text">/usr/lib/systemd/system/rescue.target.</text:p>
      <text:p text:style-name="Preformatted_20_Text">[root@localhost ~]# systemctl set-default rescue.target</text:p>
      <text:p text:style-name="Preformatted_20_Text">Removed /etc/systemd/system/default.target.</text:p>
      <text:p text:style-name="Preformatted_20_Text">Created symlink /etc/systemd/system/default.target, pointing to /usr/lib/systemd/system/rescue.target.</text:p>
      <text:p text:style-name="P5"/>
      <text:p text:style-name="P9"><text:span text:style-name="T11">To change the system to graphical mode after booting, use the </text:span><text:span text:style-name="Source_20_Text"><text:span text:style-name="T34">systemctl isolate graphical.target</text:span></text:span><text:span text:style-name="T11"> command:</text:span></text:p>
      <text:p text:style-name="P5"/>
      <text:p text:style-name="Preformatted_20_Text">[root@localhost ~]# systemctl isolate graphical.target</text:p>
      <text:p text:style-name="Preformatted_20_Text">Failed to get D-Bus connection: Operation not permitted</text:p>
      <text:p text:style-name="P19"/>
      <text:p text:style-name="_5f_MyTitle">18.12 acpid</text:p>
      <text:p text:style-name="P9"><text:span text:style-name="T11">Linux systems use the Advanced Configuration and Power Interface (ACPI) event daemon </text:span><text:span text:style-name="Source_20_Text"><text:span text:style-name="T12">acpid</text:span></text:span><text:span text:style-name="T11"> to notify user-space programs of ACPI events. The ACPI allows the kernel to configure hardware components and manage the system’s power settings, such as battery status monitoring, temperature, and more.</text:span></text:p>
      <text:p text:style-name="P9"><text:span text:style-name="T11">One example of using </text:span><text:span text:style-name="Source_20_Text"><text:span text:style-name="T34">acpid</text:span></text:span><text:span text:style-name="T11"> for power management would be having the system shut down after the user presses the power button. On modern systems, </text:span><text:span text:style-name="Source_20_Text"><text:span text:style-name="T12">acpid</text:span></text:span><text:span text:style-name="T11"> is normally started as a</text:span><text:span text:style-name="T10"> </text:span><text:span text:style-name="T11">background process during bootup and opens an event file in the</text:span><text:span text:style-name="T27"> </text:span><text:span text:style-name="Source_20_Text"><text:span text:style-name="T28">/proc/acpi</text:span></text:span><text:span text:style-name="T11"> directory. </text:span><text:soft-page-break/><text:span text:style-name="T11">For example, the </text:span><text:span text:style-name="Source_20_Text"><text:span text:style-name="T12">wakeup</text:span></text:span><text:span text:style-name="T11"> file in the</text:span><text:span text:style-name="T27"> </text:span><text:span text:style-name="Source_20_Text"><text:span text:style-name="T28">/proc/acpi</text:span></text:span><text:span text:style-name="T27"> </text:span><text:span text:style-name="T11">directory below displays the following information:</text:span></text:p>
      <text:p text:style-name="P5"/>
      <text:p text:style-name="Preformatted_20_Text"><text:span text:style-name="Strong_20_Emphasis"><text:span text:style-name="T36">sysadmin@localhost</text:span></text:span><text:span text:style-name="Strong_20_Emphasis"><text:span text:style-name="T39">:</text:span></text:span><text:span text:style-name="Strong_20_Emphasis"><text:span text:style-name="T46">~</text:span></text:span><text:span text:style-name="Strong_20_Emphasis"><text:span text:style-name="T39">$</text:span></text:span><text:span text:style-name="T40"> su -</text:span></text:p>
      <text:p text:style-name="Preformatted_20_Text">Password:</text:p>
      <text:p text:style-name="Preformatted_20_Text"><text:span text:style-name="Strong_20_Emphasis"><text:span text:style-name="T36">root@localhost</text:span></text:span><text:span text:style-name="Strong_20_Emphasis"><text:span text:style-name="T39">:</text:span></text:span><text:span text:style-name="Strong_20_Emphasis"><text:span text:style-name="T46">~</text:span></text:span><text:span text:style-name="Strong_20_Emphasis"><text:span text:style-name="T39">#</text:span></text:span><text:span text:style-name="T40"> ls -l /proc/acpi</text:span></text:p>
      <text:p text:style-name="Preformatted_20_Text">total 0</text:p>
      <text:p text:style-name="Preformatted_20_Text">-rw-r--r-- 1 root root 0 May 28 21:09 wakeup</text:p>
      <text:p text:style-name="Preformatted_20_Text"><text:span text:style-name="Strong_20_Emphasis"><text:span text:style-name="T36">root@localhost</text:span></text:span><text:span text:style-name="Strong_20_Emphasis"><text:span text:style-name="T39">:</text:span></text:span><text:span text:style-name="Strong_20_Emphasis"><text:span text:style-name="T46">~</text:span></text:span><text:span text:style-name="Strong_20_Emphasis"><text:span text:style-name="T39">#</text:span></text:span><text:span text:style-name="T40"> cat /proc/acpi/wakeup</text:span></text:p>
      <text:p text:style-name="Preformatted_20_Text">Device <text:s/>S-state <text:s text:c="2"/>Status <text:s text:c="2"/>Sysfs node</text:p>
      <text:p text:style-name="Preformatted_20_Text">PCI0 <text:s text:c="5"/>S5 <text:s text:c="3"/>*disabled <text:s/>no-bus:pci0000:00</text:p>
      <text:p text:style-name="Preformatted_20_Text"><text:span text:style-name="Strong_20_Emphasis"><text:span text:style-name="T36">root@localhost</text:span></text:span><text:span text:style-name="Strong_20_Emphasis"><text:span text:style-name="T39">:</text:span></text:span><text:span text:style-name="Strong_20_Emphasis"><text:span text:style-name="T46">~</text:span></text:span><text:span text:style-name="Strong_20_Emphasis"><text:span text:style-name="T39">#</text:span></text:span></text:p>
      <text:p text:style-name="P5"/>
      <text:p text:style-name="P9"><text:span text:style-name="T11">When the kernel sends out an ACPI event, </text:span><text:span text:style-name="Source_20_Text"><text:span text:style-name="T12">acpid</text:span></text:span><text:span text:style-name="T11"> will determine the next steps based on rules defined in configuration files in the</text:span><text:span text:style-name="Source_20_Text"><text:span text:style-name="T28"> /etc/acpi </text:span></text:span><text:span text:style-name="T11">directory. Administrators can create rules scripts in the</text:span><text:span text:style-name="Source_20_Text"><text:span text:style-name="T28"> /etc/acpi </text:span></text:span><text:span text:style-name="T11">directory to control the actions taken by the system.</text:span></text:p>
      <text:p text:style-name="P32"><text:span text:style-name="T11">The </text:span><text:span text:style-name="Source_20_Text"><text:span text:style-name="T34">acpi</text:span></text:span><text:span text:style-name="T11"> command is used to display information about system hardware ACPI settings. It’s not installed on our VM, but the above example shows a basic </text:span><text:span text:style-name="Source_20_Text"><text:span text:style-name="T34">acpi</text:span></text:span><text:span text:style-name="T11"> script in the </text:span><text:span text:style-name="Source_20_Text"><text:span text:style-name="T12">/proc/acpi</text:span></text:span><text:span text:style-name="T11"> directory that controls waking the machine up after being suspended. There are many options available to the </text:span><text:span text:style-name="Source_20_Text"><text:span text:style-name="T34">acpi</text:span></text:span><text:span text:style-name="T11"> command to display various information for power management. The table below summarizes some of the options available to the </text:span><text:span text:style-name="Source_20_Text"><text:span text:style-name="T34">acpi</text:span></text:span><text:span text:style-name="T11"> command:</text:span></text:p>
      <table:table table:name="Table4" table:style-name="Table4" table:template-name="MyTable">
        <table:table-column table:style-name="Table4.A"/>
        <table:table-column table:style-name="Table4.B"/>
        <table:table-row table:style-name="Table4.1">
          <table:table-cell table:style-name="Table4.A1" office:value-type="string">
            <text:p text:style-name="P50">Option</text:p>
          </table:table-cell>
          <table:table-cell table:style-name="Table4.B1" office:value-type="string">
            <text:p text:style-name="P50">Purpose</text:p>
          </table:table-cell>
        </table:table-row>
        <table:table-row table:style-name="Table4.1">
          <table:table-cell table:style-name="Table4.A2" office:value-type="string">
            <text:p text:style-name="P50"><text:span text:style-name="Source_20_Text">-b</text:span></text:p>
            <text:p text:style-name="P50"><text:span text:style-name="Source_20_Text">--battery</text:span></text:p>
          </table:table-cell>
          <table:table-cell table:style-name="Table4.B2" office:value-type="string">
            <text:p text:style-name="P50">Displays battery information</text:p>
          </table:table-cell>
        </table:table-row>
        <table:table-row table:style-name="Table4.1">
          <table:table-cell table:style-name="Table4.A2" office:value-type="string">
            <text:p text:style-name="P50"><text:span text:style-name="Source_20_Text">-a</text:span></text:p>
            <text:p text:style-name="P50"><text:span text:style-name="Source_20_Text">--ac-adapter</text:span></text:p>
          </table:table-cell>
          <table:table-cell table:style-name="Table4.B2" office:value-type="string">
            <text:p text:style-name="P50">Displays ac adapter information</text:p>
          </table:table-cell>
        </table:table-row>
        <table:table-row table:style-name="Table4.1">
          <table:table-cell table:style-name="Table4.A2" office:value-type="string">
            <text:p text:style-name="P50"><text:span text:style-name="Source_20_Text">-t</text:span></text:p>
            <text:p text:style-name="P50"><text:span text:style-name="Source_20_Text">--thermal</text:span></text:p>
          </table:table-cell>
          <table:table-cell table:style-name="Table4.B2" office:value-type="string">
            <text:p text:style-name="P50">Displays thermal information</text:p>
          </table:table-cell>
        </table:table-row>
        <table:table-row table:style-name="Table4.1">
          <table:table-cell table:style-name="Table4.A2" office:value-type="string">
            <text:p text:style-name="P50"><text:span text:style-name="Source_20_Text">-c</text:span></text:p>
            <text:p text:style-name="P50"><text:span text:style-name="Source_20_Text">--cooling</text:span></text:p>
          </table:table-cell>
          <table:table-cell table:style-name="Table4.B2" office:value-type="string">
            <text:p text:style-name="P50">Displays cooling device information</text:p>
          </table:table-cell>
        </table:table-row>
        <text:soft-page-break/>
        <table:table-row table:style-name="Table4.1">
          <table:table-cell table:style-name="Table4.A2" office:value-type="string">
            <text:p text:style-name="P50"><text:span text:style-name="Source_20_Text">-s</text:span></text:p>
            <text:p text:style-name="P50"><text:span text:style-name="Source_20_Text">--show-empty</text:span></text:p>
          </table:table-cell>
          <table:table-cell table:style-name="Table4.B2" office:value-type="string">
            <text:p text:style-name="P50">Displays non-operational devices</text:p>
          </table:table-cell>
        </table:table-row>
        <table:table-row table:style-name="Table4.1">
          <table:table-cell table:style-name="Table4.A2" office:value-type="string">
            <text:p text:style-name="P50"><text:span text:style-name="Source_20_Text">-f</text:span></text:p>
            <text:p text:style-name="P50"><text:span text:style-name="Source_20_Text">--fahrenheit</text:span></text:p>
          </table:table-cell>
          <table:table-cell table:style-name="Table4.B2" office:value-type="string">
            <text:p text:style-name="P50">Uses Fahrenheit as the temperature unit instead of the default, Celsius</text:p>
          </table:table-cell>
        </table:table-row>
        <table:table-row table:style-name="Table4.1">
          <table:table-cell table:style-name="Table4.A2" office:value-type="string">
            <text:p text:style-name="P50"><text:span text:style-name="Source_20_Text">-i</text:span></text:p>
            <text:p text:style-name="P50"><text:span text:style-name="Source_20_Text">--details</text:span></text:p>
          </table:table-cell>
          <table:table-cell table:style-name="Table4.B2" office:value-type="string">
            <text:p text:style-name="P50">Displays additional details if they are available; battery capacity and temperature trip points</text:p>
          </table:table-cell>
        </table:table-row>
      </table:table>
      <text:p text:style-name="P15"/>
      <text:p text:style-name="P15"/>
      <text:p text:style-name="P56">In some point in history Portugal was a part of Span and Catalonia was an interdependent country. In reality they are the same people, But that is not a reason for a country to invaded another in today’s World.</text:p>
      <text:p text:style-name="P56"/>
      <text:p text:style-name="P24"><text:span text:style-name="T25">2</text:span><text:span text:style-name="T26">nd</text:span><text:span text:style-name="T24"> Ukraine is in war and invaded, it is under martial law, <text:s/>the</text:span></text:p>
      <text:h text:style-name="P11" text:outline-level="2"><text:soft-page-break/></text:h>
      <text:h text:style-name="P11" text:outline-level="2"/>
      <text:h text:style-name="P11" text:outline-level="2"/>
      <text:h text:style-name="P11" text:outline-level="2"/>
      <text:h text:style-name="P11" text:outline-level="2"/>
      <text:h text:style-name="P11" text:outline-level="2"/>
      <text:h text:style-name="P11" text:outline-level="2"/>
      <text:h text:style-name="P11" text:outline-level="2"/>
      <text:h text:style-name="P11" text:outline-level="2"/>
      <text:h text:style-name="P11" text:outline-level="2"/>
      <text:h text:style-name="P11" text:outline-level="2"/>
      <text:h text:style-name="P11" text:outline-level="2"/>
      <text:h text:style-name="P11" text:outline-level="2"/>
      <text:h text:style-name="P12"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urier New" svg:font-family="'Courier New', monospace"/>
    <style:font-face style:name="Helvetica Neue" svg:font-family="'Helvetica Neue',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Fira Code" svg:font-family="'Fira Code'" style:font-pitch="variable"/>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1043in" loext:contextual-spacing="false" fo:line-height="115%" fo:orphans="2" fo:widows="2" fo:text-indent="0in"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left="0in" fo:margin-right="0in" fo:margin-top="0.139in" fo:margin-bottom="0.0835in" loext:contextual-spacing="false" fo:line-height="142%" fo:orphans="2" fo:widows="2" fo:text-indent="0in" style:auto-text-indent="false"/>
      <style:text-properties fo:font-variant="normal" fo:text-transform="none" fo:color="#333333" style:font-name="Helvetica Neue" fo:font-family="'Helvetica Neue', Helvetica, Arial, sans-serif" fo:font-size="22.5pt" fo:letter-spacing="normal" fo:font-style="normal" style:text-underline-style="none" fo:font-weight="normal" style:font-name-asian="Noto Sans CJK SC" style:font-family-asian="'Noto Sans CJK SC'" style:font-family-generic-asian="system" style:font-pitch-asian="variable" style:font-size-asian="13pt" style:font-weight-asian="bold" style:font-name-complex="Lohit Devanagari" style:font-family-complex="'Lohit Devanagari'" style:font-family-generic-complex="system"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loext:graphic-properties draw:fill="solid" draw:fill-color="#333333" draw:opacity="100%"/>
      <style:paragraph-properties fo:margin-left="0in" fo:margin-right="0in" fo:margin-top="0in" fo:margin-bottom="0.0598in" loext:contextual-spacing="false" fo:line-height="142%" fo:orphans="2" fo:widows="2" fo:text-indent="0in" style:auto-text-indent="false" fo:background-color="#333333" fo:padding="0.0598in" fo:border="none"/>
      <style:text-properties fo:font-variant="normal" fo:text-transform="none" fo:color="#eeeeee" style:font-name="Consolas" fo:font-family="Consolas" style:font-family-generic="swiss" style:font-pitch="fixed" fo:font-size="12pt" fo:letter-spacing="normal" fo:font-style="normal" fo:font-weight="normal" style:font-name-asian="Noto Sans Mono CJK SC" style:font-family-asian="'Noto Sans Mono CJK SC'" style:font-family-generic-asian="modern" style:font-pitch-asian="fixed" style:font-size-asian="12pt" style:font-name-complex="Liberation Mono" style:font-family-complex="'Liberation Mono'" style:font-family-generic-complex="modern" style:font-pitch-complex="fixed" style:font-size-complex="12pt"/>
    </style:style>
    <style:style style:name="Table_20_Contents" style:display-name="Table Contents" style:family="paragraph" style:parent-style-name="Standard" style:class="extra">
      <loext:graphic-properties draw:fill="none" draw:fill-color="#729fcf"/>
      <style:paragraph-properties fo:margin-left="0.0402in" fo:margin-right="0in" fo:margin-top="0.0402in" fo:margin-bottom="0in" loext:contextual-spacing="false" fo:line-height="142%" fo:text-align="start" style:justify-single-word="false" fo:orphans="0" fo:widows="0" fo:text-indent="0in" style:auto-text-indent="false" fo:background-color="transparent" text:number-lines="false" text:line-number="0"/>
      <style:text-properties style:font-name="Lato" fo:font-family="Lato" style:font-pitch="variable" fo:font-size="13pt" style:font-size-asian="13pt" style:font-size-complex="13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de" style:family="paragraph" style:parent-style-name="Preformatted_20_Text">
      <loext:graphic-properties draw:fill="solid" draw:fill-color="#f5f5f5" draw:opacity="100%"/>
      <style:paragraph-properties fo:margin-left="0.0209in" fo:margin-right="0.0209in" fo:margin-top="0.0209in" fo:margin-bottom="0.0209in" loext:contextual-spacing="false" fo:line-height="142%" fo:orphans="2" fo:widows="2" fo:text-indent="0in" style:auto-text-indent="false" fo:background-color="#f5f5f5" fo:padding="0.0598in" fo:border="0.06pt solid #cccccc"/>
      <style:text-properties fo:font-variant="normal" fo:text-transform="none" fo:color="#333333" style:font-name="Consolas" fo:font-family="Consolas" style:font-family-generic="swiss" style:font-pitch="fixed" fo:font-size="12pt" fo:letter-spacing="normal" fo:font-style="normal" fo:font-weight="normal" style:font-size-asian="12pt" style:font-size-complex="12pt"/>
    </style:style>
    <style:style style:name="_5f_MyBlockPrimary" style:display-name="_MyBlockPrimary" style:family="paragraph" style:parent-style-name="Standard">
      <loext:graphic-properties draw:fill="solid" draw:fill-color="#e0ffff" draw:opacity="100%"/>
      <style:paragraph-properties fo:margin-left="0in" fo:margin-right="0in" fo:line-height="142%" fo:orphans="2" fo:widows="2" fo:text-indent="0in" style:auto-text-indent="false" fo:background-color="#e0ffff" fo:padding="0.0799in" fo:border="0.06pt solid #000000"/>
      <style:text-properties fo:font-variant="normal" fo:text-transform="none" fo:color="#333333" style:font-name="Lato" fo:font-family="Lato" style:font-pitch="variable" fo:font-size="13pt" fo:letter-spacing="normal" fo:font-style="normal" fo:font-weight="normal" style:font-size-asian="13pt" style:font-size-complex="13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lockWarning" style:family="paragraph" style:parent-style-name="_5f_MyBlockPrimary">
      <loext:graphic-properties draw:fill="solid" draw:fill-color="#ffffe0" draw:opacity="100%"/>
      <style:paragraph-properties fo:background-color="#ffffe0"/>
    </style:style>
    <style:style style:name="_5f_MyTitle" style:display-name="_MyTitle" style:family="paragraph" style:parent-style-name="Standard">
      <style:paragraph-properties fo:margin-left="0in" fo:margin-right="0in" fo:line-height="142%" fo:orphans="2" fo:widows="2" fo:text-indent="0in" style:auto-text-indent="false"/>
      <style:text-properties fo:font-variant="normal" fo:text-transform="none" fo:color="#333333" style:text-line-through-style="none" style:text-line-through-type="none" style:font-name="Lato" fo:font-family="Lato" style:font-pitch="variable" fo:font-size="22pt" fo:letter-spacing="normal" fo:font-style="normal" style:text-underline-style="none" fo:font-weight="normal" style:text-blinking="false" fo:background-color="transparent" style:font-name-asian="Noto Sans CJK SC" style:font-family-asian="'Noto Sans CJK SC'" style:font-family-generic-asian="system" style:font-pitch-asian="variable" style:font-size-asian="22pt" style:font-weight-asian="bold" style:font-name-complex="Lohit Devanagari" style:font-family-complex="'Lohit Devanagari'" style:font-family-generic-complex="system" style:font-pitch-complex="variable" style:font-size-complex="22pt" style:font-weight-complex="bold"/>
    </style:style>
    <style:style style:name="MyTable" style:family="paragraph" style:parent-style-name="Table_20_Contents">
      <style:paragraph-properties fo:line-height="142%" fo:text-align="start" style:justify-single-word="false"/>
      <style:text-properties style:use-window-font-color="true" style:text-outline="false" style:text-line-through-style="none" style:text-line-through-type="none" style:font-name="Lato" fo:font-family="Lato" style:font-pitch="variable" fo:font-size="13pt" fo:font-style="normal" fo:text-shadow="none" style:text-underline-style="none" fo:font-weight="normal" style:font-size-asian="13pt" style:font-style-asian="normal" style:font-weight-asian="normal" style:font-size-complex="13pt" style:font-style-complex="normal" style:font-weight-complex="normal" style:text-overline-style="none" style:text-overline-color="font-color"/>
    </style:style>
    <style:style style:name="_5f_MyGrayBlock" style:display-name="_MyGrayBlock" style:family="paragraph" style:parent-style-name="Standard">
      <loext:graphic-properties draw:fill="solid" draw:fill-color="#f5f5f5" draw:opacity="100%"/>
      <style:paragraph-properties fo:margin-left="0in" fo:margin-right="0in" fo:margin-top="0in" fo:margin-bottom="0.1043in" loext:contextual-spacing="false" fo:line-height="142%" fo:orphans="2" fo:widows="2" fo:text-indent="0in" style:auto-text-indent="false" fo:background-color="#f5f5f5" fo:padding="0.0799in" fo:border="0.06pt solid #cccccc"/>
      <style:text-properties fo:font-variant="normal" fo:text-transform="none" fo:color="#333333" style:font-name="Consolas" fo:font-family="Consolas" style:font-family-generic="swiss" style:font-pitch="fixed" fo:font-size="12pt" fo:letter-spacing="normal" fo:font-style="normal" fo:font-weight="normal" style:font-size-asian="12pt" style:font-size-complex="12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MyTable.1" style:family="table-cell">
      <style:table-cell-properties fo:background-color="#dee7e5" fo:border-right="0.06pt solid #168253" fo:border-top="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2" style:family="table-cell">
      <style:table-cell-properties fo:border-righ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3" style:family="table-cell">
      <style:table-cell-properties fo:border-lef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4" style:family="table-cell">
      <style:table-cell-properties fo:border-righ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5" style:family="table-cell">
      <style:table-cell-properties fo:border-righ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6" style:family="table-cell">
      <style:table-cell-properties fo:border-lef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7" style:family="table-cell">
      <style:table-cell-properties fo:border-righ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8" style:family="table-cell">
      <style:table-cell-properties fo:border-righ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9" style:family="table-cell">
      <style:table-cell-properties fo:border-righ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10" style:family="table-cell">
      <style:table-cell-properties fo:border-righ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11" style:family="table-cell">
      <style:table-cell-properties fo:background-color="#dee7e5" fo:border-left="0.06pt solid #168253" fo:border-top="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12" style:family="table-cell">
      <style:table-cell-properties fo:background-color="#dee7e5" fo:border-right="0.06pt solid #168253" fo:border-top="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13" style:family="table-cell">
      <style:table-cell-properties fo:border-lef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14" style:family="table-cell">
      <style:table-cell-properties fo:border-righ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15" style:family="table-cell">
      <style:table-cell-properties fo:background-color="#dee7e5" fo:border-right="0.06pt solid #168253" fo:border-top="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16" style:family="table-cell">
      <style:table-cell-properties fo:border-righ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table:table-template table:name="MyTable" table:first-row-end-column="row" table:first-row-start-column="row" table:last-row-end-column="row" table:last-row-start-column="row">
      <table:first-row table:style-name="MyTable.1"/>
      <table:last-row table:style-name="MyTable.2"/>
      <table:first-column table:style-name="MyTable.3"/>
      <table:last-column table:style-name="MyTable.4"/>
      <table:body table:style-name="MyTable.9"/>
      <table:even-rows table:style-name="MyTable.5"/>
      <table:odd-rows table:style-name="MyTable.6"/>
      <table:even-columns table:style-name="MyTable.7"/>
      <table:odd-columns table:style-name="MyTable.8"/>
      <table:background table:style-name="MyTable.10"/>
      <loext:first-row-even-column table:style-name="MyTable.15"/>
      <loext:last-row-even-column table:style-name="MyTable.16"/>
      <loext:first-row-end-column table:style-name="MyTable.12"/>
      <loext:first-row-start-column table:style-name="MyTable.11"/>
      <loext:last-row-end-column table:style-name="MyTable.14"/>
      <loext:last-row-start-column table:style-name="MyTable.13"/>
    </table:table-template>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5T16:54:01.285777815</meta:creation-date>
    <dc:date>2022-02-26T19:21:24.560617208</dc:date>
    <meta:editing-duration>PT7H45M4S</meta:editing-duration>
    <meta:editing-cycles>65</meta:editing-cycles>
    <meta:generator>LibreOffice/6.4.7.2$Linux_X86_64 LibreOffice_project/40$Build-2</meta:generator>
    <meta:document-statistic meta:table-count="4" meta:image-count="0" meta:object-count="0" meta:page-count="26" meta:paragraph-count="447" meta:word-count="6107" meta:character-count="39005" meta:non-whitespace-character-count="32921"/>
  </office:meta>
</office:document-meta>
</file>